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203cm" svg:height="9.004cm" svg:x="15.67cm" svg:y="110.685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 Sheet1.H246:Sheet1.H246 Sheet1.H247:Sheet1.H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613cm" svg:height="9.004cm" svg:x="15.394cm" svg:y="125.214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 Sheet1.H278:Sheet1.H278 Sheet1.H279:Sheet1.H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901cm" svg:height="9.005cm" svg:x="15.367cm" svg:y="149.067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434cm" svg:height="9.004cm" svg:x="15.148cm" svg:y="182.535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.599cm" svg:height="14.556cm" svg:x="36.322cm" svg:y="110.711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35220" calcext:value-type="float">
            <text:p>335220</text:p>
          </table:table-cell>
          <table:table-cell office:value-type="float" office:value="96433" calcext:value-type="float">
            <text:p>96433</text:p>
          </table:table-cell>
          <table:table-cell office:value-type="float" office:value="386" calcext:value-type="float">
            <text:p>386</text:p>
          </table:table-cell>
          <table:table-cell office:value-type="float" office:value="87012" calcext:value-type="float">
            <text:p>87012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33.522" calcext:value-type="float">
            <text:p>33.522</text:p>
          </table:table-cell>
          <table:table-cell table:formula="of:=[.G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51474" calcext:value-type="float">
            <text:p>351474</text:p>
          </table:table-cell>
          <table:table-cell office:value-type="float" office:value="112881" calcext:value-type="float">
            <text:p>112881</text:p>
          </table:table-cell>
          <table:table-cell office:value-type="float" office:value="16834" calcext:value-type="float">
            <text:p>16834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35.1474" calcext:value-type="float">
            <text:p>35.1474</text:p>
          </table:table-cell>
          <table:table-cell table:formula="of:=[.Y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2491" calcext:value-type="float">
            <text:p>352491</text:p>
          </table:table-cell>
          <table:table-cell office:value-type="float" office:value="112880" calcext:value-type="float">
            <text:p>112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35.2491" calcext:value-type="float">
            <text:p>35.2491</text:p>
          </table:table-cell>
          <table:table-cell table:formula="of:=[.Y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52489" calcext:value-type="float">
            <text:p>352489</text:p>
          </table:table-cell>
          <table:table-cell office:value-type="float" office:value="112882" calcext:value-type="float">
            <text:p>112882</text:p>
          </table:table-cell>
          <table:table-cell office:value-type="float" office:value="16835" calcext:value-type="float">
            <text:p>16835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35.2489" calcext:value-type="float">
            <text:p>35.2489</text:p>
          </table:table-cell>
          <table:table-cell table:formula="of:=[.Y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50386" calcext:value-type="float">
            <text:p>350386</text:p>
          </table:table-cell>
          <table:table-cell office:value-type="float" office:value="112881" calcext:value-type="float">
            <text:p>112881</text:p>
          </table:table-cell>
          <table:table-cell office:value-type="float" office:value="16834" calcext:value-type="float">
            <text:p>16834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35.0386" calcext:value-type="float">
            <text:p>35.0386</text:p>
          </table:table-cell>
          <table:table-cell table:formula="of:=[.Y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1403" calcext:value-type="float">
            <text:p>351403</text:p>
          </table:table-cell>
          <table:table-cell office:value-type="float" office:value="112880" calcext:value-type="float">
            <text:p>112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35.1403" calcext:value-type="float">
            <text:p>35.1403</text:p>
          </table:table-cell>
          <table:table-cell table:formula="of:=[.Y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51401" calcext:value-type="float">
            <text:p>351401</text:p>
          </table:table-cell>
          <table:table-cell office:value-type="float" office:value="112882" calcext:value-type="float">
            <text:p>112882</text:p>
          </table:table-cell>
          <table:table-cell office:value-type="float" office:value="16835" calcext:value-type="float">
            <text:p>16835</text:p>
          </table:table-cell>
          <table:table-cell office:value-type="float" office:value="120036" calcext:value-type="float">
            <text:p>1200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35.1401" calcext:value-type="float">
            <text:p>35.1401</text:p>
          </table:table-cell>
          <table:table-cell table:formula="of:=[.Y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51162" calcext:value-type="float">
            <text:p>351162</text:p>
          </table:table-cell>
          <table:table-cell office:value-type="float" office:value="132529" calcext:value-type="float">
            <text:p>132529</text:p>
          </table:table-cell>
          <table:table-cell office:value-type="float" office:value="36482" calcext:value-type="float">
            <text:p>36482</text:p>
          </table:table-cell>
          <table:table-cell office:value-type="float" office:value="137572" calcext:value-type="float">
            <text:p>137572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35.1162" calcext:value-type="float">
            <text:p>35.1162</text:p>
          </table:table-cell>
          <table:table-cell table:formula="of:=[.Y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0067" calcext:value-type="float">
            <text:p>350067</text:p>
          </table:table-cell>
          <table:table-cell office:value-type="float" office:value="130416" calcext:value-type="float">
            <text:p>130416</text:p>
          </table:table-cell>
          <table:table-cell office:value-type="float" office:value="34369" calcext:value-type="float">
            <text:p>34369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35.0067" calcext:value-type="float">
            <text:p>35.0067</text:p>
          </table:table-cell>
          <table:table-cell table:formula="of:=[.Y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50065" calcext:value-type="float">
            <text:p>350065</text:p>
          </table:table-cell>
          <table:table-cell office:value-type="float" office:value="130418" calcext:value-type="float">
            <text:p>130418</text:p>
          </table:table-cell>
          <table:table-cell office:value-type="float" office:value="34371" calcext:value-type="float">
            <text:p>34371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35.0065" calcext:value-type="float">
            <text:p>35.0065</text:p>
          </table:table-cell>
          <table:table-cell table:formula="of:=[.Y1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50138" calcext:value-type="float">
            <text:p>350138</text:p>
          </table:table-cell>
          <table:table-cell office:value-type="float" office:value="132593" calcext:value-type="float">
            <text:p>132593</text:p>
          </table:table-cell>
          <table:table-cell office:value-type="float" office:value="36546" calcext:value-type="float">
            <text:p>36546</text:p>
          </table:table-cell>
          <table:table-cell office:value-type="float" office:value="137572" calcext:value-type="float">
            <text:p>137572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35.0138" calcext:value-type="float">
            <text:p>35.0138</text:p>
          </table:table-cell>
          <table:table-cell table:formula="of:=[.Y1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0003" calcext:value-type="float">
            <text:p>350003</text:p>
          </table:table-cell>
          <table:table-cell office:value-type="float" office:value="131440" calcext:value-type="float">
            <text:p>131440</text:p>
          </table:table-cell>
          <table:table-cell office:value-type="float" office:value="35393" calcext:value-type="float">
            <text:p>35393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35.0003" calcext:value-type="float">
            <text:p>35.0003</text:p>
          </table:table-cell>
          <table:table-cell table:formula="of:=[.Y1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50001" calcext:value-type="float">
            <text:p>350001</text:p>
          </table:table-cell>
          <table:table-cell office:value-type="float" office:value="131442" calcext:value-type="float">
            <text:p>131442</text:p>
          </table:table-cell>
          <table:table-cell office:value-type="float" office:value="35395" calcext:value-type="float">
            <text:p>3539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35.0001" calcext:value-type="float">
            <text:p>35.0001</text:p>
          </table:table-cell>
          <table:table-cell table:formula="of:=[.Y1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15960" calcext:value-type="float">
            <text:p>315960</text:p>
          </table:table-cell>
          <table:table-cell office:value-type="float" office:value="97327" calcext:value-type="float">
            <text:p>97327</text:p>
          </table:table-cell>
          <table:table-cell office:value-type="float" office:value="1280" calcext:value-type="float">
            <text:p>1280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31.596" calcext:value-type="float">
            <text:p>31.596</text:p>
          </table:table-cell>
          <table:table-cell table:formula="of:=[.Y1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740" calcext:value-type="float">
            <text:p>317740</text:p>
          </table:table-cell>
          <table:table-cell office:value-type="float" office:value="98152" calcext:value-type="float">
            <text:p>98152</text:p>
          </table:table-cell>
          <table:table-cell office:value-type="float" office:value="2105" calcext:value-type="float">
            <text:p>210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31.774" calcext:value-type="float">
            <text:p>31.774</text:p>
          </table:table-cell>
          <table:table-cell table:formula="of:=[.Y1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17736" calcext:value-type="float">
            <text:p>317736</text:p>
          </table:table-cell>
          <table:table-cell office:value-type="float" office:value="98152" calcext:value-type="float">
            <text:p>98152</text:p>
          </table:table-cell>
          <table:table-cell office:value-type="float" office:value="2105" calcext:value-type="float">
            <text:p>210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31.7736" calcext:value-type="float">
            <text:p>31.7736</text:p>
          </table:table-cell>
          <table:table-cell table:formula="of:=[.Y1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5896" calcext:value-type="float">
            <text:p>315896</text:p>
          </table:table-cell>
          <table:table-cell office:value-type="float" office:value="98351" calcext:value-type="float">
            <text:p>98351</text:p>
          </table:table-cell>
          <table:table-cell office:value-type="float" office:value="2304" calcext:value-type="float">
            <text:p>2304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31.5896" calcext:value-type="float">
            <text:p>31.5896</text:p>
          </table:table-cell>
          <table:table-cell table:formula="of:=[.Y1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676" calcext:value-type="float">
            <text:p>317676</text:p>
          </table:table-cell>
          <table:table-cell office:value-type="float" office:value="99176" calcext:value-type="float">
            <text:p>99176</text:p>
          </table:table-cell>
          <table:table-cell office:value-type="float" office:value="3129" calcext:value-type="float">
            <text:p>3129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31.7676" calcext:value-type="float">
            <text:p>31.7676</text:p>
          </table:table-cell>
          <table:table-cell table:formula="of:=[.Y1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17672" calcext:value-type="float">
            <text:p>317672</text:p>
          </table:table-cell>
          <table:table-cell office:value-type="float" office:value="99176" calcext:value-type="float">
            <text:p>99176</text:p>
          </table:table-cell>
          <table:table-cell office:value-type="float" office:value="3129" calcext:value-type="float">
            <text:p>3129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31.7672" calcext:value-type="float">
            <text:p>31.7672</text:p>
          </table:table-cell>
          <table:table-cell table:formula="of:=[.Y1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14808" calcext:value-type="float">
            <text:p>314808</text:p>
          </table:table-cell>
          <table:table-cell office:value-type="float" office:value="96303" calcext:value-type="float">
            <text:p>96303</text:p>
          </table:table-cell>
          <table:table-cell office:value-type="float" office:value="256" calcext:value-type="float">
            <text:p>256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31.4808" calcext:value-type="float">
            <text:p>31.4808</text:p>
          </table:table-cell>
          <table:table-cell table:formula="of:=[.Y2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6652" calcext:value-type="float">
            <text:p>316652</text:p>
          </table:table-cell>
          <table:table-cell office:value-type="float" office:value="97192" calcext:value-type="float">
            <text:p>97192</text:p>
          </table:table-cell>
          <table:table-cell office:value-type="float" office:value="1145" calcext:value-type="float">
            <text:p>114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31.6652" calcext:value-type="float">
            <text:p>31.6652</text:p>
          </table:table-cell>
          <table:table-cell table:formula="of:=[.Y2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16648" calcext:value-type="float">
            <text:p>316648</text:p>
          </table:table-cell>
          <table:table-cell office:value-type="float" office:value="97192" calcext:value-type="float">
            <text:p>97192</text:p>
          </table:table-cell>
          <table:table-cell office:value-type="float" office:value="1145" calcext:value-type="float">
            <text:p>114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31.6648" calcext:value-type="float">
            <text:p>31.6648</text:p>
          </table:table-cell>
          <table:table-cell table:formula="of:=[.Y2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4744" calcext:value-type="float">
            <text:p>314744</text:p>
          </table:table-cell>
          <table:table-cell office:value-type="float" office:value="97327" calcext:value-type="float">
            <text:p>97327</text:p>
          </table:table-cell>
          <table:table-cell office:value-type="float" office:value="1280" calcext:value-type="float">
            <text:p>1280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31.4744" calcext:value-type="float">
            <text:p>31.4744</text:p>
          </table:table-cell>
          <table:table-cell table:formula="of:=[.Y2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6588" calcext:value-type="float">
            <text:p>316588</text:p>
          </table:table-cell>
          <table:table-cell office:value-type="float" office:value="98216" calcext:value-type="float">
            <text:p>98216</text:p>
          </table:table-cell>
          <table:table-cell office:value-type="float" office:value="2169" calcext:value-type="float">
            <text:p>2169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31.6588" calcext:value-type="float">
            <text:p>31.6588</text:p>
          </table:table-cell>
          <table:table-cell table:formula="of:=[.Y2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16584" calcext:value-type="float">
            <text:p>316584</text:p>
          </table:table-cell>
          <table:table-cell office:value-type="float" office:value="98216" calcext:value-type="float">
            <text:p>98216</text:p>
          </table:table-cell>
          <table:table-cell office:value-type="float" office:value="2169" calcext:value-type="float">
            <text:p>2169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31.6584" calcext:value-type="float">
            <text:p>31.6584</text:p>
          </table:table-cell>
          <table:table-cell table:formula="of:=[.Y2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13720" calcext:value-type="float">
            <text:p>313720</text:p>
          </table:table-cell>
          <table:table-cell office:value-type="float" office:value="96239" calcext:value-type="float">
            <text:p>96239</text:p>
          </table:table-cell>
          <table:table-cell office:value-type="float" office:value="192" calcext:value-type="float">
            <text:p>192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31.372" calcext:value-type="float">
            <text:p>31.372</text:p>
          </table:table-cell>
          <table:table-cell table:formula="of:=[.Y2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5564" calcext:value-type="float">
            <text:p>315564</text:p>
          </table:table-cell>
          <table:table-cell office:value-type="float" office:value="97128" calcext:value-type="float">
            <text:p>97128</text:p>
          </table:table-cell>
          <table:table-cell office:value-type="float" office:value="1081" calcext:value-type="float">
            <text:p>1081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31.5564" calcext:value-type="float">
            <text:p>31.5564</text:p>
          </table:table-cell>
          <table:table-cell table:formula="of:=[.Y2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15560" calcext:value-type="float">
            <text:p>315560</text:p>
          </table:table-cell>
          <table:table-cell office:value-type="float" office:value="97128" calcext:value-type="float">
            <text:p>97128</text:p>
          </table:table-cell>
          <table:table-cell office:value-type="float" office:value="1081" calcext:value-type="float">
            <text:p>1081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31.556" calcext:value-type="float">
            <text:p>31.556</text:p>
          </table:table-cell>
          <table:table-cell table:formula="of:=[.Y2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3656" calcext:value-type="float">
            <text:p>313656</text:p>
          </table:table-cell>
          <table:table-cell office:value-type="float" office:value="97263" calcext:value-type="float">
            <text:p>97263</text:p>
          </table:table-cell>
          <table:table-cell office:value-type="float" office:value="1216" calcext:value-type="float">
            <text:p>1216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31.3656" calcext:value-type="float">
            <text:p>31.3656</text:p>
          </table:table-cell>
          <table:table-cell table:formula="of:=[.Y2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5500" calcext:value-type="float">
            <text:p>315500</text:p>
          </table:table-cell>
          <table:table-cell office:value-type="float" office:value="98152" calcext:value-type="float">
            <text:p>98152</text:p>
          </table:table-cell>
          <table:table-cell office:value-type="float" office:value="2105" calcext:value-type="float">
            <text:p>210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4" calcext:value-type="float">
            <text:p>954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31.55" calcext:value-type="float">
            <text:p>31.55</text:p>
          </table:table-cell>
          <table:table-cell table:formula="of:=[.Y3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15496" calcext:value-type="float">
            <text:p>315496</text:p>
          </table:table-cell>
          <table:table-cell office:value-type="float" office:value="98152" calcext:value-type="float">
            <text:p>98152</text:p>
          </table:table-cell>
          <table:table-cell office:value-type="float" office:value="2105" calcext:value-type="float">
            <text:p>2105</text:p>
          </table:table-cell>
          <table:table-cell office:value-type="float" office:value="137636" calcext:value-type="float">
            <text:p>137636</text:p>
          </table:table-cell>
          <table:table-cell office:value-type="float" office:value="31886" calcext:value-type="float">
            <text:p>31886</text:p>
          </table:table-cell>
          <table:table-cell office:value-type="float" office:value="952" calcext:value-type="float">
            <text:p>952</text:p>
          </table:table-cell>
          <table:table-cell office:value-type="float" office:value="131132" calcext:value-type="float">
            <text:p>131132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31.5496" calcext:value-type="float">
            <text:p>31.5496</text:p>
          </table:table-cell>
          <table:table-cell table:formula="of:=[.Y3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9958" calcext:value-type="float">
            <text:p>169958</text:p>
          </table:table-cell>
          <table:table-cell office:value-type="float" office:value="338922" calcext:value-type="float">
            <text:p>338922</text:p>
          </table:table-cell>
          <table:table-cell office:value-type="float" office:value="96433" calcext:value-type="float">
            <text:p>96433</text:p>
          </table:table-cell>
          <table:table-cell office:value-type="float" office:value="386" calcext:value-type="float">
            <text:p>386</text:p>
          </table:table-cell>
          <table:table-cell office:value-type="float" office:value="87016" calcext:value-type="float">
            <text:p>87016</text:p>
          </table:table-cell>
          <table:table-cell office:value-type="float" office:value="31885" calcext:value-type="float">
            <text:p>31885</text:p>
          </table:table-cell>
          <table:table-cell office:value-type="float" office:value="1841" calcext:value-type="float">
            <text:p>184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6.9958" calcext:value-type="float">
            <text:p>16.9958</text:p>
          </table:table-cell>
          <table:table-cell table:formula="of:=[.Y3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808" calcext:value-type="float">
            <text:p>168808</text:p>
          </table:table-cell>
          <table:table-cell office:value-type="float" office:value="336848" calcext:value-type="float">
            <text:p>336848</text:p>
          </table:table-cell>
          <table:table-cell office:value-type="float" office:value="96434" calcext:value-type="float">
            <text:p>96434</text:p>
          </table:table-cell>
          <table:table-cell office:value-type="float" office:value="387" calcext:value-type="float">
            <text:p>387</text:p>
          </table:table-cell>
          <table:table-cell office:value-type="float" office:value="87016" calcext:value-type="float">
            <text:p>87016</text:p>
          </table:table-cell>
          <table:table-cell office:value-type="float" office:value="31885" calcext:value-type="float">
            <text:p>31885</text:p>
          </table:table-cell>
          <table:table-cell office:value-type="float" office:value="804" calcext:value-type="float">
            <text:p>80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16.8808" calcext:value-type="float">
            <text:p>16.8808</text:p>
          </table:table-cell>
          <table:table-cell table:formula="of:=[.Y3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6835" calcext:value-type="float">
            <text:p>176835</text:p>
          </table:table-cell>
          <table:table-cell office:value-type="float" office:value="352791" calcext:value-type="float">
            <text:p>352791</text:p>
          </table:table-cell>
          <table:table-cell office:value-type="float" office:value="112879" calcext:value-type="float">
            <text:p>112879</text:p>
          </table:table-cell>
          <table:table-cell office:value-type="float" office:value="16832" calcext:value-type="float">
            <text:p>16832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651" calcext:value-type="float">
            <text:p>65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7.6835" calcext:value-type="float">
            <text:p>17.6835</text:p>
          </table:table-cell>
          <table:table-cell table:formula="of:=[.Y3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552" calcext:value-type="float">
            <text:p>176552</text:p>
          </table:table-cell>
          <table:table-cell office:value-type="float" office:value="352352" calcext:value-type="float">
            <text:p>352352</text:p>
          </table:table-cell>
          <table:table-cell office:value-type="float" office:value="112880" calcext:value-type="float">
            <text:p>112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431" calcext:value-type="float">
            <text:p>43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17.6552" calcext:value-type="float">
            <text:p>17.6552</text:p>
          </table:table-cell>
          <table:table-cell table:formula="of:=[.Y3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596" calcext:value-type="float">
            <text:p>177596</text:p>
          </table:table-cell>
          <table:table-cell office:value-type="float" office:value="354158" calcext:value-type="float">
            <text:p>354158</text:p>
          </table:table-cell>
          <table:table-cell office:value-type="float" office:value="112881" calcext:value-type="float">
            <text:p>112881</text:p>
          </table:table-cell>
          <table:table-cell office:value-type="float" office:value="16834" calcext:value-type="float">
            <text:p>16834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2031" calcext:value-type="float">
            <text:p>203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7.7596" calcext:value-type="float">
            <text:p>17.7596</text:p>
          </table:table-cell>
          <table:table-cell table:formula="of:=[.Y3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7137" calcext:value-type="float">
            <text:p>177137</text:p>
          </table:table-cell>
          <table:table-cell office:value-type="float" office:value="353487" calcext:value-type="float">
            <text:p>353487</text:p>
          </table:table-cell>
          <table:table-cell office:value-type="float" office:value="112884" calcext:value-type="float">
            <text:p>112884</text:p>
          </table:table-cell>
          <table:table-cell office:value-type="float" office:value="16837" calcext:value-type="float">
            <text:p>16837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1550" calcext:value-type="float">
            <text:p>155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17.7137" calcext:value-type="float">
            <text:p>17.7137</text:p>
          </table:table-cell>
          <table:table-cell table:formula="of:=[.Y3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6810" calcext:value-type="float">
            <text:p>176810</text:p>
          </table:table-cell>
          <table:table-cell office:value-type="float" office:value="353091" calcext:value-type="float">
            <text:p>353091</text:p>
          </table:table-cell>
          <table:table-cell office:value-type="float" office:value="112884" calcext:value-type="float">
            <text:p>112884</text:p>
          </table:table-cell>
          <table:table-cell office:value-type="float" office:value="16837" calcext:value-type="float">
            <text:p>16837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98" calcext:value-type="float">
            <text:p>129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17.681" calcext:value-type="float">
            <text:p>17.681</text:p>
          </table:table-cell>
          <table:table-cell table:formula="of:=[.Y3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774" calcext:value-type="float">
            <text:p>175774</text:p>
          </table:table-cell>
          <table:table-cell office:value-type="float" office:value="351202" calcext:value-type="float">
            <text:p>351202</text:p>
          </table:table-cell>
          <table:table-cell office:value-type="float" office:value="112880" calcext:value-type="float">
            <text:p>112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400" calcext:value-type="float">
            <text:p>40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7.5774" calcext:value-type="float">
            <text:p>17.5774</text:p>
          </table:table-cell>
          <table:table-cell table:formula="of:=[.Y3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635" calcext:value-type="float">
            <text:p>175635</text:p>
          </table:table-cell>
          <table:table-cell office:value-type="float" office:value="350929" calcext:value-type="float">
            <text:p>350929</text:p>
          </table:table-cell>
          <table:table-cell office:value-type="float" office:value="112882" calcext:value-type="float">
            <text:p>112882</text:p>
          </table:table-cell>
          <table:table-cell office:value-type="float" office:value="16834" calcext:value-type="float">
            <text:p>16834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263" calcext:value-type="float">
            <text:p>263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17.5635" calcext:value-type="float">
            <text:p>17.5635</text:p>
          </table:table-cell>
          <table:table-cell table:formula="of:=[.Y4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128" calcext:value-type="float">
            <text:p>177128</text:p>
          </table:table-cell>
          <table:table-cell office:value-type="float" office:value="353137" calcext:value-type="float">
            <text:p>353137</text:p>
          </table:table-cell>
          <table:table-cell office:value-type="float" office:value="112881" calcext:value-type="float">
            <text:p>112881</text:p>
          </table:table-cell>
          <table:table-cell office:value-type="float" office:value="16834" calcext:value-type="float">
            <text:p>16834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2083" calcext:value-type="float">
            <text:p>20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7.7128" calcext:value-type="float">
            <text:p>17.7128</text:p>
          </table:table-cell>
          <table:table-cell table:formula="of:=[.Y4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6618" calcext:value-type="float">
            <text:p>176618</text:p>
          </table:table-cell>
          <table:table-cell office:value-type="float" office:value="352422" calcext:value-type="float">
            <text:p>352422</text:p>
          </table:table-cell>
          <table:table-cell office:value-type="float" office:value="112884" calcext:value-type="float">
            <text:p>112884</text:p>
          </table:table-cell>
          <table:table-cell office:value-type="float" office:value="16836" calcext:value-type="float">
            <text:p>16836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1560" calcext:value-type="float">
            <text:p>156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17.6618" calcext:value-type="float">
            <text:p>17.6618</text:p>
          </table:table-cell>
          <table:table-cell table:formula="of:=[.Y4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6311" calcext:value-type="float">
            <text:p>176311</text:p>
          </table:table-cell>
          <table:table-cell office:value-type="float" office:value="352049" calcext:value-type="float">
            <text:p>352049</text:p>
          </table:table-cell>
          <table:table-cell office:value-type="float" office:value="112884" calcext:value-type="float">
            <text:p>112884</text:p>
          </table:table-cell>
          <table:table-cell office:value-type="float" office:value="16837" calcext:value-type="float">
            <text:p>16837</text:p>
          </table:table-cell>
          <table:table-cell office:value-type="float" office:value="120040" calcext:value-type="float">
            <text:p>120040</text:p>
          </table:table-cell>
          <table:table-cell office:value-type="float" office:value="31885" calcext:value-type="float">
            <text:p>31885</text:p>
          </table:table-cell>
          <table:table-cell office:value-type="float" office:value="1317" calcext:value-type="float">
            <text:p>1317</text:p>
          </table:table-cell>
          <table:table-cell office:value-type="float" office:value="131136" calcext:value-type="float">
            <text:p>131136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17.6311" calcext:value-type="float">
            <text:p>17.6311</text:p>
          </table:table-cell>
          <table:table-cell table:formula="of:=[.Y4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6512" calcext:value-type="float">
            <text:p>176512</text:p>
          </table:table-cell>
          <table:table-cell office:value-type="float" office:value="352355" calcext:value-type="float">
            <text:p>352355</text:p>
          </table:table-cell>
          <table:table-cell office:value-type="float" office:value="132528" calcext:value-type="float">
            <text:p>132528</text:p>
          </table:table-cell>
          <table:table-cell office:value-type="float" office:value="36480" calcext:value-type="float">
            <text:p>36480</text:p>
          </table:table-cell>
          <table:table-cell office:value-type="float" office:value="137576" calcext:value-type="float">
            <text:p>137576</text:p>
          </table:table-cell>
          <table:table-cell office:value-type="float" office:value="31885" calcext:value-type="float">
            <text:p>31885</text:p>
          </table:table-cell>
          <table:table-cell office:value-type="float" office:value="588" calcext:value-type="float">
            <text:p>58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7.6512" calcext:value-type="float">
            <text:p>17.6512</text:p>
          </table:table-cell>
          <table:table-cell table:formula="of:=[.Y4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222" calcext:value-type="float">
            <text:p>176222</text:p>
          </table:table-cell>
          <table:table-cell office:value-type="float" office:value="351919" calcext:value-type="float">
            <text:p>351919</text:p>
          </table:table-cell>
          <table:table-cell office:value-type="float" office:value="132530" calcext:value-type="float">
            <text:p>132530</text:p>
          </table:table-cell>
          <table:table-cell office:value-type="float" office:value="36483" calcext:value-type="float">
            <text:p>36483</text:p>
          </table:table-cell>
          <table:table-cell office:value-type="float" office:value="137576" calcext:value-type="float">
            <text:p>137576</text:p>
          </table:table-cell>
          <table:table-cell office:value-type="float" office:value="31885" calcext:value-type="float">
            <text:p>31885</text:p>
          </table:table-cell>
          <table:table-cell office:value-type="float" office:value="370" calcext:value-type="float">
            <text:p>37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17.6222" calcext:value-type="float">
            <text:p>17.6222</text:p>
          </table:table-cell>
          <table:table-cell table:formula="of:=[.Y4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644" calcext:value-type="float">
            <text:p>176644</text:p>
          </table:table-cell>
          <table:table-cell office:value-type="float" office:value="351848" calcext:value-type="float">
            <text:p>351848</text:p>
          </table:table-cell>
          <table:table-cell office:value-type="float" office:value="130417" calcext:value-type="float">
            <text:p>130417</text:p>
          </table:table-cell>
          <table:table-cell office:value-type="float" office:value="34370" calcext:value-type="float">
            <text:p>3437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2115" calcext:value-type="float">
            <text:p>2115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7.6644" calcext:value-type="float">
            <text:p>17.6644</text:p>
          </table:table-cell>
          <table:table-cell table:formula="of:=[.Y4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940" calcext:value-type="float">
            <text:p>175940</text:p>
          </table:table-cell>
          <table:table-cell office:value-type="float" office:value="351066" calcext:value-type="float">
            <text:p>351066</text:p>
          </table:table-cell>
          <table:table-cell office:value-type="float" office:value="130420" calcext:value-type="float">
            <text:p>130420</text:p>
          </table:table-cell>
          <table:table-cell office:value-type="float" office:value="34373" calcext:value-type="float">
            <text:p>34373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551" calcext:value-type="float">
            <text:p>155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17.594" calcext:value-type="float">
            <text:p>17.594</text:p>
          </table:table-cell>
          <table:table-cell table:formula="of:=[.Y4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582" calcext:value-type="float">
            <text:p>175582</text:p>
          </table:table-cell>
          <table:table-cell office:value-type="float" office:value="350653" calcext:value-type="float">
            <text:p>350653</text:p>
          </table:table-cell>
          <table:table-cell office:value-type="float" office:value="130420" calcext:value-type="float">
            <text:p>130420</text:p>
          </table:table-cell>
          <table:table-cell office:value-type="float" office:value="34372" calcext:value-type="float">
            <text:p>34372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82" calcext:value-type="float">
            <text:p>1282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17.5582" calcext:value-type="float">
            <text:p>17.5582</text:p>
          </table:table-cell>
          <table:table-cell table:formula="of:=[.Y4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39" calcext:value-type="float">
            <text:p>175639</text:p>
          </table:table-cell>
          <table:table-cell office:value-type="float" office:value="350942" calcext:value-type="float">
            <text:p>350942</text:p>
          </table:table-cell>
          <table:table-cell office:value-type="float" office:value="132593" calcext:value-type="float">
            <text:p>132593</text:p>
          </table:table-cell>
          <table:table-cell office:value-type="float" office:value="36545" calcext:value-type="float">
            <text:p>36545</text:p>
          </table:table-cell>
          <table:table-cell office:value-type="float" office:value="137576" calcext:value-type="float">
            <text:p>137576</text:p>
          </table:table-cell>
          <table:table-cell office:value-type="float" office:value="31885" calcext:value-type="float">
            <text:p>31885</text:p>
          </table:table-cell>
          <table:table-cell office:value-type="float" office:value="394" calcext:value-type="float">
            <text:p>39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7.5639" calcext:value-type="float">
            <text:p>17.5639</text:p>
          </table:table-cell>
          <table:table-cell table:formula="of:=[.Y4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515" calcext:value-type="float">
            <text:p>175515</text:p>
          </table:table-cell>
          <table:table-cell office:value-type="float" office:value="350681" calcext:value-type="float">
            <text:p>350681</text:p>
          </table:table-cell>
          <table:table-cell office:value-type="float" office:value="132594" calcext:value-type="float">
            <text:p>132594</text:p>
          </table:table-cell>
          <table:table-cell office:value-type="float" office:value="36546" calcext:value-type="float">
            <text:p>36546</text:p>
          </table:table-cell>
          <table:table-cell office:value-type="float" office:value="137576" calcext:value-type="float">
            <text:p>137576</text:p>
          </table:table-cell>
          <table:table-cell office:value-type="float" office:value="31885" calcext:value-type="float">
            <text:p>31885</text:p>
          </table:table-cell>
          <table:table-cell office:value-type="float" office:value="262" calcext:value-type="float">
            <text:p>262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17.5515" calcext:value-type="float">
            <text:p>17.5515</text:p>
          </table:table-cell>
          <table:table-cell table:formula="of:=[.Y5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567" calcext:value-type="float">
            <text:p>176567</text:p>
          </table:table-cell>
          <table:table-cell office:value-type="float" office:value="351738" calcext:value-type="float">
            <text:p>351738</text:p>
          </table:table-cell>
          <table:table-cell office:value-type="float" office:value="131441" calcext:value-type="float">
            <text:p>131441</text:p>
          </table:table-cell>
          <table:table-cell office:value-type="float" office:value="35394" calcext:value-type="float">
            <text:p>35394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2097" calcext:value-type="float">
            <text:p>2097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7.6567" calcext:value-type="float">
            <text:p>17.6567</text:p>
          </table:table-cell>
          <table:table-cell table:formula="of:=[.Y5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75881" calcext:value-type="float">
            <text:p>175881</text:p>
          </table:table-cell>
          <table:table-cell office:value-type="float" office:value="350974" calcext:value-type="float">
            <text:p>350974</text:p>
          </table:table-cell>
          <table:table-cell office:value-type="float" office:value="131444" calcext:value-type="float">
            <text:p>131444</text:p>
          </table:table-cell>
          <table:table-cell office:value-type="float" office:value="35397" calcext:value-type="float">
            <text:p>35397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540" calcext:value-type="float">
            <text:p>154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17.5881" calcext:value-type="float">
            <text:p>17.5881</text:p>
          </table:table-cell>
          <table:table-cell table:formula="of:=[.Y5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536" calcext:value-type="float">
            <text:p>175536</text:p>
          </table:table-cell>
          <table:table-cell office:value-type="float" office:value="350575" calcext:value-type="float">
            <text:p>350575</text:p>
          </table:table-cell>
          <table:table-cell office:value-type="float" office:value="131444" calcext:value-type="float">
            <text:p>131444</text:p>
          </table:table-cell>
          <table:table-cell office:value-type="float" office:value="35397" calcext:value-type="float">
            <text:p>35397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75" calcext:value-type="float">
            <text:p>1275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17.5536" calcext:value-type="float">
            <text:p>17.5536</text:p>
          </table:table-cell>
          <table:table-cell table:formula="of:=[.Y5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9137" calcext:value-type="float">
            <text:p>159137</text:p>
          </table:table-cell>
          <table:table-cell office:value-type="float" office:value="317380" calcext:value-type="float">
            <text:p>317380</text:p>
          </table:table-cell>
          <table:table-cell office:value-type="float" office:value="97323" calcext:value-type="float">
            <text:p>97323</text:p>
          </table:table-cell>
          <table:table-cell office:value-type="float" office:value="1276" calcext:value-type="float">
            <text:p>127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704" calcext:value-type="float">
            <text:p>70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15.9137" calcext:value-type="float">
            <text:p>15.9137</text:p>
          </table:table-cell>
          <table:table-cell table:formula="of:=[.Y5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704" calcext:value-type="float">
            <text:p>158704</text:p>
          </table:table-cell>
          <table:table-cell office:value-type="float" office:value="316811" calcext:value-type="float">
            <text:p>316811</text:p>
          </table:table-cell>
          <table:table-cell office:value-type="float" office:value="97326" calcext:value-type="float">
            <text:p>97326</text:p>
          </table:table-cell>
          <table:table-cell office:value-type="float" office:value="1278" calcext:value-type="float">
            <text:p>1278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418" calcext:value-type="float">
            <text:p>41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15.8704" calcext:value-type="float">
            <text:p>15.8704</text:p>
          </table:table-cell>
          <table:table-cell table:formula="of:=[.Y5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991" calcext:value-type="float">
            <text:p>159991</text:p>
          </table:table-cell>
          <table:table-cell office:value-type="float" office:value="319301" calcext:value-type="float">
            <text:p>319301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821" calcext:value-type="float">
            <text:p>182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5.9991" calcext:value-type="float">
            <text:p>15.9991</text:p>
          </table:table-cell>
          <table:table-cell table:formula="of:=[.Y5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9555" calcext:value-type="float">
            <text:p>159555</text:p>
          </table:table-cell>
          <table:table-cell office:value-type="float" office:value="318560" calcext:value-type="float">
            <text:p>318560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406" calcext:value-type="float">
            <text:p>1406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15.9555" calcext:value-type="float">
            <text:p>15.9555</text:p>
          </table:table-cell>
          <table:table-cell table:formula="of:=[.Y5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364" calcext:value-type="float">
            <text:p>159364</text:p>
          </table:table-cell>
          <table:table-cell office:value-type="float" office:value="318254" calcext:value-type="float">
            <text:p>318254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29" calcext:value-type="float">
            <text:p>122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15.9364" calcext:value-type="float">
            <text:p>15.9364</text:p>
          </table:table-cell>
          <table:table-cell table:formula="of:=[.Y5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418" calcext:value-type="float">
            <text:p>159418</text:p>
          </table:table-cell>
          <table:table-cell office:value-type="float" office:value="317565" calcext:value-type="float">
            <text:p>317565</text:p>
          </table:table-cell>
          <table:table-cell office:value-type="float" office:value="98346" calcext:value-type="float">
            <text:p>98346</text:p>
          </table:table-cell>
          <table:table-cell office:value-type="float" office:value="2298" calcext:value-type="float">
            <text:p>2298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828" calcext:value-type="float">
            <text:p>82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15.9418" calcext:value-type="float">
            <text:p>15.9418</text:p>
          </table:table-cell>
          <table:table-cell table:formula="of:=[.Y5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913" calcext:value-type="float">
            <text:p>158913</text:p>
          </table:table-cell>
          <table:table-cell office:value-type="float" office:value="316922" calcext:value-type="float">
            <text:p>316922</text:p>
          </table:table-cell>
          <table:table-cell office:value-type="float" office:value="98348" calcext:value-type="float">
            <text:p>98348</text:p>
          </table:table-cell>
          <table:table-cell office:value-type="float" office:value="2300" calcext:value-type="float">
            <text:p>230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506" calcext:value-type="float">
            <text:p>506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15.8913" calcext:value-type="float">
            <text:p>15.8913</text:p>
          </table:table-cell>
          <table:table-cell table:formula="of:=[.Y6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0072" calcext:value-type="float">
            <text:p>160072</text:p>
          </table:table-cell>
          <table:table-cell office:value-type="float" office:value="319351" calcext:value-type="float">
            <text:p>319351</text:p>
          </table:table-cell>
          <table:table-cell office:value-type="float" office:value="99177" calcext:value-type="float">
            <text:p>99177</text:p>
          </table:table-cell>
          <table:table-cell office:value-type="float" office:value="3130" calcext:value-type="float">
            <text:p>313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888" calcext:value-type="float">
            <text:p>188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6.0072" calcext:value-type="float">
            <text:p>16.0072</text:p>
          </table:table-cell>
          <table:table-cell table:formula="of:=[.Y6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9568" calcext:value-type="float">
            <text:p>159568</text:p>
          </table:table-cell>
          <table:table-cell office:value-type="float" office:value="318539" calcext:value-type="float">
            <text:p>318539</text:p>
          </table:table-cell>
          <table:table-cell office:value-type="float" office:value="99177" calcext:value-type="float">
            <text:p>99177</text:p>
          </table:table-cell>
          <table:table-cell office:value-type="float" office:value="3130" calcext:value-type="float">
            <text:p>313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434" calcext:value-type="float">
            <text:p>143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15.9568" calcext:value-type="float">
            <text:p>15.9568</text:p>
          </table:table-cell>
          <table:table-cell table:formula="of:=[.Y6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364" calcext:value-type="float">
            <text:p>159364</text:p>
          </table:table-cell>
          <table:table-cell office:value-type="float" office:value="318224" calcext:value-type="float">
            <text:p>318224</text:p>
          </table:table-cell>
          <table:table-cell office:value-type="float" office:value="99177" calcext:value-type="float">
            <text:p>99177</text:p>
          </table:table-cell>
          <table:table-cell office:value-type="float" office:value="3130" calcext:value-type="float">
            <text:p>313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48" calcext:value-type="float">
            <text:p>124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15.9364" calcext:value-type="float">
            <text:p>15.9364</text:p>
          </table:table-cell>
          <table:table-cell table:formula="of:=[.Y6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0132" calcext:value-type="float">
            <text:p>160132</text:p>
          </table:table-cell>
          <table:table-cell office:value-type="float" office:value="317562" calcext:value-type="float">
            <text:p>317562</text:p>
          </table:table-cell>
          <table:table-cell office:value-type="float" office:value="96302" calcext:value-type="float">
            <text:p>96302</text:p>
          </table:table-cell>
          <table:table-cell office:value-type="float" office:value="255" calcext:value-type="float">
            <text:p>255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369" calcext:value-type="float">
            <text:p>13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16.0132" calcext:value-type="float">
            <text:p>16.0132</text:p>
          </table:table-cell>
          <table:table-cell table:formula="of:=[.Y6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975" calcext:value-type="float">
            <text:p>158975</text:p>
          </table:table-cell>
          <table:table-cell office:value-type="float" office:value="316390" calcext:value-type="float">
            <text:p>316390</text:p>
          </table:table-cell>
          <table:table-cell office:value-type="float" office:value="96303" calcext:value-type="float">
            <text:p>96303</text:p>
          </table:table-cell>
          <table:table-cell office:value-type="float" office:value="255" calcext:value-type="float">
            <text:p>255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783" calcext:value-type="float">
            <text:p>7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15.8975" calcext:value-type="float">
            <text:p>15.8975</text:p>
          </table:table-cell>
          <table:table-cell table:formula="of:=[.Y6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154" calcext:value-type="float">
            <text:p>159154</text:p>
          </table:table-cell>
          <table:table-cell office:value-type="float" office:value="317842" calcext:value-type="float">
            <text:p>317842</text:p>
          </table:table-cell>
          <table:table-cell office:value-type="float" office:value="97193" calcext:value-type="float">
            <text:p>97193</text:p>
          </table:table-cell>
          <table:table-cell office:value-type="float" office:value="1146" calcext:value-type="float">
            <text:p>114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594" calcext:value-type="float">
            <text:p>159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5.9154" calcext:value-type="float">
            <text:p>15.9154</text:p>
          </table:table-cell>
          <table:table-cell table:formula="of:=[.Y6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830" calcext:value-type="float">
            <text:p>158830</text:p>
          </table:table-cell>
          <table:table-cell office:value-type="float" office:value="317208" calcext:value-type="float">
            <text:p>317208</text:p>
          </table:table-cell>
          <table:table-cell office:value-type="float" office:value="97193" calcext:value-type="float">
            <text:p>97193</text:p>
          </table:table-cell>
          <table:table-cell office:value-type="float" office:value="1146" calcext:value-type="float">
            <text:p>114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51" calcext:value-type="float">
            <text:p>1251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15.883" calcext:value-type="float">
            <text:p>15.883</text:p>
          </table:table-cell>
          <table:table-cell table:formula="of:=[.Y6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8714" calcext:value-type="float">
            <text:p>158714</text:p>
          </table:table-cell>
          <table:table-cell office:value-type="float" office:value="316980" calcext:value-type="float">
            <text:p>316980</text:p>
          </table:table-cell>
          <table:table-cell office:value-type="float" office:value="97193" calcext:value-type="float">
            <text:p>97193</text:p>
          </table:table-cell>
          <table:table-cell office:value-type="float" office:value="1146" calcext:value-type="float">
            <text:p>114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127" calcext:value-type="float">
            <text:p>1127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15.8714" calcext:value-type="float">
            <text:p>15.8714</text:p>
          </table:table-cell>
          <table:table-cell table:formula="of:=[.Y6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211" calcext:value-type="float">
            <text:p>158211</text:p>
          </table:table-cell>
          <table:table-cell office:value-type="float" office:value="315838" calcext:value-type="float">
            <text:p>315838</text:p>
          </table:table-cell>
          <table:table-cell office:value-type="float" office:value="97325" calcext:value-type="float">
            <text:p>97325</text:p>
          </table:table-cell>
          <table:table-cell office:value-type="float" office:value="1278" calcext:value-type="float">
            <text:p>1278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539" calcext:value-type="float">
            <text:p>53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15.8211" calcext:value-type="float">
            <text:p>15.8211</text:p>
          </table:table-cell>
          <table:table-cell table:formula="of:=[.Y6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042" calcext:value-type="float">
            <text:p>158042</text:p>
          </table:table-cell>
          <table:table-cell office:value-type="float" office:value="315528" calcext:value-type="float">
            <text:p>315528</text:p>
          </table:table-cell>
          <table:table-cell office:value-type="float" office:value="97326" calcext:value-type="float">
            <text:p>97326</text:p>
          </table:table-cell>
          <table:table-cell office:value-type="float" office:value="1278" calcext:value-type="float">
            <text:p>1278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384" calcext:value-type="float">
            <text:p>38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15.8042" calcext:value-type="float">
            <text:p>15.8042</text:p>
          </table:table-cell>
          <table:table-cell table:formula="of:=[.Y7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957" calcext:value-type="float">
            <text:p>158957</text:p>
          </table:table-cell>
          <table:table-cell office:value-type="float" office:value="317568" calcext:value-type="float">
            <text:p>317568</text:p>
          </table:table-cell>
          <table:table-cell office:value-type="float" office:value="98217" calcext:value-type="float">
            <text:p>98217</text:p>
          </table:table-cell>
          <table:table-cell office:value-type="float" office:value="2170" calcext:value-type="float">
            <text:p>217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469" calcext:value-type="float">
            <text:p>14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5.8957" calcext:value-type="float">
            <text:p>15.8957</text:p>
          </table:table-cell>
          <table:table-cell table:formula="of:=[.Y7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8691" calcext:value-type="float">
            <text:p>158691</text:p>
          </table:table-cell>
          <table:table-cell office:value-type="float" office:value="316992" calcext:value-type="float">
            <text:p>316992</text:p>
          </table:table-cell>
          <table:table-cell office:value-type="float" office:value="98217" calcext:value-type="float">
            <text:p>98217</text:p>
          </table:table-cell>
          <table:table-cell office:value-type="float" office:value="2170" calcext:value-type="float">
            <text:p>217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162" calcext:value-type="float">
            <text:p>1162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15.8691" calcext:value-type="float">
            <text:p>15.8691</text:p>
          </table:table-cell>
          <table:table-cell table:formula="of:=[.Y7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8587" calcext:value-type="float">
            <text:p>158587</text:p>
          </table:table-cell>
          <table:table-cell office:value-type="float" office:value="316776" calcext:value-type="float">
            <text:p>316776</text:p>
          </table:table-cell>
          <table:table-cell office:value-type="float" office:value="98217" calcext:value-type="float">
            <text:p>98217</text:p>
          </table:table-cell>
          <table:table-cell office:value-type="float" office:value="2170" calcext:value-type="float">
            <text:p>2170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048" calcext:value-type="float">
            <text:p>1048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15.8587" calcext:value-type="float">
            <text:p>15.8587</text:p>
          </table:table-cell>
          <table:table-cell table:formula="of:=[.Y7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8243" calcext:value-type="float">
            <text:p>158243</text:p>
          </table:table-cell>
          <table:table-cell office:value-type="float" office:value="315270" calcext:value-type="float">
            <text:p>315270</text:p>
          </table:table-cell>
          <table:table-cell office:value-type="float" office:value="96237" calcext:value-type="float">
            <text:p>96237</text:p>
          </table:table-cell>
          <table:table-cell office:value-type="float" office:value="189" calcext:value-type="float">
            <text:p>189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767" calcext:value-type="float">
            <text:p>767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15.8243" calcext:value-type="float">
            <text:p>15.8243</text:p>
          </table:table-cell>
          <table:table-cell table:formula="of:=[.Y7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660" calcext:value-type="float">
            <text:p>157660</text:p>
          </table:table-cell>
          <table:table-cell office:value-type="float" office:value="314626" calcext:value-type="float">
            <text:p>314626</text:p>
          </table:table-cell>
          <table:table-cell office:value-type="float" office:value="96238" calcext:value-type="float">
            <text:p>96238</text:p>
          </table:table-cell>
          <table:table-cell office:value-type="float" office:value="191" calcext:value-type="float">
            <text:p>191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445" calcext:value-type="float">
            <text:p>445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15.766" calcext:value-type="float">
            <text:p>15.766</text:p>
          </table:table-cell>
          <table:table-cell table:formula="of:=[.Y7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050" calcext:value-type="float">
            <text:p>159050</text:p>
          </table:table-cell>
          <table:table-cell office:value-type="float" office:value="317244" calcext:value-type="float">
            <text:p>317244</text:p>
          </table:table-cell>
          <table:table-cell office:value-type="float" office:value="97129" calcext:value-type="float">
            <text:p>97129</text:p>
          </table:table-cell>
          <table:table-cell office:value-type="float" office:value="1082" calcext:value-type="float">
            <text:p>1082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883" calcext:value-type="float">
            <text:p>18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5.905" calcext:value-type="float">
            <text:p>15.905</text:p>
          </table:table-cell>
          <table:table-cell table:formula="of:=[.Y7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497" calcext:value-type="float">
            <text:p>158497</text:p>
          </table:table-cell>
          <table:table-cell office:value-type="float" office:value="316418" calcext:value-type="float">
            <text:p>316418</text:p>
          </table:table-cell>
          <table:table-cell office:value-type="float" office:value="97129" calcext:value-type="float">
            <text:p>97129</text:p>
          </table:table-cell>
          <table:table-cell office:value-type="float" office:value="1082" calcext:value-type="float">
            <text:p>1082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424" calcext:value-type="float">
            <text:p>142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15.8497" calcext:value-type="float">
            <text:p>15.8497</text:p>
          </table:table-cell>
          <table:table-cell table:formula="of:=[.Y7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8288" calcext:value-type="float">
            <text:p>158288</text:p>
          </table:table-cell>
          <table:table-cell office:value-type="float" office:value="316102" calcext:value-type="float">
            <text:p>316102</text:p>
          </table:table-cell>
          <table:table-cell office:value-type="float" office:value="97129" calcext:value-type="float">
            <text:p>97129</text:p>
          </table:table-cell>
          <table:table-cell office:value-type="float" office:value="1082" calcext:value-type="float">
            <text:p>1082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40" calcext:value-type="float">
            <text:p>1240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15.8288" calcext:value-type="float">
            <text:p>15.8288</text:p>
          </table:table-cell>
          <table:table-cell table:formula="of:=[.Y7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192" calcext:value-type="float">
            <text:p>158192</text:p>
          </table:table-cell>
          <table:table-cell office:value-type="float" office:value="315184" calcext:value-type="float">
            <text:p>315184</text:p>
          </table:table-cell>
          <table:table-cell office:value-type="float" office:value="97260" calcext:value-type="float">
            <text:p>97260</text:p>
          </table:table-cell>
          <table:table-cell office:value-type="float" office:value="1213" calcext:value-type="float">
            <text:p>1213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757" calcext:value-type="float">
            <text:p>757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15.8192" calcext:value-type="float">
            <text:p>15.8192</text:p>
          </table:table-cell>
          <table:table-cell table:formula="of:=[.Y7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686" calcext:value-type="float">
            <text:p>157686</text:p>
          </table:table-cell>
          <table:table-cell office:value-type="float" office:value="314589" calcext:value-type="float">
            <text:p>314589</text:p>
          </table:table-cell>
          <table:table-cell office:value-type="float" office:value="97261" calcext:value-type="float">
            <text:p>97261</text:p>
          </table:table-cell>
          <table:table-cell office:value-type="float" office:value="1214" calcext:value-type="float">
            <text:p>1214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459" calcext:value-type="float">
            <text:p>45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15.7686" calcext:value-type="float">
            <text:p>15.7686</text:p>
          </table:table-cell>
          <table:table-cell table:formula="of:=[.Y8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041" calcext:value-type="float">
            <text:p>159041</text:p>
          </table:table-cell>
          <table:table-cell office:value-type="float" office:value="317196" calcext:value-type="float">
            <text:p>317196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904" calcext:value-type="float">
            <text:p>1904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5.9041" calcext:value-type="float">
            <text:p>15.9041</text:p>
          </table:table-cell>
          <table:table-cell table:formula="of:=[.Y8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8506" calcext:value-type="float">
            <text:p>158506</text:p>
          </table:table-cell>
          <table:table-cell office:value-type="float" office:value="316390" calcext:value-type="float">
            <text:p>316390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449" calcext:value-type="float">
            <text:p>1449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15.8506" calcext:value-type="float">
            <text:p>15.8506</text:p>
          </table:table-cell>
          <table:table-cell table:formula="of:=[.Y8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8303" calcext:value-type="float">
            <text:p>158303</text:p>
          </table:table-cell>
          <table:table-cell office:value-type="float" office:value="316073" calcext:value-type="float">
            <text:p>316073</text:p>
          </table:table-cell>
          <table:table-cell office:value-type="float" office:value="98153" calcext:value-type="float">
            <text:p>98153</text:p>
          </table:table-cell>
          <table:table-cell office:value-type="float" office:value="2106" calcext:value-type="float">
            <text:p>2106</text:p>
          </table:table-cell>
          <table:table-cell office:value-type="float" office:value="137640" calcext:value-type="float">
            <text:p>137640</text:p>
          </table:table-cell>
          <table:table-cell office:value-type="float" office:value="31885" calcext:value-type="float">
            <text:p>31885</text:p>
          </table:table-cell>
          <table:table-cell office:value-type="float" office:value="1262" calcext:value-type="float">
            <text:p>1262</text:p>
          </table:table-cell>
          <table:table-cell office:value-type="float" office:value="131136" calcext:value-type="float">
            <text:p>131136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15.8303" calcext:value-type="float">
            <text:p>15.8303</text:p>
          </table:table-cell>
          <table:table-cell table:formula="of:=[.Y8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2078" calcext:value-type="float">
            <text:p>92078</text:p>
          </table:table-cell>
          <table:table-cell office:value-type="float" office:value="362263" calcext:value-type="float">
            <text:p>362263</text:p>
          </table:table-cell>
          <table:table-cell office:value-type="float" office:value="96426" calcext:value-type="float">
            <text:p>96426</text:p>
          </table:table-cell>
          <table:table-cell office:value-type="float" office:value="378" calcext:value-type="float">
            <text:p>378</text:p>
          </table:table-cell>
          <table:table-cell office:value-type="float" office:value="87024" calcext:value-type="float">
            <text:p>87024</text:p>
          </table:table-cell>
          <table:table-cell office:value-type="float" office:value="31883" calcext:value-type="float">
            <text:p>31883</text:p>
          </table:table-cell>
          <table:table-cell office:value-type="float" office:value="14391" calcext:value-type="float">
            <text:p>14391</text:p>
          </table:table-cell>
          <table:table-cell office:value-type="float" office:value="131144" calcext:value-type="float">
            <text:p>131144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9.2078" calcext:value-type="float">
            <text:p>9.2078</text:p>
          </table:table-cell>
          <table:table-cell table:formula="of:=[.Y8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460" calcext:value-type="float">
            <text:p>87460</text:p>
          </table:table-cell>
          <table:table-cell office:value-type="float" office:value="345115" calcext:value-type="float">
            <text:p>345115</text:p>
          </table:table-cell>
          <table:table-cell office:value-type="float" office:value="96434" calcext:value-type="float">
            <text:p>96434</text:p>
          </table:table-cell>
          <table:table-cell office:value-type="float" office:value="387" calcext:value-type="float">
            <text:p>387</text:p>
          </table:table-cell>
          <table:table-cell office:value-type="float" office:value="87024" calcext:value-type="float">
            <text:p>87024</text:p>
          </table:table-cell>
          <table:table-cell office:value-type="float" office:value="31883" calcext:value-type="float">
            <text:p>31883</text:p>
          </table:table-cell>
          <table:table-cell office:value-type="float" office:value="5049" calcext:value-type="float">
            <text:p>504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8.746" calcext:value-type="float">
            <text:p>8.746</text:p>
          </table:table-cell>
          <table:table-cell table:formula="of:=[.Y8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554" calcext:value-type="float">
            <text:p>85554</text:p>
          </table:table-cell>
          <table:table-cell office:value-type="float" office:value="339499" calcext:value-type="float">
            <text:p>339499</text:p>
          </table:table-cell>
          <table:table-cell office:value-type="float" office:value="96437" calcext:value-type="float">
            <text:p>96437</text:p>
          </table:table-cell>
          <table:table-cell office:value-type="float" office:value="390" calcext:value-type="float">
            <text:p>390</text:p>
          </table:table-cell>
          <table:table-cell office:value-type="float" office:value="87024" calcext:value-type="float">
            <text:p>87024</text:p>
          </table:table-cell>
          <table:table-cell office:value-type="float" office:value="31883" calcext:value-type="float">
            <text:p>31883</text:p>
          </table:table-cell>
          <table:table-cell office:value-type="float" office:value="2141" calcext:value-type="float">
            <text:p>2141</text:p>
          </table:table-cell>
          <table:table-cell office:value-type="float" office:value="131144" calcext:value-type="float">
            <text:p>131144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8.5554" calcext:value-type="float">
            <text:p>8.5554</text:p>
          </table:table-cell>
          <table:table-cell table:formula="of:=[.Y8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275" calcext:value-type="float">
            <text:p>93275</text:p>
          </table:table-cell>
          <table:table-cell office:value-type="float" office:value="365325" calcext:value-type="float">
            <text:p>365325</text:p>
          </table:table-cell>
          <table:table-cell office:value-type="float" office:value="112846" calcext:value-type="float">
            <text:p>112846</text:p>
          </table:table-cell>
          <table:table-cell office:value-type="float" office:value="16799" calcext:value-type="float">
            <text:p>16799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7103" calcext:value-type="float">
            <text:p>710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9.3275" calcext:value-type="float">
            <text:p>9.3275</text:p>
          </table:table-cell>
          <table:table-cell table:formula="of:=[.Y8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51" calcext:value-type="float">
            <text:p>90151</text:p>
          </table:table-cell>
          <table:table-cell office:value-type="float" office:value="356574" calcext:value-type="float">
            <text:p>356574</text:p>
          </table:table-cell>
          <table:table-cell office:value-type="float" office:value="112873" calcext:value-type="float">
            <text:p>112873</text:p>
          </table:table-cell>
          <table:table-cell office:value-type="float" office:value="16826" calcext:value-type="float">
            <text:p>16826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67" calcext:value-type="float">
            <text:p>2567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9.0151" calcext:value-type="float">
            <text:p>9.0151</text:p>
          </table:table-cell>
          <table:table-cell table:formula="of:=[.Y8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960" calcext:value-type="float">
            <text:p>88960</text:p>
          </table:table-cell>
          <table:table-cell office:value-type="float" office:value="353716" calcext:value-type="float">
            <text:p>353716</text:p>
          </table:table-cell>
          <table:table-cell office:value-type="float" office:value="112882" calcext:value-type="float">
            <text:p>112882</text:p>
          </table:table-cell>
          <table:table-cell office:value-type="float" office:value="16835" calcext:value-type="float">
            <text:p>16835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1108" calcext:value-type="float">
            <text:p>110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8.896" calcext:value-type="float">
            <text:p>8.896</text:p>
          </table:table-cell>
          <table:table-cell table:formula="of:=[.Y8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213" calcext:value-type="float">
            <text:p>93213</text:p>
          </table:table-cell>
          <table:table-cell office:value-type="float" office:value="365312" calcext:value-type="float">
            <text:p>365312</text:p>
          </table:table-cell>
          <table:table-cell office:value-type="float" office:value="112883" calcext:value-type="float">
            <text:p>112883</text:p>
          </table:table-cell>
          <table:table-cell office:value-type="float" office:value="16836" calcext:value-type="float">
            <text:p>16836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8218" calcext:value-type="float">
            <text:p>821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9.3213" calcext:value-type="float">
            <text:p>9.3213</text:p>
          </table:table-cell>
          <table:table-cell table:formula="of:=[.Y9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387" calcext:value-type="float">
            <text:p>90387</text:p>
          </table:table-cell>
          <table:table-cell office:value-type="float" office:value="357379" calcext:value-type="float">
            <text:p>357379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3711" calcext:value-type="float">
            <text:p>3711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9.0387" calcext:value-type="float">
            <text:p>9.0387</text:p>
          </table:table-cell>
          <table:table-cell table:formula="of:=[.Y9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368" calcext:value-type="float">
            <text:p>89368</text:p>
          </table:table-cell>
          <table:table-cell office:value-type="float" office:value="355053" calcext:value-type="float">
            <text:p>355053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2365" calcext:value-type="float">
            <text:p>2365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8.9368" calcext:value-type="float">
            <text:p>8.9368</text:p>
          </table:table-cell>
          <table:table-cell table:formula="of:=[.Y9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916" calcext:value-type="float">
            <text:p>88916</text:p>
          </table:table-cell>
          <table:table-cell office:value-type="float" office:value="354132" calcext:value-type="float">
            <text:p>354132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1" calcext:value-type="float">
            <text:p>16841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1834" calcext:value-type="float">
            <text:p>18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8.8916" calcext:value-type="float">
            <text:p>8.8916</text:p>
          </table:table-cell>
          <table:table-cell table:formula="of:=[.Y9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064" calcext:value-type="float">
            <text:p>92064</text:p>
          </table:table-cell>
          <table:table-cell office:value-type="float" office:value="362985" calcext:value-type="float">
            <text:p>362985</text:p>
          </table:table-cell>
          <table:table-cell office:value-type="float" office:value="112850" calcext:value-type="float">
            <text:p>112850</text:p>
          </table:table-cell>
          <table:table-cell office:value-type="float" office:value="16803" calcext:value-type="float">
            <text:p>16803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6464" calcext:value-type="float">
            <text:p>646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9.2064" calcext:value-type="float">
            <text:p>9.2064</text:p>
          </table:table-cell>
          <table:table-cell table:formula="of:=[.Y9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567" calcext:value-type="float">
            <text:p>89567</text:p>
          </table:table-cell>
          <table:table-cell office:value-type="float" office:value="354998" calcext:value-type="float">
            <text:p>354998</text:p>
          </table:table-cell>
          <table:table-cell office:value-type="float" office:value="112874" calcext:value-type="float">
            <text:p>112874</text:p>
          </table:table-cell>
          <table:table-cell office:value-type="float" office:value="16827" calcext:value-type="float">
            <text:p>16827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2320" calcext:value-type="float">
            <text:p>23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8.9567" calcext:value-type="float">
            <text:p>8.9567</text:p>
          </table:table-cell>
          <table:table-cell table:formula="of:=[.Y9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579" calcext:value-type="float">
            <text:p>88579</text:p>
          </table:table-cell>
          <table:table-cell office:value-type="float" office:value="352403" calcext:value-type="float">
            <text:p>352403</text:p>
          </table:table-cell>
          <table:table-cell office:value-type="float" office:value="112882" calcext:value-type="float">
            <text:p>112882</text:p>
          </table:table-cell>
          <table:table-cell office:value-type="float" office:value="16835" calcext:value-type="float">
            <text:p>16835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993" calcext:value-type="float">
            <text:p>99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8.8579" calcext:value-type="float">
            <text:p>8.8579</text:p>
          </table:table-cell>
          <table:table-cell table:formula="of:=[.Y9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598" calcext:value-type="float">
            <text:p>92598</text:p>
          </table:table-cell>
          <table:table-cell office:value-type="float" office:value="364342" calcext:value-type="float">
            <text:p>364342</text:p>
          </table:table-cell>
          <table:table-cell office:value-type="float" office:value="112883" calcext:value-type="float">
            <text:p>112883</text:p>
          </table:table-cell>
          <table:table-cell office:value-type="float" office:value="16836" calcext:value-type="float">
            <text:p>16836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8299" calcext:value-type="float">
            <text:p>829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9.2598" calcext:value-type="float">
            <text:p>9.2598</text:p>
          </table:table-cell>
          <table:table-cell table:formula="of:=[.Y9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214" calcext:value-type="float">
            <text:p>90214</text:p>
          </table:table-cell>
          <table:table-cell office:value-type="float" office:value="356644" calcext:value-type="float">
            <text:p>356644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3888" calcext:value-type="float">
            <text:p>388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9.0214" calcext:value-type="float">
            <text:p>9.0214</text:p>
          </table:table-cell>
          <table:table-cell table:formula="of:=[.Y9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282" calcext:value-type="float">
            <text:p>89282</text:p>
          </table:table-cell>
          <table:table-cell office:value-type="float" office:value="354302" calcext:value-type="float">
            <text:p>354302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36" calcext:value-type="float">
            <text:p>253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8.9282" calcext:value-type="float">
            <text:p>8.9282</text:p>
          </table:table-cell>
          <table:table-cell table:formula="of:=[.Y9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808" calcext:value-type="float">
            <text:p>88808</text:p>
          </table:table-cell>
          <table:table-cell office:value-type="float" office:value="353296" calcext:value-type="float">
            <text:p>353296</text:p>
          </table:table-cell>
          <table:table-cell office:value-type="float" office:value="112888" calcext:value-type="float">
            <text:p>112888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48" calcext:value-type="float">
            <text:p>1200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62" calcext:value-type="float">
            <text:p>196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8.8808" calcext:value-type="float">
            <text:p>8.8808</text:p>
          </table:table-cell>
          <table:table-cell table:formula="of:=[.Y10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936" calcext:value-type="float">
            <text:p>92936</text:p>
          </table:table-cell>
          <table:table-cell office:value-type="float" office:value="364432" calcext:value-type="float">
            <text:p>364432</text:p>
          </table:table-cell>
          <table:table-cell office:value-type="float" office:value="132495" calcext:value-type="float">
            <text:p>132495</text:p>
          </table:table-cell>
          <table:table-cell office:value-type="float" office:value="36447" calcext:value-type="float">
            <text:p>36447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6810" calcext:value-type="float">
            <text:p>681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9.2936" calcext:value-type="float">
            <text:p>9.2936</text:p>
          </table:table-cell>
          <table:table-cell table:formula="of:=[.Y10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958" calcext:value-type="float">
            <text:p>89958</text:p>
          </table:table-cell>
          <table:table-cell office:value-type="float" office:value="356135" calcext:value-type="float">
            <text:p>356135</text:p>
          </table:table-cell>
          <table:table-cell office:value-type="float" office:value="132523" calcext:value-type="float">
            <text:p>132523</text:p>
          </table:table-cell>
          <table:table-cell office:value-type="float" office:value="36476" calcext:value-type="float">
            <text:p>36476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2501" calcext:value-type="float">
            <text:p>25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8.9958" calcext:value-type="float">
            <text:p>8.9958</text:p>
          </table:table-cell>
          <table:table-cell table:formula="of:=[.Y10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820" calcext:value-type="float">
            <text:p>88820</text:p>
          </table:table-cell>
          <table:table-cell office:value-type="float" office:value="353304" calcext:value-type="float">
            <text:p>353304</text:p>
          </table:table-cell>
          <table:table-cell office:value-type="float" office:value="132531" calcext:value-type="float">
            <text:p>132531</text:p>
          </table:table-cell>
          <table:table-cell office:value-type="float" office:value="36484" calcext:value-type="float">
            <text:p>36484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1056" calcext:value-type="float">
            <text:p>105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8.882" calcext:value-type="float">
            <text:p>8.882</text:p>
          </table:table-cell>
          <table:table-cell table:formula="of:=[.Y10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805" calcext:value-type="float">
            <text:p>92805</text:p>
          </table:table-cell>
          <table:table-cell office:value-type="float" office:value="364888" calcext:value-type="float">
            <text:p>364888</text:p>
          </table:table-cell>
          <table:table-cell office:value-type="float" office:value="130419" calcext:value-type="float">
            <text:p>130419</text:p>
          </table:table-cell>
          <table:table-cell office:value-type="float" office:value="34372" calcext:value-type="float">
            <text:p>3437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297" calcext:value-type="float">
            <text:p>9297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9.2805" calcext:value-type="float">
            <text:p>9.2805</text:p>
          </table:table-cell>
          <table:table-cell table:formula="of:=[.Y10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066" calcext:value-type="float">
            <text:p>90066</text:p>
          </table:table-cell>
          <table:table-cell office:value-type="float" office:value="356044" calcext:value-type="float">
            <text:p>356044</text:p>
          </table:table-cell>
          <table:table-cell office:value-type="float" office:value="130424" calcext:value-type="float">
            <text:p>130424</text:p>
          </table:table-cell>
          <table:table-cell office:value-type="float" office:value="34376" calcext:value-type="float">
            <text:p>3437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283" calcext:value-type="float">
            <text:p>42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9.0066" calcext:value-type="float">
            <text:p>9.0066</text:p>
          </table:table-cell>
          <table:table-cell table:formula="of:=[.Y10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929" calcext:value-type="float">
            <text:p>88929</text:p>
          </table:table-cell>
          <table:table-cell office:value-type="float" office:value="353120" calcext:value-type="float">
            <text:p>353120</text:p>
          </table:table-cell>
          <table:table-cell office:value-type="float" office:value="130424" calcext:value-type="float">
            <text:p>130424</text:p>
          </table:table-cell>
          <table:table-cell office:value-type="float" office:value="34376" calcext:value-type="float">
            <text:p>3437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619" calcext:value-type="float">
            <text:p>26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8.8929" calcext:value-type="float">
            <text:p>8.8929</text:p>
          </table:table-cell>
          <table:table-cell table:formula="of:=[.Y10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386" calcext:value-type="float">
            <text:p>88386</text:p>
          </table:table-cell>
          <table:table-cell office:value-type="float" office:value="351893" calcext:value-type="float">
            <text:p>351893</text:p>
          </table:table-cell>
          <table:table-cell office:value-type="float" office:value="130424" calcext:value-type="float">
            <text:p>130424</text:p>
          </table:table-cell>
          <table:table-cell office:value-type="float" office:value="34376" calcext:value-type="float">
            <text:p>3437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25" calcext:value-type="float">
            <text:p>1925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8.8386" calcext:value-type="float">
            <text:p>8.8386</text:p>
          </table:table-cell>
          <table:table-cell table:formula="of:=[.Y10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047" calcext:value-type="float">
            <text:p>92047</text:p>
          </table:table-cell>
          <table:table-cell office:value-type="float" office:value="362589" calcext:value-type="float">
            <text:p>362589</text:p>
          </table:table-cell>
          <table:table-cell office:value-type="float" office:value="132559" calcext:value-type="float">
            <text:p>132559</text:p>
          </table:table-cell>
          <table:table-cell office:value-type="float" office:value="36511" calcext:value-type="float">
            <text:p>36511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6393" calcext:value-type="float">
            <text:p>639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9.2047" calcext:value-type="float">
            <text:p>9.2047</text:p>
          </table:table-cell>
          <table:table-cell table:formula="of:=[.Y10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583" calcext:value-type="float">
            <text:p>89583</text:p>
          </table:table-cell>
          <table:table-cell office:value-type="float" office:value="354907" calcext:value-type="float">
            <text:p>354907</text:p>
          </table:table-cell>
          <table:table-cell office:value-type="float" office:value="132585" calcext:value-type="float">
            <text:p>132585</text:p>
          </table:table-cell>
          <table:table-cell office:value-type="float" office:value="36538" calcext:value-type="float">
            <text:p>36538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2399" calcext:value-type="float">
            <text:p>239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8.9583" calcext:value-type="float">
            <text:p>8.9583</text:p>
          </table:table-cell>
          <table:table-cell table:formula="of:=[.Y10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536" calcext:value-type="float">
            <text:p>88536</text:p>
          </table:table-cell>
          <table:table-cell office:value-type="float" office:value="352184" calcext:value-type="float">
            <text:p>352184</text:p>
          </table:table-cell>
          <table:table-cell office:value-type="float" office:value="132594" calcext:value-type="float">
            <text:p>132594</text:p>
          </table:table-cell>
          <table:table-cell office:value-type="float" office:value="36546" calcext:value-type="float">
            <text:p>36546</text:p>
          </table:table-cell>
          <table:table-cell office:value-type="float" office:value="137584" calcext:value-type="float">
            <text:p>137584</text:p>
          </table:table-cell>
          <table:table-cell office:value-type="float" office:value="31883" calcext:value-type="float">
            <text:p>31883</text:p>
          </table:table-cell>
          <table:table-cell office:value-type="float" office:value="1008" calcext:value-type="float">
            <text:p>100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8.8536" calcext:value-type="float">
            <text:p>8.8536</text:p>
          </table:table-cell>
          <table:table-cell table:formula="of:=[.Y11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804" calcext:value-type="float">
            <text:p>92804</text:p>
          </table:table-cell>
          <table:table-cell office:value-type="float" office:value="364842" calcext:value-type="float">
            <text:p>364842</text:p>
          </table:table-cell>
          <table:table-cell office:value-type="float" office:value="131443" calcext:value-type="float">
            <text:p>131443</text:p>
          </table:table-cell>
          <table:table-cell office:value-type="float" office:value="35396" calcext:value-type="float">
            <text:p>3539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302" calcext:value-type="float">
            <text:p>930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9.2804" calcext:value-type="float">
            <text:p>9.2804</text:p>
          </table:table-cell>
          <table:table-cell table:formula="of:=[.Y11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0023" calcext:value-type="float">
            <text:p>90023</text:p>
          </table:table-cell>
          <table:table-cell office:value-type="float" office:value="355903" calcext:value-type="float">
            <text:p>355903</text:p>
          </table:table-cell>
          <table:table-cell office:value-type="float" office:value="131448" calcext:value-type="float">
            <text:p>131448</text:p>
          </table:table-cell>
          <table:table-cell office:value-type="float" office:value="35400" calcext:value-type="float">
            <text:p>35400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243" calcext:value-type="float">
            <text:p>424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9.0023" calcext:value-type="float">
            <text:p>9.0023</text:p>
          </table:table-cell>
          <table:table-cell table:formula="of:=[.Y11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910" calcext:value-type="float">
            <text:p>88910</text:p>
          </table:table-cell>
          <table:table-cell office:value-type="float" office:value="353008" calcext:value-type="float">
            <text:p>353008</text:p>
          </table:table-cell>
          <table:table-cell office:value-type="float" office:value="131448" calcext:value-type="float">
            <text:p>131448</text:p>
          </table:table-cell>
          <table:table-cell office:value-type="float" office:value="35400" calcext:value-type="float">
            <text:p>35400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94" calcext:value-type="float">
            <text:p>25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8.891" calcext:value-type="float">
            <text:p>8.891</text:p>
          </table:table-cell>
          <table:table-cell table:formula="of:=[.Y11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361" calcext:value-type="float">
            <text:p>88361</text:p>
          </table:table-cell>
          <table:table-cell office:value-type="float" office:value="351813" calcext:value-type="float">
            <text:p>351813</text:p>
          </table:table-cell>
          <table:table-cell office:value-type="float" office:value="131448" calcext:value-type="float">
            <text:p>131448</text:p>
          </table:table-cell>
          <table:table-cell office:value-type="float" office:value="35400" calcext:value-type="float">
            <text:p>35400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16" calcext:value-type="float">
            <text:p>19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8.8361" calcext:value-type="float">
            <text:p>8.8361</text:p>
          </table:table-cell>
          <table:table-cell table:formula="of:=[.Y11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238" calcext:value-type="float">
            <text:p>85238</text:p>
          </table:table-cell>
          <table:table-cell office:value-type="float" office:value="333491" calcext:value-type="float">
            <text:p>333491</text:p>
          </table:table-cell>
          <table:table-cell office:value-type="float" office:value="97288" calcext:value-type="float">
            <text:p>97288</text:p>
          </table:table-cell>
          <table:table-cell office:value-type="float" office:value="1240" calcext:value-type="float">
            <text:p>1240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016" calcext:value-type="float">
            <text:p>90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8.5238" calcext:value-type="float">
            <text:p>8.5238</text:p>
          </table:table-cell>
          <table:table-cell table:formula="of:=[.Y11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528" calcext:value-type="float">
            <text:p>81528</text:p>
          </table:table-cell>
          <table:table-cell office:value-type="float" office:value="321695" calcext:value-type="float">
            <text:p>321695</text:p>
          </table:table-cell>
          <table:table-cell office:value-type="float" office:value="97309" calcext:value-type="float">
            <text:p>97309</text:p>
          </table:table-cell>
          <table:table-cell office:value-type="float" office:value="1262" calcext:value-type="float">
            <text:p>126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905" calcext:value-type="float">
            <text:p>29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8.1528" calcext:value-type="float">
            <text:p>8.1528</text:p>
          </table:table-cell>
          <table:table-cell table:formula="of:=[.Y11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256" calcext:value-type="float">
            <text:p>80256</text:p>
          </table:table-cell>
          <table:table-cell office:value-type="float" office:value="318630" calcext:value-type="float">
            <text:p>318630</text:p>
          </table:table-cell>
          <table:table-cell office:value-type="float" office:value="97320" calcext:value-type="float">
            <text:p>97320</text:p>
          </table:table-cell>
          <table:table-cell office:value-type="float" office:value="1273" calcext:value-type="float">
            <text:p>1273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329" calcext:value-type="float">
            <text:p>132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8.0256" calcext:value-type="float">
            <text:p>8.0256</text:p>
          </table:table-cell>
          <table:table-cell table:formula="of:=[.Y11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222" calcext:value-type="float">
            <text:p>85222</text:p>
          </table:table-cell>
          <table:table-cell office:value-type="float" office:value="334082" calcext:value-type="float">
            <text:p>334082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0120" calcext:value-type="float">
            <text:p>101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8.5222" calcext:value-type="float">
            <text:p>8.5222</text:p>
          </table:table-cell>
          <table:table-cell table:formula="of:=[.Y11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937" calcext:value-type="float">
            <text:p>81937</text:p>
          </table:table-cell>
          <table:table-cell office:value-type="float" office:value="323534" calcext:value-type="float">
            <text:p>323534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182" calcext:value-type="float">
            <text:p>41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8.1937" calcext:value-type="float">
            <text:p>8.1937</text:p>
          </table:table-cell>
          <table:table-cell table:formula="of:=[.Y11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844" calcext:value-type="float">
            <text:p>80844</text:p>
          </table:table-cell>
          <table:table-cell office:value-type="float" office:value="320764" calcext:value-type="float">
            <text:p>320764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88" calcext:value-type="float">
            <text:p>258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8.0844" calcext:value-type="float">
            <text:p>8.0844</text:p>
          </table:table-cell>
          <table:table-cell table:formula="of:=[.Y12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354" calcext:value-type="float">
            <text:p>80354</text:p>
          </table:table-cell>
          <table:table-cell office:value-type="float" office:value="319614" calcext:value-type="float">
            <text:p>319614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33" calcext:value-type="float">
            <text:p>193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8.0354" calcext:value-type="float">
            <text:p>8.0354</text:p>
          </table:table-cell>
          <table:table-cell table:formula="of:=[.Y12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313" calcext:value-type="float">
            <text:p>85313</text:p>
          </table:table-cell>
          <table:table-cell office:value-type="float" office:value="333347" calcext:value-type="float">
            <text:p>333347</text:p>
          </table:table-cell>
          <table:table-cell office:value-type="float" office:value="98312" calcext:value-type="float">
            <text:p>98312</text:p>
          </table:table-cell>
          <table:table-cell office:value-type="float" office:value="2265" calcext:value-type="float">
            <text:p>2265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8980" calcext:value-type="float">
            <text:p>898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8.5313" calcext:value-type="float">
            <text:p>8.5313</text:p>
          </table:table-cell>
          <table:table-cell table:formula="of:=[.Y12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643" calcext:value-type="float">
            <text:p>81643</text:p>
          </table:table-cell>
          <table:table-cell office:value-type="float" office:value="321791" calcext:value-type="float">
            <text:p>321791</text:p>
          </table:table-cell>
          <table:table-cell office:value-type="float" office:value="98332" calcext:value-type="float">
            <text:p>98332</text:p>
          </table:table-cell>
          <table:table-cell office:value-type="float" office:value="2285" calcext:value-type="float">
            <text:p>2285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986" calcext:value-type="float">
            <text:p>298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8.1643" calcext:value-type="float">
            <text:p>8.1643</text:p>
          </table:table-cell>
          <table:table-cell table:formula="of:=[.Y12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331" calcext:value-type="float">
            <text:p>80331</text:p>
          </table:table-cell>
          <table:table-cell office:value-type="float" office:value="318672" calcext:value-type="float">
            <text:p>318672</text:p>
          </table:table-cell>
          <table:table-cell office:value-type="float" office:value="98344" calcext:value-type="float">
            <text:p>98344</text:p>
          </table:table-cell>
          <table:table-cell office:value-type="float" office:value="2296" calcext:value-type="float">
            <text:p>229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382" calcext:value-type="float">
            <text:p>13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8.0331" calcext:value-type="float">
            <text:p>8.0331</text:p>
          </table:table-cell>
          <table:table-cell table:formula="of:=[.Y12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397" calcext:value-type="float">
            <text:p>85397</text:p>
          </table:table-cell>
          <table:table-cell office:value-type="float" office:value="334334" calcext:value-type="float">
            <text:p>334334</text:p>
          </table:table-cell>
          <table:table-cell office:value-type="float" office:value="99179" calcext:value-type="float">
            <text:p>99179</text:p>
          </table:table-cell>
          <table:table-cell office:value-type="float" office:value="3132" calcext:value-type="float">
            <text:p>313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0280" calcext:value-type="float">
            <text:p>1028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8.5397" calcext:value-type="float">
            <text:p>8.5397</text:p>
          </table:table-cell>
          <table:table-cell table:formula="of:=[.Y12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929" calcext:value-type="float">
            <text:p>81929</text:p>
          </table:table-cell>
          <table:table-cell office:value-type="float" office:value="323524" calcext:value-type="float">
            <text:p>323524</text:p>
          </table:table-cell>
          <table:table-cell office:value-type="float" office:value="99179" calcext:value-type="float">
            <text:p>99179</text:p>
          </table:table-cell>
          <table:table-cell office:value-type="float" office:value="3132" calcext:value-type="float">
            <text:p>313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209" calcext:value-type="float">
            <text:p>420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8.1929" calcext:value-type="float">
            <text:p>8.1929</text:p>
          </table:table-cell>
          <table:table-cell table:formula="of:=[.Y12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815" calcext:value-type="float">
            <text:p>80815</text:p>
          </table:table-cell>
          <table:table-cell office:value-type="float" office:value="320683" calcext:value-type="float">
            <text:p>320683</text:p>
          </table:table-cell>
          <table:table-cell office:value-type="float" office:value="99179" calcext:value-type="float">
            <text:p>99179</text:p>
          </table:table-cell>
          <table:table-cell office:value-type="float" office:value="3132" calcext:value-type="float">
            <text:p>313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81" calcext:value-type="float">
            <text:p>25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8.0815" calcext:value-type="float">
            <text:p>8.0815</text:p>
          </table:table-cell>
          <table:table-cell table:formula="of:=[.Y12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329" calcext:value-type="float">
            <text:p>80329</text:p>
          </table:table-cell>
          <table:table-cell office:value-type="float" office:value="319552" calcext:value-type="float">
            <text:p>319552</text:p>
          </table:table-cell>
          <table:table-cell office:value-type="float" office:value="99179" calcext:value-type="float">
            <text:p>99179</text:p>
          </table:table-cell>
          <table:table-cell office:value-type="float" office:value="3132" calcext:value-type="float">
            <text:p>313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35" calcext:value-type="float">
            <text:p>1935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8.0329" calcext:value-type="float">
            <text:p>8.0329</text:p>
          </table:table-cell>
          <table:table-cell table:formula="of:=[.Y12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104" calcext:value-type="float">
            <text:p>84104</text:p>
          </table:table-cell>
          <table:table-cell office:value-type="float" office:value="330617" calcext:value-type="float">
            <text:p>330617</text:p>
          </table:table-cell>
          <table:table-cell office:value-type="float" office:value="96285" calcext:value-type="float">
            <text:p>96285</text:p>
          </table:table-cell>
          <table:table-cell office:value-type="float" office:value="238" calcext:value-type="float">
            <text:p>23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8125" calcext:value-type="float">
            <text:p>8125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8.4104" calcext:value-type="float">
            <text:p>8.4104</text:p>
          </table:table-cell>
          <table:table-cell table:formula="of:=[.Y12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177" calcext:value-type="float">
            <text:p>81177</text:p>
          </table:table-cell>
          <table:table-cell office:value-type="float" office:value="320435" calcext:value-type="float">
            <text:p>320435</text:p>
          </table:table-cell>
          <table:table-cell office:value-type="float" office:value="96293" calcext:value-type="float">
            <text:p>96293</text:p>
          </table:table-cell>
          <table:table-cell office:value-type="float" office:value="246" calcext:value-type="float">
            <text:p>246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846" calcext:value-type="float">
            <text:p>28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8.1177" calcext:value-type="float">
            <text:p>8.1177</text:p>
          </table:table-cell>
          <table:table-cell table:formula="of:=[.Y13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989" calcext:value-type="float">
            <text:p>79989</text:p>
          </table:table-cell>
          <table:table-cell office:value-type="float" office:value="317472" calcext:value-type="float">
            <text:p>317472</text:p>
          </table:table-cell>
          <table:table-cell office:value-type="float" office:value="96300" calcext:value-type="float">
            <text:p>96300</text:p>
          </table:table-cell>
          <table:table-cell office:value-type="float" office:value="252" calcext:value-type="float">
            <text:p>25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323" calcext:value-type="float">
            <text:p>132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7.9989" calcext:value-type="float">
            <text:p>7.9989</text:p>
          </table:table-cell>
          <table:table-cell table:formula="of:=[.Y13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31" calcext:value-type="float">
            <text:p>84231</text:p>
          </table:table-cell>
          <table:table-cell office:value-type="float" office:value="331372" calcext:value-type="float">
            <text:p>331372</text:p>
          </table:table-cell>
          <table:table-cell office:value-type="float" office:value="97195" calcext:value-type="float">
            <text:p>97195</text:p>
          </table:table-cell>
          <table:table-cell office:value-type="float" office:value="1148" calcext:value-type="float">
            <text:p>114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306" calcext:value-type="float">
            <text:p>930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8.4231" calcext:value-type="float">
            <text:p>8.4231</text:p>
          </table:table-cell>
          <table:table-cell table:formula="of:=[.Y13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607" calcext:value-type="float">
            <text:p>81607</text:p>
          </table:table-cell>
          <table:table-cell office:value-type="float" office:value="322397" calcext:value-type="float">
            <text:p>322397</text:p>
          </table:table-cell>
          <table:table-cell office:value-type="float" office:value="97195" calcext:value-type="float">
            <text:p>97195</text:p>
          </table:table-cell>
          <table:table-cell office:value-type="float" office:value="1148" calcext:value-type="float">
            <text:p>114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149" calcext:value-type="float">
            <text:p>414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8.1607" calcext:value-type="float">
            <text:p>8.1607</text:p>
          </table:table-cell>
          <table:table-cell table:formula="of:=[.Y13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549" calcext:value-type="float">
            <text:p>80549</text:p>
          </table:table-cell>
          <table:table-cell office:value-type="float" office:value="319600" calcext:value-type="float">
            <text:p>319600</text:p>
          </table:table-cell>
          <table:table-cell office:value-type="float" office:value="97195" calcext:value-type="float">
            <text:p>97195</text:p>
          </table:table-cell>
          <table:table-cell office:value-type="float" office:value="1148" calcext:value-type="float">
            <text:p>114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540" calcext:value-type="float">
            <text:p>254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8.0549" calcext:value-type="float">
            <text:p>8.0549</text:p>
          </table:table-cell>
          <table:table-cell table:formula="of:=[.Y13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94" calcext:value-type="float">
            <text:p>80094</text:p>
          </table:table-cell>
          <table:table-cell office:value-type="float" office:value="318501" calcext:value-type="float">
            <text:p>318501</text:p>
          </table:table-cell>
          <table:table-cell office:value-type="float" office:value="97195" calcext:value-type="float">
            <text:p>97195</text:p>
          </table:table-cell>
          <table:table-cell office:value-type="float" office:value="1148" calcext:value-type="float">
            <text:p>114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19" calcext:value-type="float">
            <text:p>19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8.0094" calcext:value-type="float">
            <text:p>8.0094</text:p>
          </table:table-cell>
          <table:table-cell table:formula="of:=[.Y13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28" calcext:value-type="float">
            <text:p>84028</text:p>
          </table:table-cell>
          <table:table-cell office:value-type="float" office:value="330195" calcext:value-type="float">
            <text:p>330195</text:p>
          </table:table-cell>
          <table:table-cell office:value-type="float" office:value="97311" calcext:value-type="float">
            <text:p>97311</text:p>
          </table:table-cell>
          <table:table-cell office:value-type="float" office:value="1264" calcext:value-type="float">
            <text:p>1264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7950" calcext:value-type="float">
            <text:p>795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8.4028" calcext:value-type="float">
            <text:p>8.4028</text:p>
          </table:table-cell>
          <table:table-cell table:formula="of:=[.Y13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112" calcext:value-type="float">
            <text:p>81112</text:p>
          </table:table-cell>
          <table:table-cell office:value-type="float" office:value="320335" calcext:value-type="float">
            <text:p>320335</text:p>
          </table:table-cell>
          <table:table-cell office:value-type="float" office:value="97318" calcext:value-type="float">
            <text:p>97318</text:p>
          </table:table-cell>
          <table:table-cell office:value-type="float" office:value="1271" calcext:value-type="float">
            <text:p>1271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828" calcext:value-type="float">
            <text:p>2828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8.1112" calcext:value-type="float">
            <text:p>8.1112</text:p>
          </table:table-cell>
          <table:table-cell table:formula="of:=[.Y13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965" calcext:value-type="float">
            <text:p>79965</text:p>
          </table:table-cell>
          <table:table-cell office:value-type="float" office:value="317370" calcext:value-type="float">
            <text:p>317370</text:p>
          </table:table-cell>
          <table:table-cell office:value-type="float" office:value="97324" calcext:value-type="float">
            <text:p>97324</text:p>
          </table:table-cell>
          <table:table-cell office:value-type="float" office:value="1277" calcext:value-type="float">
            <text:p>1277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304" calcext:value-type="float">
            <text:p>130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7.9965" calcext:value-type="float">
            <text:p>7.9965</text:p>
          </table:table-cell>
          <table:table-cell table:formula="of:=[.Y13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089" calcext:value-type="float">
            <text:p>84089</text:p>
          </table:table-cell>
          <table:table-cell office:value-type="float" office:value="330852" calcext:value-type="float">
            <text:p>330852</text:p>
          </table:table-cell>
          <table:table-cell office:value-type="float" office:value="98219" calcext:value-type="float">
            <text:p>98219</text:p>
          </table:table-cell>
          <table:table-cell office:value-type="float" office:value="2172" calcext:value-type="float">
            <text:p>217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073" calcext:value-type="float">
            <text:p>907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8.4089" calcext:value-type="float">
            <text:p>8.4089</text:p>
          </table:table-cell>
          <table:table-cell table:formula="of:=[.Y13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438" calcext:value-type="float">
            <text:p>81438</text:p>
          </table:table-cell>
          <table:table-cell office:value-type="float" office:value="321995" calcext:value-type="float">
            <text:p>321995</text:p>
          </table:table-cell>
          <table:table-cell office:value-type="float" office:value="98219" calcext:value-type="float">
            <text:p>98219</text:p>
          </table:table-cell>
          <table:table-cell office:value-type="float" office:value="2172" calcext:value-type="float">
            <text:p>217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3974" calcext:value-type="float">
            <text:p>397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8.1438" calcext:value-type="float">
            <text:p>8.1438</text:p>
          </table:table-cell>
          <table:table-cell table:formula="of:=[.Y14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461" calcext:value-type="float">
            <text:p>80461</text:p>
          </table:table-cell>
          <table:table-cell office:value-type="float" office:value="319358" calcext:value-type="float">
            <text:p>319358</text:p>
          </table:table-cell>
          <table:table-cell office:value-type="float" office:value="98219" calcext:value-type="float">
            <text:p>98219</text:p>
          </table:table-cell>
          <table:table-cell office:value-type="float" office:value="2172" calcext:value-type="float">
            <text:p>217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447" calcext:value-type="float">
            <text:p>2447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8.0461" calcext:value-type="float">
            <text:p>8.0461</text:p>
          </table:table-cell>
          <table:table-cell table:formula="of:=[.Y14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35" calcext:value-type="float">
            <text:p>80035</text:p>
          </table:table-cell>
          <table:table-cell office:value-type="float" office:value="318346" calcext:value-type="float">
            <text:p>318346</text:p>
          </table:table-cell>
          <table:table-cell office:value-type="float" office:value="98219" calcext:value-type="float">
            <text:p>98219</text:p>
          </table:table-cell>
          <table:table-cell office:value-type="float" office:value="2172" calcext:value-type="float">
            <text:p>217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870" calcext:value-type="float">
            <text:p>187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8.0035" calcext:value-type="float">
            <text:p>8.0035</text:p>
          </table:table-cell>
          <table:table-cell table:formula="of:=[.Y14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810" calcext:value-type="float">
            <text:p>84810</text:p>
          </table:table-cell>
          <table:table-cell office:value-type="float" office:value="332204" calcext:value-type="float">
            <text:p>332204</text:p>
          </table:table-cell>
          <table:table-cell office:value-type="float" office:value="96223" calcext:value-type="float">
            <text:p>96223</text:p>
          </table:table-cell>
          <table:table-cell office:value-type="float" office:value="175" calcext:value-type="float">
            <text:p>175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502" calcext:value-type="float">
            <text:p>950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8.481" calcext:value-type="float">
            <text:p>8.481</text:p>
          </table:table-cell>
          <table:table-cell table:formula="of:=[.Y14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116" calcext:value-type="float">
            <text:p>81116</text:p>
          </table:table-cell>
          <table:table-cell office:value-type="float" office:value="320009" calcext:value-type="float">
            <text:p>320009</text:p>
          </table:table-cell>
          <table:table-cell office:value-type="float" office:value="96231" calcext:value-type="float">
            <text:p>96231</text:p>
          </table:table-cell>
          <table:table-cell office:value-type="float" office:value="183" calcext:value-type="float">
            <text:p>1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3183" calcext:value-type="float">
            <text:p>31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8.1116" calcext:value-type="float">
            <text:p>8.1116</text:p>
          </table:table-cell>
          <table:table-cell table:formula="of:=[.Y14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738" calcext:value-type="float">
            <text:p>79738</text:p>
          </table:table-cell>
          <table:table-cell office:value-type="float" office:value="316559" calcext:value-type="float">
            <text:p>316559</text:p>
          </table:table-cell>
          <table:table-cell office:value-type="float" office:value="96236" calcext:value-type="float">
            <text:p>96236</text:p>
          </table:table-cell>
          <table:table-cell office:value-type="float" office:value="189" calcext:value-type="float">
            <text:p>189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412" calcext:value-type="float">
            <text:p>141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7.9738" calcext:value-type="float">
            <text:p>7.9738</text:p>
          </table:table-cell>
          <table:table-cell table:formula="of:=[.Y14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798" calcext:value-type="float">
            <text:p>84798</text:p>
          </table:table-cell>
          <table:table-cell office:value-type="float" office:value="332680" calcext:value-type="float">
            <text:p>332680</text:p>
          </table:table-cell>
          <table:table-cell office:value-type="float" office:value="97131" calcext:value-type="float">
            <text:p>97131</text:p>
          </table:table-cell>
          <table:table-cell office:value-type="float" office:value="1084" calcext:value-type="float">
            <text:p>1084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0543" calcext:value-type="float">
            <text:p>1054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8.4798" calcext:value-type="float">
            <text:p>8.4798</text:p>
          </table:table-cell>
          <table:table-cell table:formula="of:=[.Y146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537" calcext:value-type="float">
            <text:p>81537</text:p>
          </table:table-cell>
          <table:table-cell office:value-type="float" office:value="321971" calcext:value-type="float">
            <text:p>321971</text:p>
          </table:table-cell>
          <table:table-cell office:value-type="float" office:value="97131" calcext:value-type="float">
            <text:p>97131</text:p>
          </table:table-cell>
          <table:table-cell office:value-type="float" office:value="1084" calcext:value-type="float">
            <text:p>1084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499" calcext:value-type="float">
            <text:p>449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8.1537" calcext:value-type="float">
            <text:p>8.1537</text:p>
          </table:table-cell>
          <table:table-cell table:formula="of:=[.Y147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324" calcext:value-type="float">
            <text:p>80324</text:p>
          </table:table-cell>
          <table:table-cell office:value-type="float" office:value="318734" calcext:value-type="float">
            <text:p>318734</text:p>
          </table:table-cell>
          <table:table-cell office:value-type="float" office:value="97131" calcext:value-type="float">
            <text:p>97131</text:p>
          </table:table-cell>
          <table:table-cell office:value-type="float" office:value="1084" calcext:value-type="float">
            <text:p>1084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662" calcext:value-type="float">
            <text:p>266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8.0324" calcext:value-type="float">
            <text:p>8.0324</text:p>
          </table:table-cell>
          <table:table-cell table:formula="of:=[.Y148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835" calcext:value-type="float">
            <text:p>79835</text:p>
          </table:table-cell>
          <table:table-cell office:value-type="float" office:value="317561" calcext:value-type="float">
            <text:p>317561</text:p>
          </table:table-cell>
          <table:table-cell office:value-type="float" office:value="97131" calcext:value-type="float">
            <text:p>97131</text:p>
          </table:table-cell>
          <table:table-cell office:value-type="float" office:value="1084" calcext:value-type="float">
            <text:p>1084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96" calcext:value-type="float">
            <text:p>1996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7.9835" calcext:value-type="float">
            <text:p>7.9835</text:p>
          </table:table-cell>
          <table:table-cell table:formula="of:=[.Y149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475" calcext:value-type="float">
            <text:p>84475</text:p>
          </table:table-cell>
          <table:table-cell office:value-type="float" office:value="331179" calcext:value-type="float">
            <text:p>331179</text:p>
          </table:table-cell>
          <table:table-cell office:value-type="float" office:value="97247" calcext:value-type="float">
            <text:p>97247</text:p>
          </table:table-cell>
          <table:table-cell office:value-type="float" office:value="1199" calcext:value-type="float">
            <text:p>1199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9024" calcext:value-type="float">
            <text:p>902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8.4475" calcext:value-type="float">
            <text:p>8.4475</text:p>
          </table:table-cell>
          <table:table-cell table:formula="of:=[.Y150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090" calcext:value-type="float">
            <text:p>81090</text:p>
          </table:table-cell>
          <table:table-cell office:value-type="float" office:value="319999" calcext:value-type="float">
            <text:p>319999</text:p>
          </table:table-cell>
          <table:table-cell office:value-type="float" office:value="97254" calcext:value-type="float">
            <text:p>97254</text:p>
          </table:table-cell>
          <table:table-cell office:value-type="float" office:value="1207" calcext:value-type="float">
            <text:p>1207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3210" calcext:value-type="float">
            <text:p>321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8.109" calcext:value-type="float">
            <text:p>8.109</text:p>
          </table:table-cell>
          <table:table-cell table:formula="of:=[.Y151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735" calcext:value-type="float">
            <text:p>79735</text:p>
          </table:table-cell>
          <table:table-cell office:value-type="float" office:value="316508" calcext:value-type="float">
            <text:p>316508</text:p>
          </table:table-cell>
          <table:table-cell office:value-type="float" office:value="97260" calcext:value-type="float">
            <text:p>97260</text:p>
          </table:table-cell>
          <table:table-cell office:value-type="float" office:value="1212" calcext:value-type="float">
            <text:p>1212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419" calcext:value-type="float">
            <text:p>14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7.9735" calcext:value-type="float">
            <text:p>7.9735</text:p>
          </table:table-cell>
          <table:table-cell table:formula="of:=[.Y152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852" calcext:value-type="float">
            <text:p>84852</text:p>
          </table:table-cell>
          <table:table-cell office:value-type="float" office:value="332576" calcext:value-type="float">
            <text:p>332576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0522" calcext:value-type="float">
            <text:p>1052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8.4852" calcext:value-type="float">
            <text:p>8.4852</text:p>
          </table:table-cell>
          <table:table-cell table:formula="of:=[.Y153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500" calcext:value-type="float">
            <text:p>81500</text:p>
          </table:table-cell>
          <table:table-cell office:value-type="float" office:value="321858" calcext:value-type="float">
            <text:p>321858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4470" calcext:value-type="float">
            <text:p>4470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8.15" calcext:value-type="float">
            <text:p>8.15</text:p>
          </table:table-cell>
          <table:table-cell table:formula="of:=[.Y154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309" calcext:value-type="float">
            <text:p>80309</text:p>
          </table:table-cell>
          <table:table-cell office:value-type="float" office:value="318677" calcext:value-type="float">
            <text:p>318677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2667" calcext:value-type="float">
            <text:p>2667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8.0309" calcext:value-type="float">
            <text:p>8.0309</text:p>
          </table:table-cell>
          <table:table-cell table:formula="of:=[.Y155]" office:value-type="float" office:value="335220" calcext:value-type="float">
            <text:p>3352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821" calcext:value-type="float">
            <text:p>79821</text:p>
          </table:table-cell>
          <table:table-cell office:value-type="float" office:value="317490" calcext:value-type="float">
            <text:p>317490</text:p>
          </table:table-cell>
          <table:table-cell office:value-type="float" office:value="98155" calcext:value-type="float">
            <text:p>98155</text:p>
          </table:table-cell>
          <table:table-cell office:value-type="float" office:value="2108" calcext:value-type="float">
            <text:p>2108</text:p>
          </table:table-cell>
          <table:table-cell office:value-type="float" office:value="137648" calcext:value-type="float">
            <text:p>137648</text:p>
          </table:table-cell>
          <table:table-cell office:value-type="float" office:value="31883" calcext:value-type="float">
            <text:p>31883</text:p>
          </table:table-cell>
          <table:table-cell office:value-type="float" office:value="1994" calcext:value-type="float">
            <text:p>1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7.9821" calcext:value-type="float">
            <text:p>7.9821</text:p>
          </table:table-cell>
          <table:table-cell table:formula="of:=[.Y15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5824" calcext:value-type="float">
            <text:p>55824</text:p>
          </table:table-cell>
          <table:table-cell office:value-type="float" office:value="437433" calcext:value-type="float">
            <text:p>437433</text:p>
          </table:table-cell>
          <table:table-cell office:value-type="float" office:value="96405" calcext:value-type="float">
            <text:p>96405</text:p>
          </table:table-cell>
          <table:table-cell office:value-type="float" office:value="357" calcext:value-type="float">
            <text:p>357</text:p>
          </table:table-cell>
          <table:table-cell office:value-type="float" office:value="87040" calcext:value-type="float">
            <text:p>87040</text:p>
          </table:table-cell>
          <table:table-cell office:value-type="float" office:value="31879" calcext:value-type="float">
            <text:p>31879</text:p>
          </table:table-cell>
          <table:table-cell office:value-type="float" office:value="64662" calcext:value-type="float">
            <text:p>6466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5.5824" calcext:value-type="float">
            <text:p>5.5824</text:p>
          </table:table-cell>
          <table:table-cell table:formula="of:=[.Y15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695" calcext:value-type="float">
            <text:p>48695</text:p>
          </table:table-cell>
          <table:table-cell office:value-type="float" office:value="378056" calcext:value-type="float">
            <text:p>378056</text:p>
          </table:table-cell>
          <table:table-cell office:value-type="float" office:value="96428" calcext:value-type="float">
            <text:p>96428</text:p>
          </table:table-cell>
          <table:table-cell office:value-type="float" office:value="380" calcext:value-type="float">
            <text:p>380</text:p>
          </table:table-cell>
          <table:table-cell office:value-type="float" office:value="87040" calcext:value-type="float">
            <text:p>87040</text:p>
          </table:table-cell>
          <table:table-cell office:value-type="float" office:value="31879" calcext:value-type="float">
            <text:p>31879</text:p>
          </table:table-cell>
          <table:table-cell office:value-type="float" office:value="24469" calcext:value-type="float">
            <text:p>2446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4.8695" calcext:value-type="float">
            <text:p>4.8695</text:p>
          </table:table-cell>
          <table:table-cell table:formula="of:=[.Y15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452" calcext:value-type="float">
            <text:p>45452</text:p>
          </table:table-cell>
          <table:table-cell office:value-type="float" office:value="354464" calcext:value-type="float">
            <text:p>354464</text:p>
          </table:table-cell>
          <table:table-cell office:value-type="float" office:value="96439" calcext:value-type="float">
            <text:p>96439</text:p>
          </table:table-cell>
          <table:table-cell office:value-type="float" office:value="392" calcext:value-type="float">
            <text:p>392</text:p>
          </table:table-cell>
          <table:table-cell office:value-type="float" office:value="87040" calcext:value-type="float">
            <text:p>87040</text:p>
          </table:table-cell>
          <table:table-cell office:value-type="float" office:value="31879" calcext:value-type="float">
            <text:p>31879</text:p>
          </table:table-cell>
          <table:table-cell office:value-type="float" office:value="10314" calcext:value-type="float">
            <text:p>1031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4.5452" calcext:value-type="float">
            <text:p>4.5452</text:p>
          </table:table-cell>
          <table:table-cell table:formula="of:=[.Y15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810" calcext:value-type="float">
            <text:p>43810</text:p>
          </table:table-cell>
          <table:table-cell office:value-type="float" office:value="344778" calcext:value-type="float">
            <text:p>344778</text:p>
          </table:table-cell>
          <table:table-cell office:value-type="float" office:value="96444" calcext:value-type="float">
            <text:p>96444</text:p>
          </table:table-cell>
          <table:table-cell office:value-type="float" office:value="396" calcext:value-type="float">
            <text:p>396</text:p>
          </table:table-cell>
          <table:table-cell office:value-type="float" office:value="87040" calcext:value-type="float">
            <text:p>87040</text:p>
          </table:table-cell>
          <table:table-cell office:value-type="float" office:value="31879" calcext:value-type="float">
            <text:p>31879</text:p>
          </table:table-cell>
          <table:table-cell office:value-type="float" office:value="4938" calcext:value-type="float">
            <text:p>49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4.381" calcext:value-type="float">
            <text:p>4.381</text:p>
          </table:table-cell>
          <table:table-cell table:formula="of:=[.Y16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6301" calcext:value-type="float">
            <text:p>56301</text:p>
          </table:table-cell>
          <table:table-cell office:value-type="float" office:value="441957" calcext:value-type="float">
            <text:p>441957</text:p>
          </table:table-cell>
          <table:table-cell office:value-type="float" office:value="112797" calcext:value-type="float">
            <text:p>112797</text:p>
          </table:table-cell>
          <table:table-cell office:value-type="float" office:value="16750" calcext:value-type="float">
            <text:p>1675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5318" calcext:value-type="float">
            <text:p>55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5.6301" calcext:value-type="float">
            <text:p>5.6301</text:p>
          </table:table-cell>
          <table:table-cell table:formula="of:=[.Y16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39" calcext:value-type="float">
            <text:p>49539</text:p>
          </table:table-cell>
          <table:table-cell office:value-type="float" office:value="386079" calcext:value-type="float">
            <text:p>386079</text:p>
          </table:table-cell>
          <table:table-cell office:value-type="float" office:value="112852" calcext:value-type="float">
            <text:p>112852</text:p>
          </table:table-cell>
          <table:table-cell office:value-type="float" office:value="16805" calcext:value-type="float">
            <text:p>16805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19220" calcext:value-type="float">
            <text:p>19220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4.9539" calcext:value-type="float">
            <text:p>4.9539</text:p>
          </table:table-cell>
          <table:table-cell table:formula="of:=[.Y16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079" calcext:value-type="float">
            <text:p>47079</text:p>
          </table:table-cell>
          <table:table-cell office:value-type="float" office:value="367518" calcext:value-type="float">
            <text:p>367518</text:p>
          </table:table-cell>
          <table:table-cell office:value-type="float" office:value="112877" calcext:value-type="float">
            <text:p>112877</text:p>
          </table:table-cell>
          <table:table-cell office:value-type="float" office:value="16830" calcext:value-type="float">
            <text:p>1683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8485" calcext:value-type="float">
            <text:p>84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4.7079" calcext:value-type="float">
            <text:p>4.7079</text:p>
          </table:table-cell>
          <table:table-cell table:formula="of:=[.Y16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757" calcext:value-type="float">
            <text:p>45757</text:p>
          </table:table-cell>
          <table:table-cell office:value-type="float" office:value="359784" calcext:value-type="float">
            <text:p>359784</text:p>
          </table:table-cell>
          <table:table-cell office:value-type="float" office:value="112887" calcext:value-type="float">
            <text:p>112887</text:p>
          </table:table-cell>
          <table:table-cell office:value-type="float" office:value="16839" calcext:value-type="float">
            <text:p>16839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4272" calcext:value-type="float">
            <text:p>427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4.5757" calcext:value-type="float">
            <text:p>4.5757</text:p>
          </table:table-cell>
          <table:table-cell table:formula="of:=[.Y16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83" calcext:value-type="float">
            <text:p>56183</text:p>
          </table:table-cell>
          <table:table-cell office:value-type="float" office:value="441331" calcext:value-type="float">
            <text:p>441331</text:p>
          </table:table-cell>
          <table:table-cell office:value-type="float" office:value="112887" calcext:value-type="float">
            <text:p>112887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7558" calcext:value-type="float">
            <text:p>5755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5.6183" calcext:value-type="float">
            <text:p>5.6183</text:p>
          </table:table-cell>
          <table:table-cell table:formula="of:=[.Y16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539" calcext:value-type="float">
            <text:p>49539</text:p>
          </table:table-cell>
          <table:table-cell office:value-type="float" office:value="386242" calcext:value-type="float">
            <text:p>386242</text:p>
          </table:table-cell>
          <table:table-cell office:value-type="float" office:value="112895" calcext:value-type="float">
            <text:p>112895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20422" calcext:value-type="float">
            <text:p>204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4.9539" calcext:value-type="float">
            <text:p>4.9539</text:p>
          </table:table-cell>
          <table:table-cell table:formula="of:=[.Y16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145" calcext:value-type="float">
            <text:p>47145</text:p>
          </table:table-cell>
          <table:table-cell office:value-type="float" office:value="368206" calcext:value-type="float">
            <text:p>368206</text:p>
          </table:table-cell>
          <table:table-cell office:value-type="float" office:value="112896" calcext:value-type="float">
            <text:p>112896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9604" calcext:value-type="float">
            <text:p>960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4.7145" calcext:value-type="float">
            <text:p>4.7145</text:p>
          </table:table-cell>
          <table:table-cell table:formula="of:=[.Y16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905" calcext:value-type="float">
            <text:p>45905</text:p>
          </table:table-cell>
          <table:table-cell office:value-type="float" office:value="360932" calcext:value-type="float">
            <text:p>360932</text:p>
          </table:table-cell>
          <table:table-cell office:value-type="float" office:value="112896" calcext:value-type="float">
            <text:p>112896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471" calcext:value-type="float">
            <text:p>547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4.5905" calcext:value-type="float">
            <text:p>4.5905</text:p>
          </table:table-cell>
          <table:table-cell table:formula="of:=[.Y16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249" calcext:value-type="float">
            <text:p>56249</text:p>
          </table:table-cell>
          <table:table-cell office:value-type="float" office:value="441423" calcext:value-type="float">
            <text:p>441423</text:p>
          </table:table-cell>
          <table:table-cell office:value-type="float" office:value="112796" calcext:value-type="float">
            <text:p>112796</text:p>
          </table:table-cell>
          <table:table-cell office:value-type="float" office:value="16749" calcext:value-type="float">
            <text:p>16749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5765" calcext:value-type="float">
            <text:p>5576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5.6249" calcext:value-type="float">
            <text:p>5.6249</text:p>
          </table:table-cell>
          <table:table-cell table:formula="of:=[.Y16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24" calcext:value-type="float">
            <text:p>49424</text:p>
          </table:table-cell>
          <table:table-cell office:value-type="float" office:value="385153" calcext:value-type="float">
            <text:p>385153</text:p>
          </table:table-cell>
          <table:table-cell office:value-type="float" office:value="112853" calcext:value-type="float">
            <text:p>112853</text:p>
          </table:table-cell>
          <table:table-cell office:value-type="float" office:value="16806" calcext:value-type="float">
            <text:p>16806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19346" calcext:value-type="float">
            <text:p>193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4.9424" calcext:value-type="float">
            <text:p>4.9424</text:p>
          </table:table-cell>
          <table:table-cell table:formula="of:=[.Y17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905" calcext:value-type="float">
            <text:p>46905</text:p>
          </table:table-cell>
          <table:table-cell office:value-type="float" office:value="366240" calcext:value-type="float">
            <text:p>366240</text:p>
          </table:table-cell>
          <table:table-cell office:value-type="float" office:value="112877" calcext:value-type="float">
            <text:p>112877</text:p>
          </table:table-cell>
          <table:table-cell office:value-type="float" office:value="16830" calcext:value-type="float">
            <text:p>1683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8389" calcext:value-type="float">
            <text:p>838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4.6905" calcext:value-type="float">
            <text:p>4.6905</text:p>
          </table:table-cell>
          <table:table-cell table:formula="of:=[.Y17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602" calcext:value-type="float">
            <text:p>45602</text:p>
          </table:table-cell>
          <table:table-cell office:value-type="float" office:value="358730" calcext:value-type="float">
            <text:p>358730</text:p>
          </table:table-cell>
          <table:table-cell office:value-type="float" office:value="112887" calcext:value-type="float">
            <text:p>112887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4293" calcext:value-type="float">
            <text:p>42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4.5602" calcext:value-type="float">
            <text:p>4.5602</text:p>
          </table:table-cell>
          <table:table-cell table:formula="of:=[.Y17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10" calcext:value-type="float">
            <text:p>56110</text:p>
          </table:table-cell>
          <table:table-cell office:value-type="float" office:value="440803" calcext:value-type="float">
            <text:p>440803</text:p>
          </table:table-cell>
          <table:table-cell office:value-type="float" office:value="112887" calcext:value-type="float">
            <text:p>112887</text:p>
          </table:table-cell>
          <table:table-cell office:value-type="float" office:value="16840" calcext:value-type="float">
            <text:p>16840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7976" calcext:value-type="float">
            <text:p>5797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5.611" calcext:value-type="float">
            <text:p>5.611</text:p>
          </table:table-cell>
          <table:table-cell table:formula="of:=[.Y17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412" calcext:value-type="float">
            <text:p>49412</text:p>
          </table:table-cell>
          <table:table-cell office:value-type="float" office:value="385323" calcext:value-type="float">
            <text:p>385323</text:p>
          </table:table-cell>
          <table:table-cell office:value-type="float" office:value="112895" calcext:value-type="float">
            <text:p>112895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20558" calcext:value-type="float">
            <text:p>2055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4.9412" calcext:value-type="float">
            <text:p>4.9412</text:p>
          </table:table-cell>
          <table:table-cell table:formula="of:=[.Y17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003" calcext:value-type="float">
            <text:p>47003</text:p>
          </table:table-cell>
          <table:table-cell office:value-type="float" office:value="367179" calcext:value-type="float">
            <text:p>367179</text:p>
          </table:table-cell>
          <table:table-cell office:value-type="float" office:value="112895" calcext:value-type="float">
            <text:p>112895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9647" calcext:value-type="float">
            <text:p>964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4.7003" calcext:value-type="float">
            <text:p>4.7003</text:p>
          </table:table-cell>
          <table:table-cell table:formula="of:=[.Y17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776" calcext:value-type="float">
            <text:p>45776</text:p>
          </table:table-cell>
          <table:table-cell office:value-type="float" office:value="360068" calcext:value-type="float">
            <text:p>360068</text:p>
          </table:table-cell>
          <table:table-cell office:value-type="float" office:value="112896" calcext:value-type="float">
            <text:p>112896</text:p>
          </table:table-cell>
          <table:table-cell office:value-type="float" office:value="16848" calcext:value-type="float">
            <text:p>16848</text:p>
          </table:table-cell>
          <table:table-cell office:value-type="float" office:value="120064" calcext:value-type="float">
            <text:p>120064</text:p>
          </table:table-cell>
          <table:table-cell office:value-type="float" office:value="31879" calcext:value-type="float">
            <text:p>31879</text:p>
          </table:table-cell>
          <table:table-cell office:value-type="float" office:value="5593" calcext:value-type="float">
            <text:p>55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68" calcext:value-type="float">
            <text:p>66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4.5776" calcext:value-type="float">
            <text:p>4.5776</text:p>
          </table:table-cell>
          <table:table-cell table:formula="of:=[.Y17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268" calcext:value-type="float">
            <text:p>56268</text:p>
          </table:table-cell>
          <table:table-cell office:value-type="float" office:value="441627" calcext:value-type="float">
            <text:p>441627</text:p>
          </table:table-cell>
          <table:table-cell office:value-type="float" office:value="132444" calcext:value-type="float">
            <text:p>132444</text:p>
          </table:table-cell>
          <table:table-cell office:value-type="float" office:value="36397" calcext:value-type="float">
            <text:p>36397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55297" calcext:value-type="float">
            <text:p>5529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5.6268" calcext:value-type="float">
            <text:p>5.6268</text:p>
          </table:table-cell>
          <table:table-cell table:formula="of:=[.Y17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37" calcext:value-type="float">
            <text:p>49537</text:p>
          </table:table-cell>
          <table:table-cell office:value-type="float" office:value="385887" calcext:value-type="float">
            <text:p>385887</text:p>
          </table:table-cell>
          <table:table-cell office:value-type="float" office:value="132502" calcext:value-type="float">
            <text:p>132502</text:p>
          </table:table-cell>
          <table:table-cell office:value-type="float" office:value="36454" calcext:value-type="float">
            <text:p>36454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19292" calcext:value-type="float">
            <text:p>1929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4.9537" calcext:value-type="float">
            <text:p>4.9537</text:p>
          </table:table-cell>
          <table:table-cell table:formula="of:=[.Y17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033" calcext:value-type="float">
            <text:p>47033</text:p>
          </table:table-cell>
          <table:table-cell office:value-type="float" office:value="367204" calcext:value-type="float">
            <text:p>367204</text:p>
          </table:table-cell>
          <table:table-cell office:value-type="float" office:value="132526" calcext:value-type="float">
            <text:p>132526</text:p>
          </table:table-cell>
          <table:table-cell office:value-type="float" office:value="36478" calcext:value-type="float">
            <text:p>36478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8482" calcext:value-type="float">
            <text:p>84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4.7033" calcext:value-type="float">
            <text:p>4.7033</text:p>
          </table:table-cell>
          <table:table-cell table:formula="of:=[.Y17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712" calcext:value-type="float">
            <text:p>45712</text:p>
          </table:table-cell>
          <table:table-cell office:value-type="float" office:value="359488" calcext:value-type="float">
            <text:p>359488</text:p>
          </table:table-cell>
          <table:table-cell office:value-type="float" office:value="132535" calcext:value-type="float">
            <text:p>132535</text:p>
          </table:table-cell>
          <table:table-cell office:value-type="float" office:value="36488" calcext:value-type="float">
            <text:p>36488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4281" calcext:value-type="float">
            <text:p>428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4.5712" calcext:value-type="float">
            <text:p>4.5712</text:p>
          </table:table-cell>
          <table:table-cell table:formula="of:=[.Y18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467" calcext:value-type="float">
            <text:p>56467</text:p>
          </table:table-cell>
          <table:table-cell office:value-type="float" office:value="442423" calcext:value-type="float">
            <text:p>442423</text:p>
          </table:table-cell>
          <table:table-cell office:value-type="float" office:value="130423" calcext:value-type="float">
            <text:p>130423</text:p>
          </table:table-cell>
          <table:table-cell office:value-type="float" office:value="34376" calcext:value-type="float">
            <text:p>3437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0577" calcext:value-type="float">
            <text:p>6057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5.6467" calcext:value-type="float">
            <text:p>5.6467</text:p>
          </table:table-cell>
          <table:table-cell table:formula="of:=[.Y18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824" calcext:value-type="float">
            <text:p>49824</text:p>
          </table:table-cell>
          <table:table-cell office:value-type="float" office:value="387220" calcext:value-type="float">
            <text:p>387220</text:p>
          </table:table-cell>
          <table:table-cell office:value-type="float" office:value="130431" calcext:value-type="float">
            <text:p>130431</text:p>
          </table:table-cell>
          <table:table-cell office:value-type="float" office:value="34384" calcext:value-type="float">
            <text:p>3438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2534" calcext:value-type="float">
            <text:p>2253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4.9824" calcext:value-type="float">
            <text:p>4.9824</text:p>
          </table:table-cell>
          <table:table-cell table:formula="of:=[.Y18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067" calcext:value-type="float">
            <text:p>47067</text:p>
          </table:table-cell>
          <table:table-cell office:value-type="float" office:value="367549" calcext:value-type="float">
            <text:p>367549</text:p>
          </table:table-cell>
          <table:table-cell office:value-type="float" office:value="130431" calcext:value-type="float">
            <text:p>130431</text:p>
          </table:table-cell>
          <table:table-cell office:value-type="float" office:value="34384" calcext:value-type="float">
            <text:p>3438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604" calcext:value-type="float">
            <text:p>1060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4.7067" calcext:value-type="float">
            <text:p>4.7067</text:p>
          </table:table-cell>
          <table:table-cell table:formula="of:=[.Y18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627" calcext:value-type="float">
            <text:p>45627</text:p>
          </table:table-cell>
          <table:table-cell office:value-type="float" office:value="359238" calcext:value-type="float">
            <text:p>359238</text:p>
          </table:table-cell>
          <table:table-cell office:value-type="float" office:value="130432" calcext:value-type="float">
            <text:p>130432</text:p>
          </table:table-cell>
          <table:table-cell office:value-type="float" office:value="34384" calcext:value-type="float">
            <text:p>3438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866" calcext:value-type="float">
            <text:p>586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4.5627" calcext:value-type="float">
            <text:p>4.5627</text:p>
          </table:table-cell>
          <table:table-cell table:formula="of:=[.Y18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205" calcext:value-type="float">
            <text:p>56205</text:p>
          </table:table-cell>
          <table:table-cell office:value-type="float" office:value="441105" calcext:value-type="float">
            <text:p>441105</text:p>
          </table:table-cell>
          <table:table-cell office:value-type="float" office:value="132509" calcext:value-type="float">
            <text:p>132509</text:p>
          </table:table-cell>
          <table:table-cell office:value-type="float" office:value="36462" calcext:value-type="float">
            <text:p>36462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55655" calcext:value-type="float">
            <text:p>5565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5.6205" calcext:value-type="float">
            <text:p>5.6205</text:p>
          </table:table-cell>
          <table:table-cell table:formula="of:=[.Y18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07" calcext:value-type="float">
            <text:p>49407</text:p>
          </table:table-cell>
          <table:table-cell office:value-type="float" office:value="384971" calcext:value-type="float">
            <text:p>384971</text:p>
          </table:table-cell>
          <table:table-cell office:value-type="float" office:value="132565" calcext:value-type="float">
            <text:p>132565</text:p>
          </table:table-cell>
          <table:table-cell office:value-type="float" office:value="36518" calcext:value-type="float">
            <text:p>36518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19381" calcext:value-type="float">
            <text:p>1938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4.9407" calcext:value-type="float">
            <text:p>4.9407</text:p>
          </table:table-cell>
          <table:table-cell table:formula="of:=[.Y18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864" calcext:value-type="float">
            <text:p>46864</text:p>
          </table:table-cell>
          <table:table-cell office:value-type="float" office:value="366023" calcext:value-type="float">
            <text:p>366023</text:p>
          </table:table-cell>
          <table:table-cell office:value-type="float" office:value="132589" calcext:value-type="float">
            <text:p>132589</text:p>
          </table:table-cell>
          <table:table-cell office:value-type="float" office:value="36542" calcext:value-type="float">
            <text:p>36542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8406" calcext:value-type="float">
            <text:p>840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4.6864" calcext:value-type="float">
            <text:p>4.6864</text:p>
          </table:table-cell>
          <table:table-cell table:formula="of:=[.Y18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572" calcext:value-type="float">
            <text:p>45572</text:p>
          </table:table-cell>
          <table:table-cell office:value-type="float" office:value="358480" calcext:value-type="float">
            <text:p>358480</text:p>
          </table:table-cell>
          <table:table-cell office:value-type="float" office:value="132599" calcext:value-type="float">
            <text:p>132599</text:p>
          </table:table-cell>
          <table:table-cell office:value-type="float" office:value="36552" calcext:value-type="float">
            <text:p>36552</text:p>
          </table:table-cell>
          <table:table-cell office:value-type="float" office:value="137600" calcext:value-type="float">
            <text:p>137600</text:p>
          </table:table-cell>
          <table:table-cell office:value-type="float" office:value="31879" calcext:value-type="float">
            <text:p>31879</text:p>
          </table:table-cell>
          <table:table-cell office:value-type="float" office:value="4291" calcext:value-type="float">
            <text:p>4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4.5572" calcext:value-type="float">
            <text:p>4.5572</text:p>
          </table:table-cell>
          <table:table-cell table:formula="of:=[.Y18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431" calcext:value-type="float">
            <text:p>56431</text:p>
          </table:table-cell>
          <table:table-cell office:value-type="float" office:value="442331" calcext:value-type="float">
            <text:p>442331</text:p>
          </table:table-cell>
          <table:table-cell office:value-type="float" office:value="131447" calcext:value-type="float">
            <text:p>131447</text:p>
          </table:table-cell>
          <table:table-cell office:value-type="float" office:value="35400" calcext:value-type="float">
            <text:p>35400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0545" calcext:value-type="float">
            <text:p>6054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5.6431" calcext:value-type="float">
            <text:p>5.6431</text:p>
          </table:table-cell>
          <table:table-cell table:formula="of:=[.Y18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9807" calcext:value-type="float">
            <text:p>49807</text:p>
          </table:table-cell>
          <table:table-cell office:value-type="float" office:value="387151" calcext:value-type="float">
            <text:p>387151</text:p>
          </table:table-cell>
          <table:table-cell office:value-type="float" office:value="131455" calcext:value-type="float">
            <text:p>131455</text:p>
          </table:table-cell>
          <table:table-cell office:value-type="float" office:value="35408" calcext:value-type="float">
            <text:p>3540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2534" calcext:value-type="float">
            <text:p>2253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4.9807" calcext:value-type="float">
            <text:p>4.9807</text:p>
          </table:table-cell>
          <table:table-cell table:formula="of:=[.Y19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058" calcext:value-type="float">
            <text:p>47058</text:p>
          </table:table-cell>
          <table:table-cell office:value-type="float" office:value="367476" calcext:value-type="float">
            <text:p>367476</text:p>
          </table:table-cell>
          <table:table-cell office:value-type="float" office:value="131455" calcext:value-type="float">
            <text:p>131455</text:p>
          </table:table-cell>
          <table:table-cell office:value-type="float" office:value="35408" calcext:value-type="float">
            <text:p>3540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598" calcext:value-type="float">
            <text:p>1059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4.7058" calcext:value-type="float">
            <text:p>4.7058</text:p>
          </table:table-cell>
          <table:table-cell table:formula="of:=[.Y19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620" calcext:value-type="float">
            <text:p>45620</text:p>
          </table:table-cell>
          <table:table-cell office:value-type="float" office:value="359169" calcext:value-type="float">
            <text:p>359169</text:p>
          </table:table-cell>
          <table:table-cell office:value-type="float" office:value="131456" calcext:value-type="float">
            <text:p>131456</text:p>
          </table:table-cell>
          <table:table-cell office:value-type="float" office:value="35408" calcext:value-type="float">
            <text:p>3540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863" calcext:value-type="float">
            <text:p>58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4.562" calcext:value-type="float">
            <text:p>4.562</text:p>
          </table:table-cell>
          <table:table-cell table:formula="of:=[.Y19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967" calcext:value-type="float">
            <text:p>53967</text:p>
          </table:table-cell>
          <table:table-cell office:value-type="float" office:value="424371" calcext:value-type="float">
            <text:p>424371</text:p>
          </table:table-cell>
          <table:table-cell office:value-type="float" office:value="97234" calcext:value-type="float">
            <text:p>97234</text:p>
          </table:table-cell>
          <table:table-cell office:value-type="float" office:value="1186" calcext:value-type="float">
            <text:p>118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7770" calcext:value-type="float">
            <text:p>67770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5.3967" calcext:value-type="float">
            <text:p>5.3967</text:p>
          </table:table-cell>
          <table:table-cell table:formula="of:=[.Y19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973" calcext:value-type="float">
            <text:p>45973</text:p>
          </table:table-cell>
          <table:table-cell office:value-type="float" office:value="357441" calcext:value-type="float">
            <text:p>357441</text:p>
          </table:table-cell>
          <table:table-cell office:value-type="float" office:value="97280" calcext:value-type="float">
            <text:p>97280</text:p>
          </table:table-cell>
          <table:table-cell office:value-type="float" office:value="1233" calcext:value-type="float">
            <text:p>1233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522" calcext:value-type="float">
            <text:p>235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4.5973" calcext:value-type="float">
            <text:p>4.5973</text:p>
          </table:table-cell>
          <table:table-cell table:formula="of:=[.Y19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126" calcext:value-type="float">
            <text:p>43126</text:p>
          </table:table-cell>
          <table:table-cell office:value-type="float" office:value="335393" calcext:value-type="float">
            <text:p>335393</text:p>
          </table:table-cell>
          <table:table-cell office:value-type="float" office:value="97306" calcext:value-type="float">
            <text:p>97306</text:p>
          </table:table-cell>
          <table:table-cell office:value-type="float" office:value="1259" calcext:value-type="float">
            <text:p>1259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429" calcext:value-type="float">
            <text:p>1042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4.3126" calcext:value-type="float">
            <text:p>4.3126</text:p>
          </table:table-cell>
          <table:table-cell table:formula="of:=[.Y19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12" calcext:value-type="float">
            <text:p>41612</text:p>
          </table:table-cell>
          <table:table-cell office:value-type="float" office:value="326226" calcext:value-type="float">
            <text:p>326226</text:p>
          </table:table-cell>
          <table:table-cell office:value-type="float" office:value="97317" calcext:value-type="float">
            <text:p>97317</text:p>
          </table:table-cell>
          <table:table-cell office:value-type="float" office:value="1270" calcext:value-type="float">
            <text:p>1270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344" calcext:value-type="float">
            <text:p>534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4.1612" calcext:value-type="float">
            <text:p>4.1612</text:p>
          </table:table-cell>
          <table:table-cell table:formula="of:=[.Y19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885" calcext:value-type="float">
            <text:p>53885</text:p>
          </table:table-cell>
          <table:table-cell office:value-type="float" office:value="424095" calcext:value-type="float">
            <text:p>424095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70125" calcext:value-type="float">
            <text:p>7012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5.3885" calcext:value-type="float">
            <text:p>5.3885</text:p>
          </table:table-cell>
          <table:table-cell table:formula="of:=[.Y19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991" calcext:value-type="float">
            <text:p>45991</text:p>
          </table:table-cell>
          <table:table-cell office:value-type="float" office:value="358149" calcext:value-type="float">
            <text:p>358149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4684" calcext:value-type="float">
            <text:p>246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4.5991" calcext:value-type="float">
            <text:p>4.5991</text:p>
          </table:table-cell>
          <table:table-cell table:formula="of:=[.Y19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74" calcext:value-type="float">
            <text:p>43274</text:p>
          </table:table-cell>
          <table:table-cell office:value-type="float" office:value="336920" calcext:value-type="float">
            <text:p>336920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618" calcext:value-type="float">
            <text:p>116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4.3274" calcext:value-type="float">
            <text:p>4.3274</text:p>
          </table:table-cell>
          <table:table-cell table:formula="of:=[.Y19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821" calcext:value-type="float">
            <text:p>41821</text:p>
          </table:table-cell>
          <table:table-cell office:value-type="float" office:value="328035" calcext:value-type="float">
            <text:p>328035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494" calcext:value-type="float">
            <text:p>649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4.1821" calcext:value-type="float">
            <text:p>4.1821</text:p>
          </table:table-cell>
          <table:table-cell table:formula="of:=[.Y20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59" calcext:value-type="float">
            <text:p>53959</text:p>
          </table:table-cell>
          <table:table-cell office:value-type="float" office:value="424291" calcext:value-type="float">
            <text:p>424291</text:p>
          </table:table-cell>
          <table:table-cell office:value-type="float" office:value="98258" calcext:value-type="float">
            <text:p>98258</text:p>
          </table:table-cell>
          <table:table-cell office:value-type="float" office:value="2211" calcext:value-type="float">
            <text:p>2211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7713" calcext:value-type="float">
            <text:p>677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5.3959" calcext:value-type="float">
            <text:p>5.3959</text:p>
          </table:table-cell>
          <table:table-cell table:formula="of:=[.Y20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975" calcext:value-type="float">
            <text:p>45975</text:p>
          </table:table-cell>
          <table:table-cell office:value-type="float" office:value="357425" calcext:value-type="float">
            <text:p>357425</text:p>
          </table:table-cell>
          <table:table-cell office:value-type="float" office:value="98305" calcext:value-type="float">
            <text:p>98305</text:p>
          </table:table-cell>
          <table:table-cell office:value-type="float" office:value="2258" calcext:value-type="float">
            <text:p>225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551" calcext:value-type="float">
            <text:p>2355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4.5975" calcext:value-type="float">
            <text:p>4.5975</text:p>
          </table:table-cell>
          <table:table-cell table:formula="of:=[.Y20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119" calcext:value-type="float">
            <text:p>43119</text:p>
          </table:table-cell>
          <table:table-cell office:value-type="float" office:value="335342" calcext:value-type="float">
            <text:p>335342</text:p>
          </table:table-cell>
          <table:table-cell office:value-type="float" office:value="98330" calcext:value-type="float">
            <text:p>98330</text:p>
          </table:table-cell>
          <table:table-cell office:value-type="float" office:value="2283" calcext:value-type="float">
            <text:p>2283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431" calcext:value-type="float">
            <text:p>1043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4.3119" calcext:value-type="float">
            <text:p>4.3119</text:p>
          </table:table-cell>
          <table:table-cell table:formula="of:=[.Y20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17" calcext:value-type="float">
            <text:p>41617</text:p>
          </table:table-cell>
          <table:table-cell office:value-type="float" office:value="326156" calcext:value-type="float">
            <text:p>326156</text:p>
          </table:table-cell>
          <table:table-cell office:value-type="float" office:value="98341" calcext:value-type="float">
            <text:p>98341</text:p>
          </table:table-cell>
          <table:table-cell office:value-type="float" office:value="2294" calcext:value-type="float">
            <text:p>229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337" calcext:value-type="float">
            <text:p>533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4.1617" calcext:value-type="float">
            <text:p>4.1617</text:p>
          </table:table-cell>
          <table:table-cell table:formula="of:=[.Y20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851" calcext:value-type="float">
            <text:p>53851</text:p>
          </table:table-cell>
          <table:table-cell office:value-type="float" office:value="423949" calcext:value-type="float">
            <text:p>423949</text:p>
          </table:table-cell>
          <table:table-cell office:value-type="float" office:value="99183" calcext:value-type="float">
            <text:p>99183</text:p>
          </table:table-cell>
          <table:table-cell office:value-type="float" office:value="3136" calcext:value-type="float">
            <text:p>313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9941" calcext:value-type="float">
            <text:p>6994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5.3851" calcext:value-type="float">
            <text:p>5.3851</text:p>
          </table:table-cell>
          <table:table-cell table:formula="of:=[.Y20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6012" calcext:value-type="float">
            <text:p>46012</text:p>
          </table:table-cell>
          <table:table-cell office:value-type="float" office:value="358166" calcext:value-type="float">
            <text:p>358166</text:p>
          </table:table-cell>
          <table:table-cell office:value-type="float" office:value="99183" calcext:value-type="float">
            <text:p>99183</text:p>
          </table:table-cell>
          <table:table-cell office:value-type="float" office:value="3136" calcext:value-type="float">
            <text:p>313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4738" calcext:value-type="float">
            <text:p>247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4.6012" calcext:value-type="float">
            <text:p>4.6012</text:p>
          </table:table-cell>
          <table:table-cell table:formula="of:=[.Y20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86" calcext:value-type="float">
            <text:p>43286</text:p>
          </table:table-cell>
          <table:table-cell office:value-type="float" office:value="336907" calcext:value-type="float">
            <text:p>336907</text:p>
          </table:table-cell>
          <table:table-cell office:value-type="float" office:value="99183" calcext:value-type="float">
            <text:p>99183</text:p>
          </table:table-cell>
          <table:table-cell office:value-type="float" office:value="3136" calcext:value-type="float">
            <text:p>313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642" calcext:value-type="float">
            <text:p>1164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4.3286" calcext:value-type="float">
            <text:p>4.3286</text:p>
          </table:table-cell>
          <table:table-cell table:formula="of:=[.Y20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816" calcext:value-type="float">
            <text:p>41816</text:p>
          </table:table-cell>
          <table:table-cell office:value-type="float" office:value="327928" calcext:value-type="float">
            <text:p>327928</text:p>
          </table:table-cell>
          <table:table-cell office:value-type="float" office:value="99183" calcext:value-type="float">
            <text:p>99183</text:p>
          </table:table-cell>
          <table:table-cell office:value-type="float" office:value="3136" calcext:value-type="float">
            <text:p>313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469" calcext:value-type="float">
            <text:p>646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4.1816" calcext:value-type="float">
            <text:p>4.1816</text:p>
          </table:table-cell>
          <table:table-cell table:formula="of:=[.Y20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889" calcext:value-type="float">
            <text:p>53889</text:p>
          </table:table-cell>
          <table:table-cell office:value-type="float" office:value="423722" calcext:value-type="float">
            <text:p>423722</text:p>
          </table:table-cell>
          <table:table-cell office:value-type="float" office:value="96260" calcext:value-type="float">
            <text:p>96260</text:p>
          </table:table-cell>
          <table:table-cell office:value-type="float" office:value="213" calcext:value-type="float">
            <text:p>213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8033" calcext:value-type="float">
            <text:p>6803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5.3889" calcext:value-type="float">
            <text:p>5.3889</text:p>
          </table:table-cell>
          <table:table-cell table:formula="of:=[.Y20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861" calcext:value-type="float">
            <text:p>45861</text:p>
          </table:table-cell>
          <table:table-cell office:value-type="float" office:value="356577" calcext:value-type="float">
            <text:p>356577</text:p>
          </table:table-cell>
          <table:table-cell office:value-type="float" office:value="96282" calcext:value-type="float">
            <text:p>96282</text:p>
          </table:table-cell>
          <table:table-cell office:value-type="float" office:value="234" calcext:value-type="float">
            <text:p>23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712" calcext:value-type="float">
            <text:p>2371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4.5861" calcext:value-type="float">
            <text:p>4.5861</text:p>
          </table:table-cell>
          <table:table-cell table:formula="of:=[.Y21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84" calcext:value-type="float">
            <text:p>42984</text:p>
          </table:table-cell>
          <table:table-cell office:value-type="float" office:value="334199" calcext:value-type="float">
            <text:p>334199</text:p>
          </table:table-cell>
          <table:table-cell office:value-type="float" office:value="96294" calcext:value-type="float">
            <text:p>96294</text:p>
          </table:table-cell>
          <table:table-cell office:value-type="float" office:value="247" calcext:value-type="float">
            <text:p>247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407" calcext:value-type="float">
            <text:p>104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4.2984" calcext:value-type="float">
            <text:p>4.2984</text:p>
          </table:table-cell>
          <table:table-cell table:formula="of:=[.Y21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81" calcext:value-type="float">
            <text:p>41481</text:p>
          </table:table-cell>
          <table:table-cell office:value-type="float" office:value="325133" calcext:value-type="float">
            <text:p>325133</text:p>
          </table:table-cell>
          <table:table-cell office:value-type="float" office:value="96298" calcext:value-type="float">
            <text:p>96298</text:p>
          </table:table-cell>
          <table:table-cell office:value-type="float" office:value="251" calcext:value-type="float">
            <text:p>251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378" calcext:value-type="float">
            <text:p>537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4.1481" calcext:value-type="float">
            <text:p>4.1481</text:p>
          </table:table-cell>
          <table:table-cell table:formula="of:=[.Y21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776" calcext:value-type="float">
            <text:p>53776</text:p>
          </table:table-cell>
          <table:table-cell office:value-type="float" office:value="423519" calcext:value-type="float">
            <text:p>423519</text:p>
          </table:table-cell>
          <table:table-cell office:value-type="float" office:value="97199" calcext:value-type="float">
            <text:p>97199</text:p>
          </table:table-cell>
          <table:table-cell office:value-type="float" office:value="1152" calcext:value-type="float">
            <text:p>115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70275" calcext:value-type="float">
            <text:p>7027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5.3776" calcext:value-type="float">
            <text:p>5.3776</text:p>
          </table:table-cell>
          <table:table-cell table:formula="of:=[.Y21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905" calcext:value-type="float">
            <text:p>45905</text:p>
          </table:table-cell>
          <table:table-cell office:value-type="float" office:value="357388" calcext:value-type="float">
            <text:p>357388</text:p>
          </table:table-cell>
          <table:table-cell office:value-type="float" office:value="97199" calcext:value-type="float">
            <text:p>97199</text:p>
          </table:table-cell>
          <table:table-cell office:value-type="float" office:value="1152" calcext:value-type="float">
            <text:p>115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4915" calcext:value-type="float">
            <text:p>2491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4.5905" calcext:value-type="float">
            <text:p>4.5905</text:p>
          </table:table-cell>
          <table:table-cell table:formula="of:=[.Y21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136" calcext:value-type="float">
            <text:p>43136</text:p>
          </table:table-cell>
          <table:table-cell office:value-type="float" office:value="335861" calcext:value-type="float">
            <text:p>335861</text:p>
          </table:table-cell>
          <table:table-cell office:value-type="float" office:value="97199" calcext:value-type="float">
            <text:p>97199</text:p>
          </table:table-cell>
          <table:table-cell office:value-type="float" office:value="1152" calcext:value-type="float">
            <text:p>115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644" calcext:value-type="float">
            <text:p>1164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4.3136" calcext:value-type="float">
            <text:p>4.3136</text:p>
          </table:table-cell>
          <table:table-cell table:formula="of:=[.Y21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691" calcext:value-type="float">
            <text:p>41691</text:p>
          </table:table-cell>
          <table:table-cell office:value-type="float" office:value="326981" calcext:value-type="float">
            <text:p>326981</text:p>
          </table:table-cell>
          <table:table-cell office:value-type="float" office:value="97199" calcext:value-type="float">
            <text:p>97199</text:p>
          </table:table-cell>
          <table:table-cell office:value-type="float" office:value="1152" calcext:value-type="float">
            <text:p>115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512" calcext:value-type="float">
            <text:p>651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4.1691" calcext:value-type="float">
            <text:p>4.1691</text:p>
          </table:table-cell>
          <table:table-cell table:formula="of:=[.Y21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01" calcext:value-type="float">
            <text:p>53901</text:p>
          </table:table-cell>
          <table:table-cell office:value-type="float" office:value="423816" calcext:value-type="float">
            <text:p>423816</text:p>
          </table:table-cell>
          <table:table-cell office:value-type="float" office:value="97284" calcext:value-type="float">
            <text:p>97284</text:p>
          </table:table-cell>
          <table:table-cell office:value-type="float" office:value="1237" calcext:value-type="float">
            <text:p>1237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8135" calcext:value-type="float">
            <text:p>681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5.3901" calcext:value-type="float">
            <text:p>5.3901</text:p>
          </table:table-cell>
          <table:table-cell table:formula="of:=[.Y21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866" calcext:value-type="float">
            <text:p>45866</text:p>
          </table:table-cell>
          <table:table-cell office:value-type="float" office:value="356485" calcext:value-type="float">
            <text:p>356485</text:p>
          </table:table-cell>
          <table:table-cell office:value-type="float" office:value="97305" calcext:value-type="float">
            <text:p>97305</text:p>
          </table:table-cell>
          <table:table-cell office:value-type="float" office:value="1257" calcext:value-type="float">
            <text:p>1257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691" calcext:value-type="float">
            <text:p>236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4.5866" calcext:value-type="float">
            <text:p>4.5866</text:p>
          </table:table-cell>
          <table:table-cell table:formula="of:=[.Y21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79" calcext:value-type="float">
            <text:p>42979</text:p>
          </table:table-cell>
          <table:table-cell office:value-type="float" office:value="334275" calcext:value-type="float">
            <text:p>334275</text:p>
          </table:table-cell>
          <table:table-cell office:value-type="float" office:value="97318" calcext:value-type="float">
            <text:p>97318</text:p>
          </table:table-cell>
          <table:table-cell office:value-type="float" office:value="1271" calcext:value-type="float">
            <text:p>1271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487" calcext:value-type="float">
            <text:p>104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4.2979" calcext:value-type="float">
            <text:p>4.2979</text:p>
          </table:table-cell>
          <table:table-cell table:formula="of:=[.Y21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94" calcext:value-type="float">
            <text:p>41494</text:p>
          </table:table-cell>
          <table:table-cell office:value-type="float" office:value="325101" calcext:value-type="float">
            <text:p>325101</text:p>
          </table:table-cell>
          <table:table-cell office:value-type="float" office:value="97322" calcext:value-type="float">
            <text:p>97322</text:p>
          </table:table-cell>
          <table:table-cell office:value-type="float" office:value="1275" calcext:value-type="float">
            <text:p>1275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394" calcext:value-type="float">
            <text:p>539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4.1494" calcext:value-type="float">
            <text:p>4.1494</text:p>
          </table:table-cell>
          <table:table-cell table:formula="of:=[.Y22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781" calcext:value-type="float">
            <text:p>53781</text:p>
          </table:table-cell>
          <table:table-cell office:value-type="float" office:value="423398" calcext:value-type="float">
            <text:p>423398</text:p>
          </table:table-cell>
          <table:table-cell office:value-type="float" office:value="98223" calcext:value-type="float">
            <text:p>98223</text:p>
          </table:table-cell>
          <table:table-cell office:value-type="float" office:value="2176" calcext:value-type="float">
            <text:p>217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70312" calcext:value-type="float">
            <text:p>7031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5.3781" calcext:value-type="float">
            <text:p>5.3781</text:p>
          </table:table-cell>
          <table:table-cell table:formula="of:=[.Y22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5891" calcext:value-type="float">
            <text:p>45891</text:p>
          </table:table-cell>
          <table:table-cell office:value-type="float" office:value="357242" calcext:value-type="float">
            <text:p>357242</text:p>
          </table:table-cell>
          <table:table-cell office:value-type="float" office:value="98223" calcext:value-type="float">
            <text:p>98223</text:p>
          </table:table-cell>
          <table:table-cell office:value-type="float" office:value="2176" calcext:value-type="float">
            <text:p>217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4859" calcext:value-type="float">
            <text:p>248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4.5891" calcext:value-type="float">
            <text:p>4.5891</text:p>
          </table:table-cell>
          <table:table-cell table:formula="of:=[.Y22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120" calcext:value-type="float">
            <text:p>43120</text:p>
          </table:table-cell>
          <table:table-cell office:value-type="float" office:value="335767" calcext:value-type="float">
            <text:p>335767</text:p>
          </table:table-cell>
          <table:table-cell office:value-type="float" office:value="98223" calcext:value-type="float">
            <text:p>98223</text:p>
          </table:table-cell>
          <table:table-cell office:value-type="float" office:value="2176" calcext:value-type="float">
            <text:p>217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618" calcext:value-type="float">
            <text:p>116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4.312" calcext:value-type="float">
            <text:p>4.312</text:p>
          </table:table-cell>
          <table:table-cell table:formula="of:=[.Y22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674" calcext:value-type="float">
            <text:p>41674</text:p>
          </table:table-cell>
          <table:table-cell office:value-type="float" office:value="326860" calcext:value-type="float">
            <text:p>326860</text:p>
          </table:table-cell>
          <table:table-cell office:value-type="float" office:value="98223" calcext:value-type="float">
            <text:p>98223</text:p>
          </table:table-cell>
          <table:table-cell office:value-type="float" office:value="2176" calcext:value-type="float">
            <text:p>2176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486" calcext:value-type="float">
            <text:p>648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4.1674" calcext:value-type="float">
            <text:p>4.1674</text:p>
          </table:table-cell>
          <table:table-cell table:formula="of:=[.Y22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795" calcext:value-type="float">
            <text:p>53795</text:p>
          </table:table-cell>
          <table:table-cell office:value-type="float" office:value="423160" calcext:value-type="float">
            <text:p>423160</text:p>
          </table:table-cell>
          <table:table-cell office:value-type="float" office:value="96196" calcext:value-type="float">
            <text:p>96196</text:p>
          </table:table-cell>
          <table:table-cell office:value-type="float" office:value="149" calcext:value-type="float">
            <text:p>149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8319" calcext:value-type="float">
            <text:p>683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5.3795" calcext:value-type="float">
            <text:p>5.3795</text:p>
          </table:table-cell>
          <table:table-cell table:formula="of:=[.Y22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776" calcext:value-type="float">
            <text:p>45776</text:p>
          </table:table-cell>
          <table:table-cell office:value-type="float" office:value="355845" calcext:value-type="float">
            <text:p>355845</text:p>
          </table:table-cell>
          <table:table-cell office:value-type="float" office:value="96217" calcext:value-type="float">
            <text:p>96217</text:p>
          </table:table-cell>
          <table:table-cell office:value-type="float" office:value="170" calcext:value-type="float">
            <text:p>170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941" calcext:value-type="float">
            <text:p>2394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4.5776" calcext:value-type="float">
            <text:p>4.5776</text:p>
          </table:table-cell>
          <table:table-cell table:formula="of:=[.Y22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79" calcext:value-type="float">
            <text:p>42879</text:p>
          </table:table-cell>
          <table:table-cell office:value-type="float" office:value="333571" calcext:value-type="float">
            <text:p>333571</text:p>
          </table:table-cell>
          <table:table-cell office:value-type="float" office:value="96229" calcext:value-type="float">
            <text:p>96229</text:p>
          </table:table-cell>
          <table:table-cell office:value-type="float" office:value="182" calcext:value-type="float">
            <text:p>18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676" calcext:value-type="float">
            <text:p>1067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4.2879" calcext:value-type="float">
            <text:p>4.2879</text:p>
          </table:table-cell>
          <table:table-cell table:formula="of:=[.Y22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374" calcext:value-type="float">
            <text:p>41374</text:p>
          </table:table-cell>
          <table:table-cell office:value-type="float" office:value="324305" calcext:value-type="float">
            <text:p>324305</text:p>
          </table:table-cell>
          <table:table-cell office:value-type="float" office:value="96234" calcext:value-type="float">
            <text:p>96234</text:p>
          </table:table-cell>
          <table:table-cell office:value-type="float" office:value="187" calcext:value-type="float">
            <text:p>187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521" calcext:value-type="float">
            <text:p>55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4.1374" calcext:value-type="float">
            <text:p>4.1374</text:p>
          </table:table-cell>
          <table:table-cell table:formula="of:=[.Y22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92" calcext:value-type="float">
            <text:p>53692</text:p>
          </table:table-cell>
          <table:table-cell office:value-type="float" office:value="422867" calcext:value-type="float">
            <text:p>422867</text:p>
          </table:table-cell>
          <table:table-cell office:value-type="float" office:value="97135" calcext:value-type="float">
            <text:p>97135</text:p>
          </table:table-cell>
          <table:table-cell office:value-type="float" office:value="1088" calcext:value-type="float">
            <text:p>108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70606" calcext:value-type="float">
            <text:p>7060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5.3692" calcext:value-type="float">
            <text:p>5.3692</text:p>
          </table:table-cell>
          <table:table-cell table:formula="of:=[.Y22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813" calcext:value-type="float">
            <text:p>45813</text:p>
          </table:table-cell>
          <table:table-cell office:value-type="float" office:value="356703" calcext:value-type="float">
            <text:p>356703</text:p>
          </table:table-cell>
          <table:table-cell office:value-type="float" office:value="97135" calcext:value-type="float">
            <text:p>97135</text:p>
          </table:table-cell>
          <table:table-cell office:value-type="float" office:value="1088" calcext:value-type="float">
            <text:p>108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5182" calcext:value-type="float">
            <text:p>251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4.5813" calcext:value-type="float">
            <text:p>4.5813</text:p>
          </table:table-cell>
          <table:table-cell table:formula="of:=[.Y230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042" calcext:value-type="float">
            <text:p>43042</text:p>
          </table:table-cell>
          <table:table-cell office:value-type="float" office:value="335176" calcext:value-type="float">
            <text:p>335176</text:p>
          </table:table-cell>
          <table:table-cell office:value-type="float" office:value="97135" calcext:value-type="float">
            <text:p>97135</text:p>
          </table:table-cell>
          <table:table-cell office:value-type="float" office:value="1088" calcext:value-type="float">
            <text:p>108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885" calcext:value-type="float">
            <text:p>118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4.3042" calcext:value-type="float">
            <text:p>4.3042</text:p>
          </table:table-cell>
          <table:table-cell table:formula="of:=[.Y231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582" calcext:value-type="float">
            <text:p>41582</text:p>
          </table:table-cell>
          <table:table-cell office:value-type="float" office:value="326120" calcext:value-type="float">
            <text:p>326120</text:p>
          </table:table-cell>
          <table:table-cell office:value-type="float" office:value="97135" calcext:value-type="float">
            <text:p>97135</text:p>
          </table:table-cell>
          <table:table-cell office:value-type="float" office:value="1088" calcext:value-type="float">
            <text:p>1088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645" calcext:value-type="float">
            <text:p>6645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4.1582" calcext:value-type="float">
            <text:p>4.1582</text:p>
          </table:table-cell>
          <table:table-cell table:formula="of:=[.Y232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799" calcext:value-type="float">
            <text:p>53799</text:p>
          </table:table-cell>
          <table:table-cell office:value-type="float" office:value="423098" calcext:value-type="float">
            <text:p>423098</text:p>
          </table:table-cell>
          <table:table-cell office:value-type="float" office:value="97220" calcext:value-type="float">
            <text:p>97220</text:p>
          </table:table-cell>
          <table:table-cell office:value-type="float" office:value="1173" calcext:value-type="float">
            <text:p>1173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8413" calcext:value-type="float">
            <text:p>684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5.3799" calcext:value-type="float">
            <text:p>5.3799</text:p>
          </table:table-cell>
          <table:table-cell table:formula="of:=[.Y233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770" calcext:value-type="float">
            <text:p>45770</text:p>
          </table:table-cell>
          <table:table-cell office:value-type="float" office:value="355830" calcext:value-type="float">
            <text:p>355830</text:p>
          </table:table-cell>
          <table:table-cell office:value-type="float" office:value="97241" calcext:value-type="float">
            <text:p>97241</text:p>
          </table:table-cell>
          <table:table-cell office:value-type="float" office:value="1194" calcext:value-type="float">
            <text:p>1194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3973" calcext:value-type="float">
            <text:p>239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4.577" calcext:value-type="float">
            <text:p>4.577</text:p>
          </table:table-cell>
          <table:table-cell table:formula="of:=[.Y234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97" calcext:value-type="float">
            <text:p>42897</text:p>
          </table:table-cell>
          <table:table-cell office:value-type="float" office:value="333609" calcext:value-type="float">
            <text:p>333609</text:p>
          </table:table-cell>
          <table:table-cell office:value-type="float" office:value="97254" calcext:value-type="float">
            <text:p>97254</text:p>
          </table:table-cell>
          <table:table-cell office:value-type="float" office:value="1207" calcext:value-type="float">
            <text:p>1207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0732" calcext:value-type="float">
            <text:p>10732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4.2897" calcext:value-type="float">
            <text:p>4.2897</text:p>
          </table:table-cell>
          <table:table-cell table:formula="of:=[.Y235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361" calcext:value-type="float">
            <text:p>41361</text:p>
          </table:table-cell>
          <table:table-cell office:value-type="float" office:value="324296" calcext:value-type="float">
            <text:p>324296</text:p>
          </table:table-cell>
          <table:table-cell office:value-type="float" office:value="97258" calcext:value-type="float">
            <text:p>97258</text:p>
          </table:table-cell>
          <table:table-cell office:value-type="float" office:value="1211" calcext:value-type="float">
            <text:p>1211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5553" calcext:value-type="float">
            <text:p>5553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4.1361" calcext:value-type="float">
            <text:p>4.1361</text:p>
          </table:table-cell>
          <table:table-cell table:formula="of:=[.Y236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700" calcext:value-type="float">
            <text:p>53700</text:p>
          </table:table-cell>
          <table:table-cell office:value-type="float" office:value="422823" calcext:value-type="float">
            <text:p>422823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70671" calcext:value-type="float">
            <text:p>70671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5.37" calcext:value-type="float">
            <text:p>5.37</text:p>
          </table:table-cell>
          <table:table-cell table:formula="of:=[.Y237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5793" calcext:value-type="float">
            <text:p>45793</text:p>
          </table:table-cell>
          <table:table-cell office:value-type="float" office:value="356517" calcext:value-type="float">
            <text:p>356517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25104" calcext:value-type="float">
            <text:p>25104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4.5793" calcext:value-type="float">
            <text:p>4.5793</text:p>
          </table:table-cell>
          <table:table-cell table:formula="of:=[.Y238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036" calcext:value-type="float">
            <text:p>43036</text:p>
          </table:table-cell>
          <table:table-cell office:value-type="float" office:value="335096" calcext:value-type="float">
            <text:p>335096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11866" calcext:value-type="float">
            <text:p>1186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4.3036" calcext:value-type="float">
            <text:p>4.3036</text:p>
          </table:table-cell>
          <table:table-cell table:formula="of:=[.Y239]" office:value-type="float" office:value="335220" calcext:value-type="float">
            <text:p>335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568" calcext:value-type="float">
            <text:p>41568</text:p>
          </table:table-cell>
          <table:table-cell office:value-type="float" office:value="326057" calcext:value-type="float">
            <text:p>326057</text:p>
          </table:table-cell>
          <table:table-cell office:value-type="float" office:value="98159" calcext:value-type="float">
            <text:p>98159</text:p>
          </table:table-cell>
          <table:table-cell office:value-type="float" office:value="2112" calcext:value-type="float">
            <text:p>2112</text:p>
          </table:table-cell>
          <table:table-cell office:value-type="float" office:value="137664" calcext:value-type="float">
            <text:p>137664</text:p>
          </table:table-cell>
          <table:table-cell office:value-type="float" office:value="31879" calcext:value-type="float">
            <text:p>31879</text:p>
          </table:table-cell>
          <table:table-cell office:value-type="float" office:value="6646" calcext:value-type="float">
            <text:p>66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688" calcext:value-type="float">
            <text:p>688</text:p>
          </table:table-cell>
          <table:table-cell office:value-type="float" office:value="128" calcext:value-type="float">
            <text:p>128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4.1568" calcext:value-type="float">
            <text:p>4.1568</text:p>
          </table:table-cell>
          <table:table-cell table:formula="of:=[.Y240]" office:value-type="float" office:value="335220" calcext:value-type="float">
            <text:p>335220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Total Stalls (10k)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33.522" calcext:value-type="float">
            <text:p>33.522</text:p>
          </table:table-cell>
          <table:table-cell table:formula="of:=[.I2]/10000" office:value-type="float" office:value="9.6433" calcext:value-type="float">
            <text:p>9.643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35.1474" calcext:value-type="float">
            <text:p>35.1474</text:p>
          </table:table-cell>
          <table:table-cell table:formula="of:=[.I3]/10000" office:value-type="float" office:value="11.2881" calcext:value-type="float">
            <text:p>11.28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35.2491" calcext:value-type="float">
            <text:p>35.2491</text:p>
          </table:table-cell>
          <table:table-cell table:formula="of:=[.I4]/10000" office:value-type="float" office:value="11.288" calcext:value-type="float">
            <text:p>11.28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35.2489" calcext:value-type="float">
            <text:p>35.2489</text:p>
          </table:table-cell>
          <table:table-cell table:formula="of:=[.I5]/10000" office:value-type="float" office:value="11.2882" calcext:value-type="float">
            <text:p>11.288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35.0386" calcext:value-type="float">
            <text:p>35.0386</text:p>
          </table:table-cell>
          <table:table-cell table:formula="of:=[.I6]/10000" office:value-type="float" office:value="11.2881" calcext:value-type="float">
            <text:p>11.28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35.1403" calcext:value-type="float">
            <text:p>35.1403</text:p>
          </table:table-cell>
          <table:table-cell table:formula="of:=[.I7]/10000" office:value-type="float" office:value="11.288" calcext:value-type="float">
            <text:p>11.28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35.1401" calcext:value-type="float">
            <text:p>35.1401</text:p>
          </table:table-cell>
          <table:table-cell table:formula="of:=[.I8]/10000" office:value-type="float" office:value="11.2882" calcext:value-type="float">
            <text:p>11.288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35.1162" calcext:value-type="float">
            <text:p>35.1162</text:p>
          </table:table-cell>
          <table:table-cell table:formula="of:=[.I9]/10000" office:value-type="float" office:value="13.2529" calcext:value-type="float">
            <text:p>13.252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35.0067" calcext:value-type="float">
            <text:p>35.0067</text:p>
          </table:table-cell>
          <table:table-cell table:formula="of:=[.I10]/10000" office:value-type="float" office:value="13.0416" calcext:value-type="float">
            <text:p>13.041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35.0065" calcext:value-type="float">
            <text:p>35.0065</text:p>
          </table:table-cell>
          <table:table-cell table:formula="of:=[.I11]/10000" office:value-type="float" office:value="13.0418" calcext:value-type="float">
            <text:p>13.041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35.0138" calcext:value-type="float">
            <text:p>35.0138</text:p>
          </table:table-cell>
          <table:table-cell table:formula="of:=[.I12]/10000" office:value-type="float" office:value="13.2593" calcext:value-type="float">
            <text:p>13.259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35.0003" calcext:value-type="float">
            <text:p>35.0003</text:p>
          </table:table-cell>
          <table:table-cell table:formula="of:=[.I13]/10000" office:value-type="float" office:value="13.144" calcext:value-type="float">
            <text:p>13.14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35.0001" calcext:value-type="float">
            <text:p>35.0001</text:p>
          </table:table-cell>
          <table:table-cell table:formula="of:=[.I14]/10000" office:value-type="float" office:value="13.1442" calcext:value-type="float">
            <text:p>13.144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31.596" calcext:value-type="float">
            <text:p>31.596</text:p>
          </table:table-cell>
          <table:table-cell table:formula="of:=[.I15]/10000" office:value-type="float" office:value="9.7327" calcext:value-type="float">
            <text:p>9.732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31.774" calcext:value-type="float">
            <text:p>31.774</text:p>
          </table:table-cell>
          <table:table-cell table:formula="of:=[.I16]/10000" office:value-type="float" office:value="9.8152" calcext:value-type="float">
            <text:p>9.815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31.7736" calcext:value-type="float">
            <text:p>31.7736</text:p>
          </table:table-cell>
          <table:table-cell table:formula="of:=[.I17]/10000" office:value-type="float" office:value="9.8152" calcext:value-type="float">
            <text:p>9.815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31.5896" calcext:value-type="float">
            <text:p>31.5896</text:p>
          </table:table-cell>
          <table:table-cell table:formula="of:=[.I18]/10000" office:value-type="float" office:value="9.8351" calcext:value-type="float">
            <text:p>9.835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31.7676" calcext:value-type="float">
            <text:p>31.7676</text:p>
          </table:table-cell>
          <table:table-cell table:formula="of:=[.I19]/10000" office:value-type="float" office:value="9.9176" calcext:value-type="float">
            <text:p>9.91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31.7672" calcext:value-type="float">
            <text:p>31.7672</text:p>
          </table:table-cell>
          <table:table-cell table:formula="of:=[.I20]/10000" office:value-type="float" office:value="9.9176" calcext:value-type="float">
            <text:p>9.91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31.4808" calcext:value-type="float">
            <text:p>31.4808</text:p>
          </table:table-cell>
          <table:table-cell table:formula="of:=[.I21]/10000" office:value-type="float" office:value="9.6303" calcext:value-type="float">
            <text:p>9.630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31.6652" calcext:value-type="float">
            <text:p>31.6652</text:p>
          </table:table-cell>
          <table:table-cell table:formula="of:=[.I22]/10000" office:value-type="float" office:value="9.7192" calcext:value-type="float">
            <text:p>9.719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31.6648" calcext:value-type="float">
            <text:p>31.6648</text:p>
          </table:table-cell>
          <table:table-cell table:formula="of:=[.I23]/10000" office:value-type="float" office:value="9.7192" calcext:value-type="float">
            <text:p>9.719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31.4744" calcext:value-type="float">
            <text:p>31.4744</text:p>
          </table:table-cell>
          <table:table-cell table:formula="of:=[.I24]/10000" office:value-type="float" office:value="9.7327" calcext:value-type="float">
            <text:p>9.732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31.6588" calcext:value-type="float">
            <text:p>31.6588</text:p>
          </table:table-cell>
          <table:table-cell table:formula="of:=[.I25]/10000" office:value-type="float" office:value="9.8216" calcext:value-type="float">
            <text:p>9.821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31.6584" calcext:value-type="float">
            <text:p>31.6584</text:p>
          </table:table-cell>
          <table:table-cell table:formula="of:=[.I26]/10000" office:value-type="float" office:value="9.8216" calcext:value-type="float">
            <text:p>9.821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31.372" calcext:value-type="float">
            <text:p>31.372</text:p>
          </table:table-cell>
          <table:table-cell table:formula="of:=[.I27]/10000" office:value-type="float" office:value="9.6239" calcext:value-type="float">
            <text:p>9.623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31.5564" calcext:value-type="float">
            <text:p>31.5564</text:p>
          </table:table-cell>
          <table:table-cell table:formula="of:=[.I28]/10000" office:value-type="float" office:value="9.7128" calcext:value-type="float">
            <text:p>9.712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31.556" calcext:value-type="float">
            <text:p>31.556</text:p>
          </table:table-cell>
          <table:table-cell table:formula="of:=[.I29]/10000" office:value-type="float" office:value="9.7128" calcext:value-type="float">
            <text:p>9.712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31.3656" calcext:value-type="float">
            <text:p>31.3656</text:p>
          </table:table-cell>
          <table:table-cell table:formula="of:=[.I30]/10000" office:value-type="float" office:value="9.7263" calcext:value-type="float">
            <text:p>9.726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31.55" calcext:value-type="float">
            <text:p>31.55</text:p>
          </table:table-cell>
          <table:table-cell table:formula="of:=[.I31]/10000" office:value-type="float" office:value="9.8152" calcext:value-type="float">
            <text:p>9.815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31.5496" calcext:value-type="float">
            <text:p>31.5496</text:p>
          </table:table-cell>
          <table:table-cell table:formula="of:=[.I32]/10000" office:value-type="float" office:value="9.8152" calcext:value-type="float">
            <text:p>9.81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Total Stalls (10k)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16.9958" calcext:value-type="float">
            <text:p>16.9958</text:p>
          </table:table-cell>
          <table:table-cell table:formula="of:=[.I33]/10000" office:value-type="float" office:value="9.6433" calcext:value-type="float">
            <text:p>9.643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16.8808" calcext:value-type="float">
            <text:p>16.8808</text:p>
          </table:table-cell>
          <table:table-cell table:formula="of:=[.I34]/10000" office:value-type="float" office:value="9.6434" calcext:value-type="float">
            <text:p>9.643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17.6835" calcext:value-type="float">
            <text:p>17.6835</text:p>
          </table:table-cell>
          <table:table-cell table:formula="of:=[.I35]/10000" office:value-type="float" office:value="11.2879" calcext:value-type="float">
            <text:p>11.287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17.6552" calcext:value-type="float">
            <text:p>17.6552</text:p>
          </table:table-cell>
          <table:table-cell table:formula="of:=[.I36]/10000" office:value-type="float" office:value="11.288" calcext:value-type="float">
            <text:p>11.28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17.7596" calcext:value-type="float">
            <text:p>17.7596</text:p>
          </table:table-cell>
          <table:table-cell table:formula="of:=[.I37]/10000" office:value-type="float" office:value="11.2881" calcext:value-type="float">
            <text:p>11.288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17.7137" calcext:value-type="float">
            <text:p>17.7137</text:p>
          </table:table-cell>
          <table:table-cell table:formula="of:=[.I38]/10000" office:value-type="float" office:value="11.2884" calcext:value-type="float">
            <text:p>11.28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17.681" calcext:value-type="float">
            <text:p>17.681</text:p>
          </table:table-cell>
          <table:table-cell table:formula="of:=[.I39]/10000" office:value-type="float" office:value="11.2884" calcext:value-type="float">
            <text:p>11.28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17.5774" calcext:value-type="float">
            <text:p>17.5774</text:p>
          </table:table-cell>
          <table:table-cell table:formula="of:=[.I40]/10000" office:value-type="float" office:value="11.288" calcext:value-type="float">
            <text:p>11.28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17.5635" calcext:value-type="float">
            <text:p>17.5635</text:p>
          </table:table-cell>
          <table:table-cell table:formula="of:=[.I41]/10000" office:value-type="float" office:value="11.2882" calcext:value-type="float">
            <text:p>11.288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17.7128" calcext:value-type="float">
            <text:p>17.7128</text:p>
          </table:table-cell>
          <table:table-cell table:formula="of:=[.I42]/10000" office:value-type="float" office:value="11.2881" calcext:value-type="float">
            <text:p>11.288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17.6618" calcext:value-type="float">
            <text:p>17.6618</text:p>
          </table:table-cell>
          <table:table-cell table:formula="of:=[.I43]/10000" office:value-type="float" office:value="11.2884" calcext:value-type="float">
            <text:p>11.28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17.6311" calcext:value-type="float">
            <text:p>17.6311</text:p>
          </table:table-cell>
          <table:table-cell table:formula="of:=[.I44]/10000" office:value-type="float" office:value="11.2884" calcext:value-type="float">
            <text:p>11.28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17.6512" calcext:value-type="float">
            <text:p>17.6512</text:p>
          </table:table-cell>
          <table:table-cell table:formula="of:=[.I45]/10000" office:value-type="float" office:value="13.2528" calcext:value-type="float">
            <text:p>13.252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17.6222" calcext:value-type="float">
            <text:p>17.6222</text:p>
          </table:table-cell>
          <table:table-cell table:formula="of:=[.I46]/10000" office:value-type="float" office:value="13.253" calcext:value-type="float">
            <text:p>13.25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17.6644" calcext:value-type="float">
            <text:p>17.6644</text:p>
          </table:table-cell>
          <table:table-cell table:formula="of:=[.I47]/10000" office:value-type="float" office:value="13.0417" calcext:value-type="float">
            <text:p>13.0417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17.594" calcext:value-type="float">
            <text:p>17.594</text:p>
          </table:table-cell>
          <table:table-cell table:formula="of:=[.I48]/10000" office:value-type="float" office:value="13.042" calcext:value-type="float">
            <text:p>13.04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17.5582" calcext:value-type="float">
            <text:p>17.5582</text:p>
          </table:table-cell>
          <table:table-cell table:formula="of:=[.I49]/10000" office:value-type="float" office:value="13.042" calcext:value-type="float">
            <text:p>13.042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17.5639" calcext:value-type="float">
            <text:p>17.5639</text:p>
          </table:table-cell>
          <table:table-cell table:formula="of:=[.I50]/10000" office:value-type="float" office:value="13.2593" calcext:value-type="float">
            <text:p>13.2593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17.5515" calcext:value-type="float">
            <text:p>17.5515</text:p>
          </table:table-cell>
          <table:table-cell table:formula="of:=[.I51]/10000" office:value-type="float" office:value="13.2594" calcext:value-type="float">
            <text:p>13.2594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17.6567" calcext:value-type="float">
            <text:p>17.6567</text:p>
          </table:table-cell>
          <table:table-cell table:formula="of:=[.I52]/10000" office:value-type="float" office:value="13.1441" calcext:value-type="float">
            <text:p>13.1441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17.5881" calcext:value-type="float">
            <text:p>17.5881</text:p>
          </table:table-cell>
          <table:table-cell table:formula="of:=[.I53]/10000" office:value-type="float" office:value="13.1444" calcext:value-type="float">
            <text:p>13.1444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17.5536" calcext:value-type="float">
            <text:p>17.5536</text:p>
          </table:table-cell>
          <table:table-cell table:formula="of:=[.I54]/10000" office:value-type="float" office:value="13.1444" calcext:value-type="float">
            <text:p>13.14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15.9137" calcext:value-type="float">
            <text:p>15.9137</text:p>
          </table:table-cell>
          <table:table-cell table:formula="of:=[.I55]/10000" office:value-type="float" office:value="9.7323" calcext:value-type="float">
            <text:p>9.732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15.8704" calcext:value-type="float">
            <text:p>15.8704</text:p>
          </table:table-cell>
          <table:table-cell table:formula="of:=[.I56]/10000" office:value-type="float" office:value="9.7326" calcext:value-type="float">
            <text:p>9.73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15.9991" calcext:value-type="float">
            <text:p>15.9991</text:p>
          </table:table-cell>
          <table:table-cell table:formula="of:=[.I57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15.9555" calcext:value-type="float">
            <text:p>15.9555</text:p>
          </table:table-cell>
          <table:table-cell table:formula="of:=[.I58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15.9364" calcext:value-type="float">
            <text:p>15.9364</text:p>
          </table:table-cell>
          <table:table-cell table:formula="of:=[.I59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15.9418" calcext:value-type="float">
            <text:p>15.9418</text:p>
          </table:table-cell>
          <table:table-cell table:formula="of:=[.I60]/10000" office:value-type="float" office:value="9.8346" calcext:value-type="float">
            <text:p>9.834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15.8913" calcext:value-type="float">
            <text:p>15.8913</text:p>
          </table:table-cell>
          <table:table-cell table:formula="of:=[.I61]/10000" office:value-type="float" office:value="9.8348" calcext:value-type="float">
            <text:p>9.834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16.0072" calcext:value-type="float">
            <text:p>16.0072</text:p>
          </table:table-cell>
          <table:table-cell table:formula="of:=[.I62]/10000" office:value-type="float" office:value="9.9177" calcext:value-type="float">
            <text:p>9.917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15.9568" calcext:value-type="float">
            <text:p>15.9568</text:p>
          </table:table-cell>
          <table:table-cell table:formula="of:=[.I63]/10000" office:value-type="float" office:value="9.9177" calcext:value-type="float">
            <text:p>9.917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15.9364" calcext:value-type="float">
            <text:p>15.9364</text:p>
          </table:table-cell>
          <table:table-cell table:formula="of:=[.I64]/10000" office:value-type="float" office:value="9.9177" calcext:value-type="float">
            <text:p>9.917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16.0132" calcext:value-type="float">
            <text:p>16.0132</text:p>
          </table:table-cell>
          <table:table-cell table:formula="of:=[.I65]/10000" office:value-type="float" office:value="9.6302" calcext:value-type="float">
            <text:p>9.630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15.8975" calcext:value-type="float">
            <text:p>15.8975</text:p>
          </table:table-cell>
          <table:table-cell table:formula="of:=[.I66]/10000" office:value-type="float" office:value="9.6303" calcext:value-type="float">
            <text:p>9.630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15.9154" calcext:value-type="float">
            <text:p>15.9154</text:p>
          </table:table-cell>
          <table:table-cell table:formula="of:=[.I67]/10000" office:value-type="float" office:value="9.7193" calcext:value-type="float">
            <text:p>9.719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15.883" calcext:value-type="float">
            <text:p>15.883</text:p>
          </table:table-cell>
          <table:table-cell table:formula="of:=[.I68]/10000" office:value-type="float" office:value="9.7193" calcext:value-type="float">
            <text:p>9.719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15.8714" calcext:value-type="float">
            <text:p>15.8714</text:p>
          </table:table-cell>
          <table:table-cell table:formula="of:=[.I69]/10000" office:value-type="float" office:value="9.7193" calcext:value-type="float">
            <text:p>9.719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15.8211" calcext:value-type="float">
            <text:p>15.8211</text:p>
          </table:table-cell>
          <table:table-cell table:formula="of:=[.I70]/10000" office:value-type="float" office:value="9.7325" calcext:value-type="float">
            <text:p>9.732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15.8042" calcext:value-type="float">
            <text:p>15.8042</text:p>
          </table:table-cell>
          <table:table-cell table:formula="of:=[.I71]/10000" office:value-type="float" office:value="9.7326" calcext:value-type="float">
            <text:p>9.73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15.8957" calcext:value-type="float">
            <text:p>15.8957</text:p>
          </table:table-cell>
          <table:table-cell table:formula="of:=[.I72]/10000" office:value-type="float" office:value="9.8217" calcext:value-type="float">
            <text:p>9.821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15.8691" calcext:value-type="float">
            <text:p>15.8691</text:p>
          </table:table-cell>
          <table:table-cell table:formula="of:=[.I73]/10000" office:value-type="float" office:value="9.8217" calcext:value-type="float">
            <text:p>9.821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15.8587" calcext:value-type="float">
            <text:p>15.8587</text:p>
          </table:table-cell>
          <table:table-cell table:formula="of:=[.I74]/10000" office:value-type="float" office:value="9.8217" calcext:value-type="float">
            <text:p>9.821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15.8243" calcext:value-type="float">
            <text:p>15.8243</text:p>
          </table:table-cell>
          <table:table-cell table:formula="of:=[.I75]/10000" office:value-type="float" office:value="9.6237" calcext:value-type="float">
            <text:p>9.623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15.766" calcext:value-type="float">
            <text:p>15.766</text:p>
          </table:table-cell>
          <table:table-cell table:formula="of:=[.I76]/10000" office:value-type="float" office:value="9.6238" calcext:value-type="float">
            <text:p>9.623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15.905" calcext:value-type="float">
            <text:p>15.905</text:p>
          </table:table-cell>
          <table:table-cell table:formula="of:=[.I77]/10000" office:value-type="float" office:value="9.7129" calcext:value-type="float">
            <text:p>9.712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15.8497" calcext:value-type="float">
            <text:p>15.8497</text:p>
          </table:table-cell>
          <table:table-cell table:formula="of:=[.I78]/10000" office:value-type="float" office:value="9.7129" calcext:value-type="float">
            <text:p>9.712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15.8288" calcext:value-type="float">
            <text:p>15.8288</text:p>
          </table:table-cell>
          <table:table-cell table:formula="of:=[.I79]/10000" office:value-type="float" office:value="9.7129" calcext:value-type="float">
            <text:p>9.712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15.8192" calcext:value-type="float">
            <text:p>15.8192</text:p>
          </table:table-cell>
          <table:table-cell table:formula="of:=[.I80]/10000" office:value-type="float" office:value="9.726" calcext:value-type="float">
            <text:p>9.7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15.7686" calcext:value-type="float">
            <text:p>15.7686</text:p>
          </table:table-cell>
          <table:table-cell table:formula="of:=[.I81]/10000" office:value-type="float" office:value="9.7261" calcext:value-type="float">
            <text:p>9.72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15.9041" calcext:value-type="float">
            <text:p>15.9041</text:p>
          </table:table-cell>
          <table:table-cell table:formula="of:=[.I82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15.8506" calcext:value-type="float">
            <text:p>15.8506</text:p>
          </table:table-cell>
          <table:table-cell table:formula="of:=[.I83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15.8303" calcext:value-type="float">
            <text:p>15.8303</text:p>
          </table:table-cell>
          <table:table-cell table:formula="of:=[.I84]/10000" office:value-type="float" office:value="9.8153" calcext:value-type="float">
            <text:p>9.81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Total Stalls (10k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" office:value-type="float" office:value="9.2078" calcext:value-type="float">
            <text:p>9.2078</text:p>
          </table:table-cell>
          <table:table-cell table:formula="of:=[.I85]/10000" office:value-type="float" office:value="9.6426" calcext:value-type="float">
            <text:p>9.642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" office:value-type="float" office:value="8.746" calcext:value-type="float">
            <text:p>8.746</text:p>
          </table:table-cell>
          <table:table-cell table:formula="of:=[.I86]/10000" office:value-type="float" office:value="9.6434" calcext:value-type="float">
            <text:p>9.643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" office:value-type="float" office:value="8.5554" calcext:value-type="float">
            <text:p>8.5554</text:p>
          </table:table-cell>
          <table:table-cell table:formula="of:=[.I87]/10000" office:value-type="float" office:value="9.6437" calcext:value-type="float">
            <text:p>9.643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" office:value-type="float" office:value="9.3275" calcext:value-type="float">
            <text:p>9.3275</text:p>
          </table:table-cell>
          <table:table-cell table:formula="of:=[.I88]/10000" office:value-type="float" office:value="11.2846" calcext:value-type="float">
            <text:p>11.284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" office:value-type="float" office:value="9.0151" calcext:value-type="float">
            <text:p>9.0151</text:p>
          </table:table-cell>
          <table:table-cell table:formula="of:=[.I89]/10000" office:value-type="float" office:value="11.2873" calcext:value-type="float">
            <text:p>11.287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" office:value-type="float" office:value="8.896" calcext:value-type="float">
            <text:p>8.896</text:p>
          </table:table-cell>
          <table:table-cell table:formula="of:=[.I90]/10000" office:value-type="float" office:value="11.2882" calcext:value-type="float">
            <text:p>11.288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" office:value-type="float" office:value="9.3213" calcext:value-type="float">
            <text:p>9.3213</text:p>
          </table:table-cell>
          <table:table-cell table:formula="of:=[.I91]/10000" office:value-type="float" office:value="11.2883" calcext:value-type="float">
            <text:p>11.28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" office:value-type="float" office:value="9.0387" calcext:value-type="float">
            <text:p>9.0387</text:p>
          </table:table-cell>
          <table:table-cell table:formula="of:=[.I92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" office:value-type="float" office:value="8.9368" calcext:value-type="float">
            <text:p>8.9368</text:p>
          </table:table-cell>
          <table:table-cell table:formula="of:=[.I93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" office:value-type="float" office:value="8.8916" calcext:value-type="float">
            <text:p>8.8916</text:p>
          </table:table-cell>
          <table:table-cell table:formula="of:=[.I94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" office:value-type="float" office:value="9.2064" calcext:value-type="float">
            <text:p>9.2064</text:p>
          </table:table-cell>
          <table:table-cell table:formula="of:=[.I95]/10000" office:value-type="float" office:value="11.285" calcext:value-type="float">
            <text:p>11.28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" office:value-type="float" office:value="8.9567" calcext:value-type="float">
            <text:p>8.9567</text:p>
          </table:table-cell>
          <table:table-cell table:formula="of:=[.I96]/10000" office:value-type="float" office:value="11.2874" calcext:value-type="float">
            <text:p>11.287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" office:value-type="float" office:value="8.8579" calcext:value-type="float">
            <text:p>8.8579</text:p>
          </table:table-cell>
          <table:table-cell table:formula="of:=[.I97]/10000" office:value-type="float" office:value="11.2882" calcext:value-type="float">
            <text:p>11.288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" office:value-type="float" office:value="9.2598" calcext:value-type="float">
            <text:p>9.2598</text:p>
          </table:table-cell>
          <table:table-cell table:formula="of:=[.I98]/10000" office:value-type="float" office:value="11.2883" calcext:value-type="float">
            <text:p>11.28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" office:value-type="float" office:value="9.0214" calcext:value-type="float">
            <text:p>9.0214</text:p>
          </table:table-cell>
          <table:table-cell table:formula="of:=[.I99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" office:value-type="float" office:value="8.9282" calcext:value-type="float">
            <text:p>8.9282</text:p>
          </table:table-cell>
          <table:table-cell table:formula="of:=[.I100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" office:value-type="float" office:value="8.8808" calcext:value-type="float">
            <text:p>8.8808</text:p>
          </table:table-cell>
          <table:table-cell table:formula="of:=[.I101]/10000" office:value-type="float" office:value="11.2888" calcext:value-type="float">
            <text:p>11.288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" office:value-type="float" office:value="9.2936" calcext:value-type="float">
            <text:p>9.2936</text:p>
          </table:table-cell>
          <table:table-cell table:formula="of:=[.I102]/10000" office:value-type="float" office:value="13.2495" calcext:value-type="float">
            <text:p>13.249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" office:value-type="float" office:value="8.9958" calcext:value-type="float">
            <text:p>8.9958</text:p>
          </table:table-cell>
          <table:table-cell table:formula="of:=[.I103]/10000" office:value-type="float" office:value="13.2523" calcext:value-type="float">
            <text:p>13.252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" office:value-type="float" office:value="8.882" calcext:value-type="float">
            <text:p>8.882</text:p>
          </table:table-cell>
          <table:table-cell table:formula="of:=[.I104]/10000" office:value-type="float" office:value="13.2531" calcext:value-type="float">
            <text:p>13.253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" office:value-type="float" office:value="9.2805" calcext:value-type="float">
            <text:p>9.2805</text:p>
          </table:table-cell>
          <table:table-cell table:formula="of:=[.I105]/10000" office:value-type="float" office:value="13.0419" calcext:value-type="float">
            <text:p>13.041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" office:value-type="float" office:value="9.0066" calcext:value-type="float">
            <text:p>9.0066</text:p>
          </table:table-cell>
          <table:table-cell table:formula="of:=[.I106]/10000" office:value-type="float" office:value="13.0424" calcext:value-type="float">
            <text:p>13.042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" office:value-type="float" office:value="8.8929" calcext:value-type="float">
            <text:p>8.8929</text:p>
          </table:table-cell>
          <table:table-cell table:formula="of:=[.I107]/10000" office:value-type="float" office:value="13.0424" calcext:value-type="float">
            <text:p>13.042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" office:value-type="float" office:value="8.8386" calcext:value-type="float">
            <text:p>8.8386</text:p>
          </table:table-cell>
          <table:table-cell table:formula="of:=[.I108]/10000" office:value-type="float" office:value="13.0424" calcext:value-type="float">
            <text:p>13.042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" office:value-type="float" office:value="9.2047" calcext:value-type="float">
            <text:p>9.2047</text:p>
          </table:table-cell>
          <table:table-cell table:formula="of:=[.I109]/10000" office:value-type="float" office:value="13.2559" calcext:value-type="float">
            <text:p>13.255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" office:value-type="float" office:value="8.9583" calcext:value-type="float">
            <text:p>8.9583</text:p>
          </table:table-cell>
          <table:table-cell table:formula="of:=[.I110]/10000" office:value-type="float" office:value="13.2585" calcext:value-type="float">
            <text:p>13.258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" office:value-type="float" office:value="8.8536" calcext:value-type="float">
            <text:p>8.8536</text:p>
          </table:table-cell>
          <table:table-cell table:formula="of:=[.I111]/10000" office:value-type="float" office:value="13.2594" calcext:value-type="float">
            <text:p>13.259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" office:value-type="float" office:value="9.2804" calcext:value-type="float">
            <text:p>9.2804</text:p>
          </table:table-cell>
          <table:table-cell table:formula="of:=[.I112]/10000" office:value-type="float" office:value="13.1443" calcext:value-type="float">
            <text:p>13.144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" office:value-type="float" office:value="9.0023" calcext:value-type="float">
            <text:p>9.0023</text:p>
          </table:table-cell>
          <table:table-cell table:formula="of:=[.I113]/10000" office:value-type="float" office:value="13.1448" calcext:value-type="float">
            <text:p>13.144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" office:value-type="float" office:value="8.891" calcext:value-type="float">
            <text:p>8.891</text:p>
          </table:table-cell>
          <table:table-cell table:formula="of:=[.I114]/10000" office:value-type="float" office:value="13.1448" calcext:value-type="float">
            <text:p>13.144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" office:value-type="float" office:value="8.8361" calcext:value-type="float">
            <text:p>8.8361</text:p>
          </table:table-cell>
          <table:table-cell table:formula="of:=[.I115]/10000" office:value-type="float" office:value="13.1448" calcext:value-type="float">
            <text:p>13.144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" office:value-type="float" office:value="8.5238" calcext:value-type="float">
            <text:p>8.5238</text:p>
          </table:table-cell>
          <table:table-cell table:formula="of:=[.I116]/10000" office:value-type="float" office:value="9.7288" calcext:value-type="float">
            <text:p>9.728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" office:value-type="float" office:value="8.1528" calcext:value-type="float">
            <text:p>8.1528</text:p>
          </table:table-cell>
          <table:table-cell table:formula="of:=[.I117]/10000" office:value-type="float" office:value="9.7309" calcext:value-type="float">
            <text:p>9.730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" office:value-type="float" office:value="8.0256" calcext:value-type="float">
            <text:p>8.0256</text:p>
          </table:table-cell>
          <table:table-cell table:formula="of:=[.I118]/10000" office:value-type="float" office:value="9.732" calcext:value-type="float">
            <text:p>9.73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" office:value-type="float" office:value="8.5222" calcext:value-type="float">
            <text:p>8.5222</text:p>
          </table:table-cell>
          <table:table-cell table:formula="of:=[.I119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" office:value-type="float" office:value="8.1937" calcext:value-type="float">
            <text:p>8.1937</text:p>
          </table:table-cell>
          <table:table-cell table:formula="of:=[.I120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" office:value-type="float" office:value="8.0844" calcext:value-type="float">
            <text:p>8.0844</text:p>
          </table:table-cell>
          <table:table-cell table:formula="of:=[.I121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" office:value-type="float" office:value="8.0354" calcext:value-type="float">
            <text:p>8.0354</text:p>
          </table:table-cell>
          <table:table-cell table:formula="of:=[.I122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" office:value-type="float" office:value="8.5313" calcext:value-type="float">
            <text:p>8.5313</text:p>
          </table:table-cell>
          <table:table-cell table:formula="of:=[.I123]/10000" office:value-type="float" office:value="9.8312" calcext:value-type="float">
            <text:p>9.831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" office:value-type="float" office:value="8.1643" calcext:value-type="float">
            <text:p>8.1643</text:p>
          </table:table-cell>
          <table:table-cell table:formula="of:=[.I124]/10000" office:value-type="float" office:value="9.8332" calcext:value-type="float">
            <text:p>9.833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" office:value-type="float" office:value="8.0331" calcext:value-type="float">
            <text:p>8.0331</text:p>
          </table:table-cell>
          <table:table-cell table:formula="of:=[.I125]/10000" office:value-type="float" office:value="9.8344" calcext:value-type="float">
            <text:p>9.834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" office:value-type="float" office:value="8.5397" calcext:value-type="float">
            <text:p>8.5397</text:p>
          </table:table-cell>
          <table:table-cell table:formula="of:=[.I126]/10000" office:value-type="float" office:value="9.9179" calcext:value-type="float">
            <text:p>9.917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" office:value-type="float" office:value="8.1929" calcext:value-type="float">
            <text:p>8.1929</text:p>
          </table:table-cell>
          <table:table-cell table:formula="of:=[.I127]/10000" office:value-type="float" office:value="9.9179" calcext:value-type="float">
            <text:p>9.917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" office:value-type="float" office:value="8.0815" calcext:value-type="float">
            <text:p>8.0815</text:p>
          </table:table-cell>
          <table:table-cell table:formula="of:=[.I128]/10000" office:value-type="float" office:value="9.9179" calcext:value-type="float">
            <text:p>9.917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" office:value-type="float" office:value="8.0329" calcext:value-type="float">
            <text:p>8.0329</text:p>
          </table:table-cell>
          <table:table-cell table:formula="of:=[.I129]/10000" office:value-type="float" office:value="9.9179" calcext:value-type="float">
            <text:p>9.917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" office:value-type="float" office:value="8.4104" calcext:value-type="float">
            <text:p>8.4104</text:p>
          </table:table-cell>
          <table:table-cell table:formula="of:=[.I130]/10000" office:value-type="float" office:value="9.6285" calcext:value-type="float">
            <text:p>9.62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" office:value-type="float" office:value="8.1177" calcext:value-type="float">
            <text:p>8.1177</text:p>
          </table:table-cell>
          <table:table-cell table:formula="of:=[.I131]/10000" office:value-type="float" office:value="9.6293" calcext:value-type="float">
            <text:p>9.629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" office:value-type="float" office:value="7.9989" calcext:value-type="float">
            <text:p>7.9989</text:p>
          </table:table-cell>
          <table:table-cell table:formula="of:=[.I132]/10000" office:value-type="float" office:value="9.63" calcext:value-type="float">
            <text:p>9.6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" office:value-type="float" office:value="8.4231" calcext:value-type="float">
            <text:p>8.4231</text:p>
          </table:table-cell>
          <table:table-cell table:formula="of:=[.I133]/10000" office:value-type="float" office:value="9.7195" calcext:value-type="float">
            <text:p>9.719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" office:value-type="float" office:value="8.1607" calcext:value-type="float">
            <text:p>8.1607</text:p>
          </table:table-cell>
          <table:table-cell table:formula="of:=[.I134]/10000" office:value-type="float" office:value="9.7195" calcext:value-type="float">
            <text:p>9.719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" office:value-type="float" office:value="8.0549" calcext:value-type="float">
            <text:p>8.0549</text:p>
          </table:table-cell>
          <table:table-cell table:formula="of:=[.I135]/10000" office:value-type="float" office:value="9.7195" calcext:value-type="float">
            <text:p>9.719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" office:value-type="float" office:value="8.0094" calcext:value-type="float">
            <text:p>8.0094</text:p>
          </table:table-cell>
          <table:table-cell table:formula="of:=[.I136]/10000" office:value-type="float" office:value="9.7195" calcext:value-type="float">
            <text:p>9.719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" office:value-type="float" office:value="8.4028" calcext:value-type="float">
            <text:p>8.4028</text:p>
          </table:table-cell>
          <table:table-cell table:formula="of:=[.I137]/10000" office:value-type="float" office:value="9.7311" calcext:value-type="float">
            <text:p>9.731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" office:value-type="float" office:value="8.1112" calcext:value-type="float">
            <text:p>8.1112</text:p>
          </table:table-cell>
          <table:table-cell table:formula="of:=[.I138]/10000" office:value-type="float" office:value="9.7318" calcext:value-type="float">
            <text:p>9.731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" office:value-type="float" office:value="7.9965" calcext:value-type="float">
            <text:p>7.9965</text:p>
          </table:table-cell>
          <table:table-cell table:formula="of:=[.I139]/10000" office:value-type="float" office:value="9.7324" calcext:value-type="float">
            <text:p>9.732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" office:value-type="float" office:value="8.4089" calcext:value-type="float">
            <text:p>8.4089</text:p>
          </table:table-cell>
          <table:table-cell table:formula="of:=[.I140]/10000" office:value-type="float" office:value="9.8219" calcext:value-type="float">
            <text:p>9.821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" office:value-type="float" office:value="8.1438" calcext:value-type="float">
            <text:p>8.1438</text:p>
          </table:table-cell>
          <table:table-cell table:formula="of:=[.I141]/10000" office:value-type="float" office:value="9.8219" calcext:value-type="float">
            <text:p>9.821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" office:value-type="float" office:value="8.0461" calcext:value-type="float">
            <text:p>8.0461</text:p>
          </table:table-cell>
          <table:table-cell table:formula="of:=[.I142]/10000" office:value-type="float" office:value="9.8219" calcext:value-type="float">
            <text:p>9.821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" office:value-type="float" office:value="8.0035" calcext:value-type="float">
            <text:p>8.0035</text:p>
          </table:table-cell>
          <table:table-cell table:formula="of:=[.I143]/10000" office:value-type="float" office:value="9.8219" calcext:value-type="float">
            <text:p>9.8219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" office:value-type="float" office:value="8.481" calcext:value-type="float">
            <text:p>8.481</text:p>
          </table:table-cell>
          <table:table-cell table:formula="of:=[.I144]/10000" office:value-type="float" office:value="9.6223" calcext:value-type="float">
            <text:p>9.622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" office:value-type="float" office:value="8.1116" calcext:value-type="float">
            <text:p>8.1116</text:p>
          </table:table-cell>
          <table:table-cell table:formula="of:=[.I145]/10000" office:value-type="float" office:value="9.6231" calcext:value-type="float">
            <text:p>9.62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" office:value-type="float" office:value="7.9738" calcext:value-type="float">
            <text:p>7.9738</text:p>
          </table:table-cell>
          <table:table-cell table:formula="of:=[.I146]/10000" office:value-type="float" office:value="9.6236" calcext:value-type="float">
            <text:p>9.623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" office:value-type="float" office:value="8.4798" calcext:value-type="float">
            <text:p>8.4798</text:p>
          </table:table-cell>
          <table:table-cell table:formula="of:=[.I147]/10000" office:value-type="float" office:value="9.7131" calcext:value-type="float">
            <text:p>9.71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" office:value-type="float" office:value="8.1537" calcext:value-type="float">
            <text:p>8.1537</text:p>
          </table:table-cell>
          <table:table-cell table:formula="of:=[.I148]/10000" office:value-type="float" office:value="9.7131" calcext:value-type="float">
            <text:p>9.71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" office:value-type="float" office:value="8.0324" calcext:value-type="float">
            <text:p>8.0324</text:p>
          </table:table-cell>
          <table:table-cell table:formula="of:=[.I149]/10000" office:value-type="float" office:value="9.7131" calcext:value-type="float">
            <text:p>9.71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" office:value-type="float" office:value="7.9835" calcext:value-type="float">
            <text:p>7.9835</text:p>
          </table:table-cell>
          <table:table-cell table:formula="of:=[.I150]/10000" office:value-type="float" office:value="9.7131" calcext:value-type="float">
            <text:p>9.71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" office:value-type="float" office:value="8.4475" calcext:value-type="float">
            <text:p>8.4475</text:p>
          </table:table-cell>
          <table:table-cell table:formula="of:=[.I151]/10000" office:value-type="float" office:value="9.7247" calcext:value-type="float">
            <text:p>9.7247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" office:value-type="float" office:value="8.109" calcext:value-type="float">
            <text:p>8.109</text:p>
          </table:table-cell>
          <table:table-cell table:formula="of:=[.I152]/10000" office:value-type="float" office:value="9.7254" calcext:value-type="float">
            <text:p>9.725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" office:value-type="float" office:value="7.9735" calcext:value-type="float">
            <text:p>7.9735</text:p>
          </table:table-cell>
          <table:table-cell table:formula="of:=[.I153]/10000" office:value-type="float" office:value="9.726" calcext:value-type="float">
            <text:p>9.72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" office:value-type="float" office:value="8.4852" calcext:value-type="float">
            <text:p>8.4852</text:p>
          </table:table-cell>
          <table:table-cell table:formula="of:=[.I154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" office:value-type="float" office:value="8.15" calcext:value-type="float">
            <text:p>8.15</text:p>
          </table:table-cell>
          <table:table-cell table:formula="of:=[.I155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" office:value-type="float" office:value="8.0309" calcext:value-type="float">
            <text:p>8.0309</text:p>
          </table:table-cell>
          <table:table-cell table:formula="of:=[.I156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" office:value-type="float" office:value="7.9821" calcext:value-type="float">
            <text:p>7.9821</text:p>
          </table:table-cell>
          <table:table-cell table:formula="of:=[.I157]/10000" office:value-type="float" office:value="9.8155" calcext:value-type="float">
            <text:p>9.81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Total Stalls (10k)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5.5824" calcext:value-type="float">
            <text:p>5.5824</text:p>
          </table:table-cell>
          <table:table-cell table:formula="of:=[.I158]/10000" office:value-type="float" office:value="9.6405" calcext:value-type="float">
            <text:p>9.640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4.8695" calcext:value-type="float">
            <text:p>4.8695</text:p>
          </table:table-cell>
          <table:table-cell table:formula="of:=[.I159]/10000" office:value-type="float" office:value="9.6428" calcext:value-type="float">
            <text:p>9.642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4.5452" calcext:value-type="float">
            <text:p>4.5452</text:p>
          </table:table-cell>
          <table:table-cell table:formula="of:=[.I160]/10000" office:value-type="float" office:value="9.6439" calcext:value-type="float">
            <text:p>9.643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4.381" calcext:value-type="float">
            <text:p>4.381</text:p>
          </table:table-cell>
          <table:table-cell table:formula="of:=[.I161]/10000" office:value-type="float" office:value="9.6444" calcext:value-type="float">
            <text:p>9.644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5.6301" calcext:value-type="float">
            <text:p>5.6301</text:p>
          </table:table-cell>
          <table:table-cell table:formula="of:=[.I162]/10000" office:value-type="float" office:value="11.2797" calcext:value-type="float">
            <text:p>11.279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4.9539" calcext:value-type="float">
            <text:p>4.9539</text:p>
          </table:table-cell>
          <table:table-cell table:formula="of:=[.I163]/10000" office:value-type="float" office:value="11.2852" calcext:value-type="float">
            <text:p>11.285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4.7079" calcext:value-type="float">
            <text:p>4.7079</text:p>
          </table:table-cell>
          <table:table-cell table:formula="of:=[.I164]/10000" office:value-type="float" office:value="11.2877" calcext:value-type="float">
            <text:p>11.287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4.5757" calcext:value-type="float">
            <text:p>4.5757</text:p>
          </table:table-cell>
          <table:table-cell table:formula="of:=[.I165]/10000" office:value-type="float" office:value="11.2887" calcext:value-type="float">
            <text:p>11.288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5.6183" calcext:value-type="float">
            <text:p>5.6183</text:p>
          </table:table-cell>
          <table:table-cell table:formula="of:=[.I166]/10000" office:value-type="float" office:value="11.2887" calcext:value-type="float">
            <text:p>11.288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4.9539" calcext:value-type="float">
            <text:p>4.9539</text:p>
          </table:table-cell>
          <table:table-cell table:formula="of:=[.I167]/10000" office:value-type="float" office:value="11.2895" calcext:value-type="float">
            <text:p>11.28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4.7145" calcext:value-type="float">
            <text:p>4.7145</text:p>
          </table:table-cell>
          <table:table-cell table:formula="of:=[.I168]/10000" office:value-type="float" office:value="11.2896" calcext:value-type="float">
            <text:p>11.28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4.5905" calcext:value-type="float">
            <text:p>4.5905</text:p>
          </table:table-cell>
          <table:table-cell table:formula="of:=[.I169]/10000" office:value-type="float" office:value="11.2896" calcext:value-type="float">
            <text:p>11.28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5.6249" calcext:value-type="float">
            <text:p>5.6249</text:p>
          </table:table-cell>
          <table:table-cell table:formula="of:=[.I170]/10000" office:value-type="float" office:value="11.2796" calcext:value-type="float">
            <text:p>11.27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4.9424" calcext:value-type="float">
            <text:p>4.9424</text:p>
          </table:table-cell>
          <table:table-cell table:formula="of:=[.I171]/10000" office:value-type="float" office:value="11.2853" calcext:value-type="float">
            <text:p>11.285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4.6905" calcext:value-type="float">
            <text:p>4.6905</text:p>
          </table:table-cell>
          <table:table-cell table:formula="of:=[.I172]/10000" office:value-type="float" office:value="11.2877" calcext:value-type="float">
            <text:p>11.287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4.5602" calcext:value-type="float">
            <text:p>4.5602</text:p>
          </table:table-cell>
          <table:table-cell table:formula="of:=[.I173]/10000" office:value-type="float" office:value="11.2887" calcext:value-type="float">
            <text:p>11.288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5.611" calcext:value-type="float">
            <text:p>5.611</text:p>
          </table:table-cell>
          <table:table-cell table:formula="of:=[.I174]/10000" office:value-type="float" office:value="11.2887" calcext:value-type="float">
            <text:p>11.288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4.9412" calcext:value-type="float">
            <text:p>4.9412</text:p>
          </table:table-cell>
          <table:table-cell table:formula="of:=[.I175]/10000" office:value-type="float" office:value="11.2895" calcext:value-type="float">
            <text:p>11.28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4.7003" calcext:value-type="float">
            <text:p>4.7003</text:p>
          </table:table-cell>
          <table:table-cell table:formula="of:=[.I176]/10000" office:value-type="float" office:value="11.2895" calcext:value-type="float">
            <text:p>11.28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4.5776" calcext:value-type="float">
            <text:p>4.5776</text:p>
          </table:table-cell>
          <table:table-cell table:formula="of:=[.I177]/10000" office:value-type="float" office:value="11.2896" calcext:value-type="float">
            <text:p>11.28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5.6268" calcext:value-type="float">
            <text:p>5.6268</text:p>
          </table:table-cell>
          <table:table-cell table:formula="of:=[.I178]/10000" office:value-type="float" office:value="13.2444" calcext:value-type="float">
            <text:p>13.244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4.9537" calcext:value-type="float">
            <text:p>4.9537</text:p>
          </table:table-cell>
          <table:table-cell table:formula="of:=[.I179]/10000" office:value-type="float" office:value="13.2502" calcext:value-type="float">
            <text:p>13.250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4.7033" calcext:value-type="float">
            <text:p>4.7033</text:p>
          </table:table-cell>
          <table:table-cell table:formula="of:=[.I180]/10000" office:value-type="float" office:value="13.2526" calcext:value-type="float">
            <text:p>13.25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4.5712" calcext:value-type="float">
            <text:p>4.5712</text:p>
          </table:table-cell>
          <table:table-cell table:formula="of:=[.I181]/10000" office:value-type="float" office:value="13.2535" calcext:value-type="float">
            <text:p>13.25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5.6467" calcext:value-type="float">
            <text:p>5.6467</text:p>
          </table:table-cell>
          <table:table-cell table:formula="of:=[.I182]/10000" office:value-type="float" office:value="13.0423" calcext:value-type="float">
            <text:p>13.04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4.9824" calcext:value-type="float">
            <text:p>4.9824</text:p>
          </table:table-cell>
          <table:table-cell table:formula="of:=[.I183]/10000" office:value-type="float" office:value="13.0431" calcext:value-type="float">
            <text:p>13.04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4.7067" calcext:value-type="float">
            <text:p>4.7067</text:p>
          </table:table-cell>
          <table:table-cell table:formula="of:=[.I184]/10000" office:value-type="float" office:value="13.0431" calcext:value-type="float">
            <text:p>13.04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4.5627" calcext:value-type="float">
            <text:p>4.5627</text:p>
          </table:table-cell>
          <table:table-cell table:formula="of:=[.I185]/10000" office:value-type="float" office:value="13.0432" calcext:value-type="float">
            <text:p>13.04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5.6205" calcext:value-type="float">
            <text:p>5.6205</text:p>
          </table:table-cell>
          <table:table-cell table:formula="of:=[.I186]/10000" office:value-type="float" office:value="13.2509" calcext:value-type="float">
            <text:p>13.25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4.9407" calcext:value-type="float">
            <text:p>4.9407</text:p>
          </table:table-cell>
          <table:table-cell table:formula="of:=[.I187]/10000" office:value-type="float" office:value="13.2565" calcext:value-type="float">
            <text:p>13.256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4.6864" calcext:value-type="float">
            <text:p>4.6864</text:p>
          </table:table-cell>
          <table:table-cell table:formula="of:=[.I188]/10000" office:value-type="float" office:value="13.2589" calcext:value-type="float">
            <text:p>13.258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4.5572" calcext:value-type="float">
            <text:p>4.5572</text:p>
          </table:table-cell>
          <table:table-cell table:formula="of:=[.I189]/10000" office:value-type="float" office:value="13.2599" calcext:value-type="float">
            <text:p>13.25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5.6431" calcext:value-type="float">
            <text:p>5.6431</text:p>
          </table:table-cell>
          <table:table-cell table:formula="of:=[.I190]/10000" office:value-type="float" office:value="13.1447" calcext:value-type="float">
            <text:p>13.144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4.9807" calcext:value-type="float">
            <text:p>4.9807</text:p>
          </table:table-cell>
          <table:table-cell table:formula="of:=[.I191]/10000" office:value-type="float" office:value="13.1455" calcext:value-type="float">
            <text:p>13.145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4.7058" calcext:value-type="float">
            <text:p>4.7058</text:p>
          </table:table-cell>
          <table:table-cell table:formula="of:=[.I192]/10000" office:value-type="float" office:value="13.1455" calcext:value-type="float">
            <text:p>13.145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4.562" calcext:value-type="float">
            <text:p>4.562</text:p>
          </table:table-cell>
          <table:table-cell table:formula="of:=[.I193]/10000" office:value-type="float" office:value="13.1456" calcext:value-type="float">
            <text:p>13.14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5.3967" calcext:value-type="float">
            <text:p>5.3967</text:p>
          </table:table-cell>
          <table:table-cell table:formula="of:=[.I194]/10000" office:value-type="float" office:value="9.7234" calcext:value-type="float">
            <text:p>9.723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4.5973" calcext:value-type="float">
            <text:p>4.5973</text:p>
          </table:table-cell>
          <table:table-cell table:formula="of:=[.I195]/10000" office:value-type="float" office:value="9.728" calcext:value-type="float">
            <text:p>9.72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4.3126" calcext:value-type="float">
            <text:p>4.3126</text:p>
          </table:table-cell>
          <table:table-cell table:formula="of:=[.I196]/10000" office:value-type="float" office:value="9.7306" calcext:value-type="float">
            <text:p>9.730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4.1612" calcext:value-type="float">
            <text:p>4.1612</text:p>
          </table:table-cell>
          <table:table-cell table:formula="of:=[.I197]/10000" office:value-type="float" office:value="9.7317" calcext:value-type="float">
            <text:p>9.73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5.3885" calcext:value-type="float">
            <text:p>5.3885</text:p>
          </table:table-cell>
          <table:table-cell table:formula="of:=[.I198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4.5991" calcext:value-type="float">
            <text:p>4.5991</text:p>
          </table:table-cell>
          <table:table-cell table:formula="of:=[.I199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4.3274" calcext:value-type="float">
            <text:p>4.3274</text:p>
          </table:table-cell>
          <table:table-cell table:formula="of:=[.I200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4.1821" calcext:value-type="float">
            <text:p>4.1821</text:p>
          </table:table-cell>
          <table:table-cell table:formula="of:=[.I201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5.3959" calcext:value-type="float">
            <text:p>5.3959</text:p>
          </table:table-cell>
          <table:table-cell table:formula="of:=[.I202]/10000" office:value-type="float" office:value="9.8258" calcext:value-type="float">
            <text:p>9.825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4.5975" calcext:value-type="float">
            <text:p>4.5975</text:p>
          </table:table-cell>
          <table:table-cell table:formula="of:=[.I203]/10000" office:value-type="float" office:value="9.8305" calcext:value-type="float">
            <text:p>9.830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4.3119" calcext:value-type="float">
            <text:p>4.3119</text:p>
          </table:table-cell>
          <table:table-cell table:formula="of:=[.I204]/10000" office:value-type="float" office:value="9.833" calcext:value-type="float">
            <text:p>9.83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4.1617" calcext:value-type="float">
            <text:p>4.1617</text:p>
          </table:table-cell>
          <table:table-cell table:formula="of:=[.I205]/10000" office:value-type="float" office:value="9.8341" calcext:value-type="float">
            <text:p>9.834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5.3851" calcext:value-type="float">
            <text:p>5.3851</text:p>
          </table:table-cell>
          <table:table-cell table:formula="of:=[.I206]/10000" office:value-type="float" office:value="9.9183" calcext:value-type="float">
            <text:p>9.91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4.6012" calcext:value-type="float">
            <text:p>4.6012</text:p>
          </table:table-cell>
          <table:table-cell table:formula="of:=[.I207]/10000" office:value-type="float" office:value="9.9183" calcext:value-type="float">
            <text:p>9.91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4.3286" calcext:value-type="float">
            <text:p>4.3286</text:p>
          </table:table-cell>
          <table:table-cell table:formula="of:=[.I208]/10000" office:value-type="float" office:value="9.9183" calcext:value-type="float">
            <text:p>9.91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4.1816" calcext:value-type="float">
            <text:p>4.1816</text:p>
          </table:table-cell>
          <table:table-cell table:formula="of:=[.I209]/10000" office:value-type="float" office:value="9.9183" calcext:value-type="float">
            <text:p>9.91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5.3889" calcext:value-type="float">
            <text:p>5.3889</text:p>
          </table:table-cell>
          <table:table-cell table:formula="of:=[.I210]/10000" office:value-type="float" office:value="9.626" calcext:value-type="float">
            <text:p>9.6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4.5861" calcext:value-type="float">
            <text:p>4.5861</text:p>
          </table:table-cell>
          <table:table-cell table:formula="of:=[.I211]/10000" office:value-type="float" office:value="9.6282" calcext:value-type="float">
            <text:p>9.628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4.2984" calcext:value-type="float">
            <text:p>4.2984</text:p>
          </table:table-cell>
          <table:table-cell table:formula="of:=[.I212]/10000" office:value-type="float" office:value="9.6294" calcext:value-type="float">
            <text:p>9.629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4.1481" calcext:value-type="float">
            <text:p>4.1481</text:p>
          </table:table-cell>
          <table:table-cell table:formula="of:=[.I213]/10000" office:value-type="float" office:value="9.6298" calcext:value-type="float">
            <text:p>9.62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5.3776" calcext:value-type="float">
            <text:p>5.3776</text:p>
          </table:table-cell>
          <table:table-cell table:formula="of:=[.I214]/10000" office:value-type="float" office:value="9.7199" calcext:value-type="float">
            <text:p>9.71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4.5905" calcext:value-type="float">
            <text:p>4.5905</text:p>
          </table:table-cell>
          <table:table-cell table:formula="of:=[.I215]/10000" office:value-type="float" office:value="9.7199" calcext:value-type="float">
            <text:p>9.71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4.3136" calcext:value-type="float">
            <text:p>4.3136</text:p>
          </table:table-cell>
          <table:table-cell table:formula="of:=[.I216]/10000" office:value-type="float" office:value="9.7199" calcext:value-type="float">
            <text:p>9.71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4.1691" calcext:value-type="float">
            <text:p>4.1691</text:p>
          </table:table-cell>
          <table:table-cell table:formula="of:=[.I217]/10000" office:value-type="float" office:value="9.7199" calcext:value-type="float">
            <text:p>9.71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5.3901" calcext:value-type="float">
            <text:p>5.3901</text:p>
          </table:table-cell>
          <table:table-cell table:formula="of:=[.I218]/10000" office:value-type="float" office:value="9.7284" calcext:value-type="float">
            <text:p>9.728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4.5866" calcext:value-type="float">
            <text:p>4.5866</text:p>
          </table:table-cell>
          <table:table-cell table:formula="of:=[.I219]/10000" office:value-type="float" office:value="9.7305" calcext:value-type="float">
            <text:p>9.730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4.2979" calcext:value-type="float">
            <text:p>4.2979</text:p>
          </table:table-cell>
          <table:table-cell table:formula="of:=[.I220]/10000" office:value-type="float" office:value="9.7318" calcext:value-type="float">
            <text:p>9.731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4.1494" calcext:value-type="float">
            <text:p>4.1494</text:p>
          </table:table-cell>
          <table:table-cell table:formula="of:=[.I221]/10000" office:value-type="float" office:value="9.7322" calcext:value-type="float">
            <text:p>9.732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5.3781" calcext:value-type="float">
            <text:p>5.3781</text:p>
          </table:table-cell>
          <table:table-cell table:formula="of:=[.I222]/10000" office:value-type="float" office:value="9.8223" calcext:value-type="float">
            <text:p>9.82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4.5891" calcext:value-type="float">
            <text:p>4.5891</text:p>
          </table:table-cell>
          <table:table-cell table:formula="of:=[.I223]/10000" office:value-type="float" office:value="9.8223" calcext:value-type="float">
            <text:p>9.82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4.312" calcext:value-type="float">
            <text:p>4.312</text:p>
          </table:table-cell>
          <table:table-cell table:formula="of:=[.I224]/10000" office:value-type="float" office:value="9.8223" calcext:value-type="float">
            <text:p>9.82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4.1674" calcext:value-type="float">
            <text:p>4.1674</text:p>
          </table:table-cell>
          <table:table-cell table:formula="of:=[.I225]/10000" office:value-type="float" office:value="9.8223" calcext:value-type="float">
            <text:p>9.82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5.3795" calcext:value-type="float">
            <text:p>5.3795</text:p>
          </table:table-cell>
          <table:table-cell table:formula="of:=[.I226]/10000" office:value-type="float" office:value="9.6196" calcext:value-type="float">
            <text:p>9.61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4.5776" calcext:value-type="float">
            <text:p>4.5776</text:p>
          </table:table-cell>
          <table:table-cell table:formula="of:=[.I227]/10000" office:value-type="float" office:value="9.6217" calcext:value-type="float">
            <text:p>9.62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4.2879" calcext:value-type="float">
            <text:p>4.2879</text:p>
          </table:table-cell>
          <table:table-cell table:formula="of:=[.I228]/10000" office:value-type="float" office:value="9.6229" calcext:value-type="float">
            <text:p>9.622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4.1374" calcext:value-type="float">
            <text:p>4.1374</text:p>
          </table:table-cell>
          <table:table-cell table:formula="of:=[.I229]/10000" office:value-type="float" office:value="9.6234" calcext:value-type="float">
            <text:p>9.623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5.3692" calcext:value-type="float">
            <text:p>5.3692</text:p>
          </table:table-cell>
          <table:table-cell table:formula="of:=[.I230]/10000" office:value-type="float" office:value="9.7135" calcext:value-type="float">
            <text:p>9.71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4.5813" calcext:value-type="float">
            <text:p>4.5813</text:p>
          </table:table-cell>
          <table:table-cell table:formula="of:=[.I231]/10000" office:value-type="float" office:value="9.7135" calcext:value-type="float">
            <text:p>9.71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4.3042" calcext:value-type="float">
            <text:p>4.3042</text:p>
          </table:table-cell>
          <table:table-cell table:formula="of:=[.I232]/10000" office:value-type="float" office:value="9.7135" calcext:value-type="float">
            <text:p>9.71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4.1582" calcext:value-type="float">
            <text:p>4.1582</text:p>
          </table:table-cell>
          <table:table-cell table:formula="of:=[.I233]/10000" office:value-type="float" office:value="9.7135" calcext:value-type="float">
            <text:p>9.71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5.3799" calcext:value-type="float">
            <text:p>5.3799</text:p>
          </table:table-cell>
          <table:table-cell table:formula="of:=[.I234]/10000" office:value-type="float" office:value="9.722" calcext:value-type="float">
            <text:p>9.72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4.577" calcext:value-type="float">
            <text:p>4.577</text:p>
          </table:table-cell>
          <table:table-cell table:formula="of:=[.I235]/10000" office:value-type="float" office:value="9.7241" calcext:value-type="float">
            <text:p>9.724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4.2897" calcext:value-type="float">
            <text:p>4.2897</text:p>
          </table:table-cell>
          <table:table-cell table:formula="of:=[.I236]/10000" office:value-type="float" office:value="9.7254" calcext:value-type="float">
            <text:p>9.725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4.1361" calcext:value-type="float">
            <text:p>4.1361</text:p>
          </table:table-cell>
          <table:table-cell table:formula="of:=[.I237]/10000" office:value-type="float" office:value="9.7258" calcext:value-type="float">
            <text:p>9.725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5.37" calcext:value-type="float">
            <text:p>5.37</text:p>
          </table:table-cell>
          <table:table-cell table:formula="of:=[.I238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4.5793" calcext:value-type="float">
            <text:p>4.5793</text:p>
          </table:table-cell>
          <table:table-cell table:formula="of:=[.I239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4.3036" calcext:value-type="float">
            <text:p>4.3036</text:p>
          </table:table-cell>
          <table:table-cell table:formula="of:=[.I240]/10000" office:value-type="float" office:value="9.8159" calcext:value-type="float">
            <text:p>9.81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4.1568" calcext:value-type="float">
            <text:p>4.1568</text:p>
          </table:table-cell>
          <table:table-cell table:formula="of:=[.I241]/10000" office:value-type="float" office:value="9.8159" calcext:value-type="float">
            <text:p>9.815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23:42.16684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32:28.476804653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5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04cm" svg:height="9.005cm" xlink:href=".." xlink:type="simple" chart:class="chart:bar" chart:style-name="ch1">
        <chart:legend chart:legend-position="end" svg:x="15.294cm" svg:y="2.709cm" style:legend-expansion="high" chart:style-name="ch2"/>
        <chart:plot-area chart:style-name="ch3" table:cell-range-address="Sheet1.B246:Sheet1.H277" chart:data-source-has-labels="row" svg:x="0.834cm" svg:y="0.855cm" svg:width="13.692cm" svg:height="7.55cm">
          <chartooo:coordinate-region svg:x="1.455cm" svg:y="1.054cm" svg:width="13.071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series chart:style-name="ch13" chart:values-cell-range-address="Sheet1.H247:Sheet1.H277" chart:label-cell-address="Sheet1.H246:Sheet1.H24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 Cycles (10k)</text:p>
                <draw:g>
                  <svg:desc>Sheet1.G246:Sheet1.G246</svg:desc>
                </draw:g>
              </table:table-cell>
              <table:table-cell office:value-type="string">
                <text:p>Total Stalls (10k)</text:p>
                <draw:g>
                  <svg:desc>Sheet1.H246:Sheet1.H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33.522">
                <text:p>33.522</text:p>
                <draw:g>
                  <svg:desc>Sheet1.G247:Sheet1.G277</svg:desc>
                </draw:g>
              </table:table-cell>
              <table:table-cell office:value-type="float" office:value="9.6433">
                <text:p>9.6433</text:p>
                <draw:g>
                  <svg:desc>Sheet1.H247:Sheet1.H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1474">
                <text:p>35.1474</text:p>
              </table:table-cell>
              <table:table-cell office:value-type="float" office:value="11.2881">
                <text:p>11.2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2491">
                <text:p>35.2491</text:p>
              </table:table-cell>
              <table:table-cell office:value-type="float" office:value="11.288">
                <text:p>11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2489">
                <text:p>35.2489</text:p>
              </table:table-cell>
              <table:table-cell office:value-type="float" office:value="11.2882">
                <text:p>11.2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0386">
                <text:p>35.0386</text:p>
              </table:table-cell>
              <table:table-cell office:value-type="float" office:value="11.2881">
                <text:p>11.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1403">
                <text:p>35.1403</text:p>
              </table:table-cell>
              <table:table-cell office:value-type="float" office:value="11.288">
                <text:p>11.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1401">
                <text:p>35.1401</text:p>
              </table:table-cell>
              <table:table-cell office:value-type="float" office:value="11.2882">
                <text:p>11.2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1162">
                <text:p>35.1162</text:p>
              </table:table-cell>
              <table:table-cell office:value-type="float" office:value="13.2529">
                <text:p>13.2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0067">
                <text:p>35.0067</text:p>
              </table:table-cell>
              <table:table-cell office:value-type="float" office:value="13.0416">
                <text:p>13.0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0065">
                <text:p>35.0065</text:p>
              </table:table-cell>
              <table:table-cell office:value-type="float" office:value="13.0418">
                <text:p>13.0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0138">
                <text:p>35.0138</text:p>
              </table:table-cell>
              <table:table-cell office:value-type="float" office:value="13.2593">
                <text:p>13.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0003">
                <text:p>35.0003</text:p>
              </table:table-cell>
              <table:table-cell office:value-type="float" office:value="13.144">
                <text:p>13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0001">
                <text:p>35.0001</text:p>
              </table:table-cell>
              <table:table-cell office:value-type="float" office:value="13.1442">
                <text:p>13.1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596">
                <text:p>31.596</text:p>
              </table:table-cell>
              <table:table-cell office:value-type="float" office:value="9.7327">
                <text:p>9.7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774">
                <text:p>31.774</text:p>
              </table:table-cell>
              <table:table-cell office:value-type="float" office:value="9.8152">
                <text:p>9.8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7736">
                <text:p>31.7736</text:p>
              </table:table-cell>
              <table:table-cell office:value-type="float" office:value="9.8152">
                <text:p>9.8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5896">
                <text:p>31.5896</text:p>
              </table:table-cell>
              <table:table-cell office:value-type="float" office:value="9.8351">
                <text:p>9.8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7676">
                <text:p>31.7676</text:p>
              </table:table-cell>
              <table:table-cell office:value-type="float" office:value="9.9176">
                <text:p>9.9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7672">
                <text:p>31.7672</text:p>
              </table:table-cell>
              <table:table-cell office:value-type="float" office:value="9.9176">
                <text:p>9.9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4808">
                <text:p>31.4808</text:p>
              </table:table-cell>
              <table:table-cell office:value-type="float" office:value="9.6303">
                <text:p>9.6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6652">
                <text:p>31.6652</text:p>
              </table:table-cell>
              <table:table-cell office:value-type="float" office:value="9.7192">
                <text:p>9.7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6648">
                <text:p>31.6648</text:p>
              </table:table-cell>
              <table:table-cell office:value-type="float" office:value="9.7192">
                <text:p>9.7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4744">
                <text:p>31.4744</text:p>
              </table:table-cell>
              <table:table-cell office:value-type="float" office:value="9.7327">
                <text:p>9.7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6588">
                <text:p>31.6588</text:p>
              </table:table-cell>
              <table:table-cell office:value-type="float" office:value="9.8216">
                <text:p>9.8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6584">
                <text:p>31.6584</text:p>
              </table:table-cell>
              <table:table-cell office:value-type="float" office:value="9.8216">
                <text:p>9.8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372">
                <text:p>31.372</text:p>
              </table:table-cell>
              <table:table-cell office:value-type="float" office:value="9.6239">
                <text:p>9.6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5564">
                <text:p>31.5564</text:p>
              </table:table-cell>
              <table:table-cell office:value-type="float" office:value="9.7128">
                <text:p>9.7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556">
                <text:p>31.556</text:p>
              </table:table-cell>
              <table:table-cell office:value-type="float" office:value="9.7128">
                <text:p>9.7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3656">
                <text:p>31.3656</text:p>
              </table:table-cell>
              <table:table-cell office:value-type="float" office:value="9.7263">
                <text:p>9.7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55">
                <text:p>31.55</text:p>
              </table:table-cell>
              <table:table-cell office:value-type="float" office:value="9.8152">
                <text:p>9.8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5496">
                <text:p>31.5496</text:p>
              </table:table-cell>
              <table:table-cell office:value-type="float" office:value="9.8152">
                <text:p>9.8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14cm" svg:height="9.005cm" xlink:href=".." xlink:type="simple" chart:class="chart:bar" chart:style-name="ch1">
        <chart:legend chart:legend-position="end" svg:x="15.704cm" svg:y="2.709cm" style:legend-expansion="high" chart:style-name="ch2"/>
        <chart:plot-area chart:style-name="ch3" table:cell-range-address="Sheet1.B278:Sheet1.H330" chart:data-source-has-labels="row" svg:x="0.842cm" svg:y="0.855cm" svg:width="14.078cm" svg:height="7.55cm">
          <chartooo:coordinate-region svg:x="1.463cm" svg:y="1.054cm" svg:width="13.45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series chart:style-name="ch13" chart:values-cell-range-address="Sheet1.H279:Sheet1.H330" chart:label-cell-address="Sheet1.H278:Sheet1.H278" chart:class="chart:line">
            <chart:data-point chart:repeated="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 Cycles (10k)</text:p>
                <draw:g>
                  <svg:desc>Sheet1.G278:Sheet1.G278</svg:desc>
                </draw:g>
              </table:table-cell>
              <table:table-cell office:value-type="string">
                <text:p>Total Stalls (10k)</text:p>
                <draw:g>
                  <svg:desc>Sheet1.H278:Sheet1.H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6.9958">
                <text:p>16.9958</text:p>
                <draw:g>
                  <svg:desc>Sheet1.G279:Sheet1.G330</svg:desc>
                </draw:g>
              </table:table-cell>
              <table:table-cell office:value-type="float" office:value="9.6433">
                <text:p>9.6433</text:p>
                <draw:g>
                  <svg:desc>Sheet1.H279:Sheet1.H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808">
                <text:p>16.8808</text:p>
              </table:table-cell>
              <table:table-cell office:value-type="float" office:value="9.6434">
                <text:p>9.6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835">
                <text:p>17.6835</text:p>
              </table:table-cell>
              <table:table-cell office:value-type="float" office:value="11.2879">
                <text:p>11.2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6552">
                <text:p>17.6552</text:p>
              </table:table-cell>
              <table:table-cell office:value-type="float" office:value="11.288">
                <text:p>11.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596">
                <text:p>17.7596</text:p>
              </table:table-cell>
              <table:table-cell office:value-type="float" office:value="11.2881">
                <text:p>11.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7137">
                <text:p>17.7137</text:p>
              </table:table-cell>
              <table:table-cell office:value-type="float" office:value="11.2884">
                <text:p>11.2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81">
                <text:p>17.681</text:p>
              </table:table-cell>
              <table:table-cell office:value-type="float" office:value="11.2884">
                <text:p>11.2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5774">
                <text:p>17.5774</text:p>
              </table:table-cell>
              <table:table-cell office:value-type="float" office:value="11.288">
                <text:p>11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5635">
                <text:p>17.5635</text:p>
              </table:table-cell>
              <table:table-cell office:value-type="float" office:value="11.2882">
                <text:p>11.2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128">
                <text:p>17.7128</text:p>
              </table:table-cell>
              <table:table-cell office:value-type="float" office:value="11.2881">
                <text:p>11.2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6618">
                <text:p>17.6618</text:p>
              </table:table-cell>
              <table:table-cell office:value-type="float" office:value="11.2884">
                <text:p>11.2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311">
                <text:p>17.6311</text:p>
              </table:table-cell>
              <table:table-cell office:value-type="float" office:value="11.2884">
                <text:p>11.2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512">
                <text:p>17.6512</text:p>
              </table:table-cell>
              <table:table-cell office:value-type="float" office:value="13.2528">
                <text:p>13.2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6222">
                <text:p>17.6222</text:p>
              </table:table-cell>
              <table:table-cell office:value-type="float" office:value="13.253">
                <text:p>13.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644">
                <text:p>17.6644</text:p>
              </table:table-cell>
              <table:table-cell office:value-type="float" office:value="13.0417">
                <text:p>13.0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94">
                <text:p>17.594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582">
                <text:p>17.5582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5639">
                <text:p>17.5639</text:p>
              </table:table-cell>
              <table:table-cell office:value-type="float" office:value="13.2593">
                <text:p>13.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5515">
                <text:p>17.5515</text:p>
              </table:table-cell>
              <table:table-cell office:value-type="float" office:value="13.2594">
                <text:p>13.2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567">
                <text:p>17.6567</text:p>
              </table:table-cell>
              <table:table-cell office:value-type="float" office:value="13.1441">
                <text:p>13.1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881">
                <text:p>17.5881</text:p>
              </table:table-cell>
              <table:table-cell office:value-type="float" office:value="13.1444">
                <text:p>13.1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536">
                <text:p>17.5536</text:p>
              </table:table-cell>
              <table:table-cell office:value-type="float" office:value="13.1444">
                <text:p>13.1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9137">
                <text:p>15.9137</text:p>
              </table:table-cell>
              <table:table-cell office:value-type="float" office:value="9.7323">
                <text:p>9.7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704">
                <text:p>15.8704</text:p>
              </table:table-cell>
              <table:table-cell office:value-type="float" office:value="9.7326">
                <text:p>9.7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991">
                <text:p>15.9991</text:p>
              </table:table-cell>
              <table:table-cell office:value-type="float" office:value="9.8153">
                <text:p>9.8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555">
                <text:p>15.9555</text:p>
              </table:table-cell>
              <table:table-cell office:value-type="float" office:value="9.8153">
                <text:p>9.8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364">
                <text:p>15.9364</text:p>
              </table:table-cell>
              <table:table-cell office:value-type="float" office:value="9.8153">
                <text:p>9.8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9418">
                <text:p>15.9418</text:p>
              </table:table-cell>
              <table:table-cell office:value-type="float" office:value="9.8346">
                <text:p>9.8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913">
                <text:p>15.8913</text:p>
              </table:table-cell>
              <table:table-cell office:value-type="float" office:value="9.8348">
                <text:p>9.8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0072">
                <text:p>16.0072</text:p>
              </table:table-cell>
              <table:table-cell office:value-type="float" office:value="9.9177">
                <text:p>9.9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568">
                <text:p>15.9568</text:p>
              </table:table-cell>
              <table:table-cell office:value-type="float" office:value="9.9177">
                <text:p>9.9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364">
                <text:p>15.9364</text:p>
              </table:table-cell>
              <table:table-cell office:value-type="float" office:value="9.9177">
                <text:p>9.9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132">
                <text:p>16.0132</text:p>
              </table:table-cell>
              <table:table-cell office:value-type="float" office:value="9.6302">
                <text:p>9.6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975">
                <text:p>15.8975</text:p>
              </table:table-cell>
              <table:table-cell office:value-type="float" office:value="9.6303">
                <text:p>9.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154">
                <text:p>15.9154</text:p>
              </table:table-cell>
              <table:table-cell office:value-type="float" office:value="9.7193">
                <text:p>9.7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83">
                <text:p>15.883</text:p>
              </table:table-cell>
              <table:table-cell office:value-type="float" office:value="9.7193">
                <text:p>9.7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14">
                <text:p>15.8714</text:p>
              </table:table-cell>
              <table:table-cell office:value-type="float" office:value="9.7193">
                <text:p>9.7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211">
                <text:p>15.8211</text:p>
              </table:table-cell>
              <table:table-cell office:value-type="float" office:value="9.7325">
                <text:p>9.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042">
                <text:p>15.8042</text:p>
              </table:table-cell>
              <table:table-cell office:value-type="float" office:value="9.7326">
                <text:p>9.7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8957">
                <text:p>15.8957</text:p>
              </table:table-cell>
              <table:table-cell office:value-type="float" office:value="9.8217">
                <text:p>9.8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691">
                <text:p>15.8691</text:p>
              </table:table-cell>
              <table:table-cell office:value-type="float" office:value="9.8217">
                <text:p>9.8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587">
                <text:p>15.8587</text:p>
              </table:table-cell>
              <table:table-cell office:value-type="float" office:value="9.8217">
                <text:p>9.8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243">
                <text:p>15.8243</text:p>
              </table:table-cell>
              <table:table-cell office:value-type="float" office:value="9.6237">
                <text:p>9.6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66">
                <text:p>15.766</text:p>
              </table:table-cell>
              <table:table-cell office:value-type="float" office:value="9.6238">
                <text:p>9.6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05">
                <text:p>15.905</text:p>
              </table:table-cell>
              <table:table-cell office:value-type="float" office:value="9.7129">
                <text:p>9.7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497">
                <text:p>15.8497</text:p>
              </table:table-cell>
              <table:table-cell office:value-type="float" office:value="9.7129">
                <text:p>9.7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288">
                <text:p>15.8288</text:p>
              </table:table-cell>
              <table:table-cell office:value-type="float" office:value="9.7129">
                <text:p>9.7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192">
                <text:p>15.8192</text:p>
              </table:table-cell>
              <table:table-cell office:value-type="float" office:value="9.726">
                <text:p>9.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686">
                <text:p>15.7686</text:p>
              </table:table-cell>
              <table:table-cell office:value-type="float" office:value="9.7261">
                <text:p>9.7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041">
                <text:p>15.9041</text:p>
              </table:table-cell>
              <table:table-cell office:value-type="float" office:value="9.8153">
                <text:p>9.8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506">
                <text:p>15.8506</text:p>
              </table:table-cell>
              <table:table-cell office:value-type="float" office:value="9.8153">
                <text:p>9.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303">
                <text:p>15.8303</text:p>
              </table:table-cell>
              <table:table-cell office:value-type="float" office:value="9.8153">
                <text:p>9.8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02cm" svg:height="9.006cm" xlink:href=".." xlink:type="simple" chart:class="chart:bar" chart:style-name="ch1">
        <chart:legend chart:legend-position="end" svg:x="15.521cm" svg:y="2.959cm" style:legend-expansion="high" chart:style-name="ch2"/>
        <chart:plot-area chart:style-name="ch3" table:cell-range-address="Sheet1.B331:Sheet1.G404" chart:data-source-has-labels="row" svg:x="0.828cm" svg:y="0.855cm" svg:width="13.937cm" svg:height="7.551cm">
          <chartooo:coordinate-region svg:x="1.449cm" svg:y="1.054cm" svg:width="13.316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 Cycles (10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9.2078">
                <text:p>9.2078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746">
                <text:p>8.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5554">
                <text:p>8.5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275">
                <text:p>9.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151">
                <text:p>9.0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96">
                <text:p>8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213">
                <text:p>9.3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387">
                <text:p>9.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9368">
                <text:p>8.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916">
                <text:p>8.8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064">
                <text:p>9.2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567">
                <text:p>8.9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579">
                <text:p>8.8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98">
                <text:p>9.2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214">
                <text:p>9.0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9282">
                <text:p>8.9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808">
                <text:p>8.8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36">
                <text:p>9.2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958">
                <text:p>8.9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805">
                <text:p>9.2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066">
                <text:p>9.0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8929">
                <text:p>8.8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386">
                <text:p>8.8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047">
                <text:p>9.2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583">
                <text:p>8.9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536">
                <text:p>8.8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804">
                <text:p>9.2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023">
                <text:p>9.0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891">
                <text:p>8.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361">
                <text:p>8.8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238">
                <text:p>8.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528">
                <text:p>8.1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256">
                <text:p>8.0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222">
                <text:p>8.5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937">
                <text:p>8.1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844">
                <text:p>8.0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354">
                <text:p>8.0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313">
                <text:p>8.5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643">
                <text:p>8.1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397">
                <text:p>8.5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929">
                <text:p>8.1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815">
                <text:p>8.0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329">
                <text:p>8.0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104">
                <text:p>8.4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77">
                <text:p>8.1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989">
                <text:p>7.9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31">
                <text:p>8.4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607">
                <text:p>8.1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549">
                <text:p>8.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94">
                <text:p>8.0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028">
                <text:p>8.4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12">
                <text:p>8.1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965">
                <text:p>7.9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089">
                <text:p>8.4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438">
                <text:p>8.1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461">
                <text:p>8.0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35">
                <text:p>8.0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1">
                <text:p>8.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16">
                <text:p>8.1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738">
                <text:p>7.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798">
                <text:p>8.4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537">
                <text:p>8.1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324">
                <text:p>8.0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835">
                <text:p>7.9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475">
                <text:p>8.4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09">
                <text:p>8.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735">
                <text:p>7.9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852">
                <text:p>8.4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309">
                <text:p>8.0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821">
                <text:p>7.98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35cm" svg:height="9.005cm" xlink:href=".." xlink:type="simple" chart:class="chart:bar" chart:style-name="ch1">
        <chart:legend chart:legend-position="end" svg:x="17.054cm" svg:y="2.958cm" style:legend-expansion="high" chart:style-name="ch2"/>
        <chart:plot-area chart:style-name="ch3" table:cell-range-address="Sheet1.B405:Sheet1.G489" chart:data-source-has-labels="row" svg:x="0.858cm" svg:y="0.855cm" svg:width="15.38cm" svg:height="7.55cm">
          <chartooo:coordinate-region svg:x="1.479cm" svg:y="1.054cm" svg:width="14.75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 Cycles (10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5.5824">
                <text:p>5.5824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695">
                <text:p>4.8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5452">
                <text:p>4.5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301">
                <text:p>5.6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539">
                <text:p>4.9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079">
                <text:p>4.7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757">
                <text:p>4.5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183">
                <text:p>5.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539">
                <text:p>4.9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145">
                <text:p>4.7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905">
                <text:p>4.5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49">
                <text:p>5.6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424">
                <text:p>4.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905">
                <text:p>4.6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602">
                <text:p>4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11">
                <text:p>5.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412">
                <text:p>4.9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776">
                <text:p>4.5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68">
                <text:p>5.6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537">
                <text:p>4.9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033">
                <text:p>4.7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712">
                <text:p>4.5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467">
                <text:p>5.6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824">
                <text:p>4.9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67">
                <text:p>4.7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627">
                <text:p>4.5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05">
                <text:p>5.6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407">
                <text:p>4.9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864">
                <text:p>4.6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572">
                <text:p>4.5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431">
                <text:p>5.6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807">
                <text:p>4.9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58">
                <text:p>4.7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67">
                <text:p>5.3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973">
                <text:p>4.5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126">
                <text:p>4.3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12">
                <text:p>4.1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885">
                <text:p>5.3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991">
                <text:p>4.5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74">
                <text:p>4.3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821">
                <text:p>4.1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59">
                <text:p>5.3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975">
                <text:p>4.5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119">
                <text:p>4.3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17">
                <text:p>4.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851">
                <text:p>5.3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12">
                <text:p>4.6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86">
                <text:p>4.3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816">
                <text:p>4.1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889">
                <text:p>5.3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861">
                <text:p>4.5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84">
                <text:p>4.2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481">
                <text:p>4.1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76">
                <text:p>5.3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905">
                <text:p>4.5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136">
                <text:p>4.3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691">
                <text:p>4.1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01">
                <text:p>5.3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866">
                <text:p>4.5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79">
                <text:p>4.2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494">
                <text:p>4.1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81">
                <text:p>5.37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891">
                <text:p>4.5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674">
                <text:p>4.1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795">
                <text:p>5.3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776">
                <text:p>4.5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879">
                <text:p>4.2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374">
                <text:p>4.1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92">
                <text:p>5.3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813">
                <text:p>4.5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42">
                <text:p>4.3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582">
                <text:p>4.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799">
                <text:p>5.3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897">
                <text:p>4.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361">
                <text:p>4.13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93">
                <text:p>4.5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36">
                <text:p>4.3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568">
                <text:p>4.1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cm" svg:height="14.557cm" xlink:href=".." xlink:type="simple" chart:class="chart:bar" chart:style-name="ch1">
        <chart:legend chart:legend-position="end" svg:x="19.324cm" svg:y="5.734cm" style:legend-expansion="high" chart:style-name="ch2"/>
        <chart:plot-area chart:style-name="ch3" table:cell-range-address="Sheet1.R1:Sheet1.X241" chart:data-source-has-labels="both" svg:x="0.902cm" svg:y="1.299cm" svg:width="17.518cm" svg:height="11.986cm">
          <chartooo:coordinate-region svg:x="1.523cm" svg:y="1.498cm" svg:width="16.897cm" svg:height="10.742cm"/>
          <chart:axis chart:dimension="x" chart:name="primary-x" chart:style-name="ch4" chartooo:axis-type="text">
            <chart:title svg:x="8.532cm" svg:y="13.576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33.522">
                <text:p>33.522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1474">
                <text:p>35.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2491">
                <text:p>35.2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2489">
                <text:p>35.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0386">
                <text:p>35.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1403">
                <text:p>35.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1401">
                <text:p>35.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1162">
                <text:p>35.1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0067">
                <text:p>35.0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0065">
                <text:p>35.0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0138">
                <text:p>35.0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0003">
                <text:p>35.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0001">
                <text:p>35.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596">
                <text:p>31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774">
                <text:p>31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7736">
                <text:p>31.7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5896">
                <text:p>31.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7676">
                <text:p>31.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7672">
                <text:p>31.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4808">
                <text:p>31.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6652">
                <text:p>31.6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6648">
                <text:p>31.6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4744">
                <text:p>31.4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6588">
                <text:p>31.6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6584">
                <text:p>31.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372">
                <text:p>3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5564">
                <text:p>31.5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556">
                <text:p>31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3656">
                <text:p>31.3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5496">
                <text:p>31.54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9958">
                <text:p>16.9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808">
                <text:p>16.8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835">
                <text:p>17.6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6552">
                <text:p>17.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596">
                <text:p>17.7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7137">
                <text:p>17.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81">
                <text:p>17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5774">
                <text:p>17.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5635">
                <text:p>17.5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128">
                <text:p>17.7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6618">
                <text:p>17.6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6311">
                <text:p>17.6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512">
                <text:p>17.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6222">
                <text:p>17.6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644">
                <text:p>17.6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94">
                <text:p>17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582">
                <text:p>17.5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5639">
                <text:p>17.5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5515">
                <text:p>17.5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6567">
                <text:p>17.6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5881">
                <text:p>17.5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5536">
                <text:p>17.5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9137">
                <text:p>15.9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704">
                <text:p>15.8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991">
                <text:p>15.9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555">
                <text:p>15.9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364">
                <text:p>15.9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9418">
                <text:p>15.9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913">
                <text:p>15.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0072">
                <text:p>16.0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568">
                <text:p>15.9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364">
                <text:p>15.9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132">
                <text:p>16.0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975">
                <text:p>15.8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154">
                <text:p>15.9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83">
                <text:p>15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14">
                <text:p>15.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211">
                <text:p>15.8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8042">
                <text:p>15.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8957">
                <text:p>15.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691">
                <text:p>15.8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587">
                <text:p>15.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243">
                <text:p>15.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05">
                <text:p>15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497">
                <text:p>15.8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288">
                <text:p>15.8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8192">
                <text:p>15.8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686">
                <text:p>15.7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9041">
                <text:p>15.9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506">
                <text:p>15.8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303">
                <text:p>15.83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078">
                <text:p>9.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746">
                <text:p>8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5554">
                <text:p>8.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275">
                <text:p>9.3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151">
                <text:p>9.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96">
                <text:p>8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213">
                <text:p>9.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387">
                <text:p>9.0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9368">
                <text:p>8.9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916">
                <text:p>8.8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064">
                <text:p>9.2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567">
                <text:p>8.9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579">
                <text:p>8.8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98">
                <text:p>9.2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214">
                <text:p>9.0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9282">
                <text:p>8.9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808">
                <text:p>8.8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936">
                <text:p>9.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958">
                <text:p>8.9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805">
                <text:p>9.2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066">
                <text:p>9.0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8929">
                <text:p>8.8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386">
                <text:p>8.8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047">
                <text:p>9.2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9583">
                <text:p>8.9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536">
                <text:p>8.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804">
                <text:p>9.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023">
                <text:p>9.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891">
                <text:p>8.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361">
                <text:p>8.8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238">
                <text:p>8.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528">
                <text:p>8.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256">
                <text:p>8.0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222">
                <text:p>8.5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937">
                <text:p>8.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844">
                <text:p>8.0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354">
                <text:p>8.0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313">
                <text:p>8.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643">
                <text:p>8.1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397">
                <text:p>8.5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929">
                <text:p>8.1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815">
                <text:p>8.0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329">
                <text:p>8.0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104">
                <text:p>8.4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77">
                <text:p>8.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989">
                <text:p>7.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31">
                <text:p>8.4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607">
                <text:p>8.1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549">
                <text:p>8.0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94">
                <text:p>8.0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028">
                <text:p>8.4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12">
                <text:p>8.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965">
                <text:p>7.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089">
                <text:p>8.4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438">
                <text:p>8.1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461">
                <text:p>8.0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35">
                <text:p>8.0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1">
                <text:p>8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116">
                <text:p>8.1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738">
                <text:p>7.9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798">
                <text:p>8.4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537">
                <text:p>8.1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324">
                <text:p>8.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835">
                <text:p>7.9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475">
                <text:p>8.4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109">
                <text:p>8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9735">
                <text:p>7.9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852">
                <text:p>8.4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309">
                <text:p>8.0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821">
                <text:p>7.98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824">
                <text:p>5.5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695">
                <text:p>4.8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5452">
                <text:p>4.5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301">
                <text:p>5.6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539">
                <text:p>4.9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079">
                <text:p>4.7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757">
                <text:p>4.5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183">
                <text:p>5.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539">
                <text:p>4.9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145">
                <text:p>4.7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905">
                <text:p>4.5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49">
                <text:p>5.6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424">
                <text:p>4.9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905">
                <text:p>4.6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602">
                <text:p>4.5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11">
                <text:p>5.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412">
                <text:p>4.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776">
                <text:p>4.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68">
                <text:p>5.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537">
                <text:p>4.9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033">
                <text:p>4.7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712">
                <text:p>4.5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467">
                <text:p>5.6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824">
                <text:p>4.9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67">
                <text:p>4.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627">
                <text:p>4.5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6205">
                <text:p>5.6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9407">
                <text:p>4.9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864">
                <text:p>4.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5572">
                <text:p>4.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6431">
                <text:p>5.6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807">
                <text:p>4.9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7058">
                <text:p>4.7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67">
                <text:p>5.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973">
                <text:p>4.5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126">
                <text:p>4.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12">
                <text:p>4.1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885">
                <text:p>5.3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991">
                <text:p>4.5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74">
                <text:p>4.3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821">
                <text:p>4.1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59">
                <text:p>5.3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975">
                <text:p>4.5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119">
                <text:p>4.3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17">
                <text:p>4.1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851">
                <text:p>5.3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12">
                <text:p>4.6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86">
                <text:p>4.3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816">
                <text:p>4.1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889">
                <text:p>5.3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861">
                <text:p>4.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84">
                <text:p>4.2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481">
                <text:p>4.1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76">
                <text:p>5.3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905">
                <text:p>4.5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136">
                <text:p>4.3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691">
                <text:p>4.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901">
                <text:p>5.3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866">
                <text:p>4.5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79">
                <text:p>4.2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494">
                <text:p>4.1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81">
                <text:p>5.3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891">
                <text:p>4.5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674">
                <text:p>4.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795">
                <text:p>5.3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776">
                <text:p>4.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879">
                <text:p>4.2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374">
                <text:p>4.1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92">
                <text:p>5.3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813">
                <text:p>4.5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42">
                <text:p>4.3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582">
                <text:p>4.1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3799">
                <text:p>5.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897">
                <text:p>4.2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361">
                <text:p>4.1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93">
                <text:p>4.5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36">
                <text:p>4.3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568">
                <text:p>4.15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